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1d9c1d"/>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204207"/>
    </style:style>
    <style:style style:name="P4" style:family="paragraph" style:parent-style-name="Text_20_body">
      <style:paragraph-properties fo:margin-left="0in" fo:margin-right="0in" fo:text-align="justify" style:justify-single-word="false" fo:text-indent="0.1965in" style:auto-text-indent="false"/>
      <style:text-properties officeooo:paragraph-rsid="002c7525"/>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4"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officeooo:rsid="00204207" officeooo:paragraph-rsid="00204207"/>
    </style:style>
    <style:style style:name="P98" style:family="paragraph" style:parent-style-name="Text_20_body">
      <style:paragraph-properties fo:margin-left="0in" fo:margin-right="0in" fo:text-align="justify" style:justify-single-word="false" fo:text-indent="0.1965in" style:auto-text-indent="false"/>
      <style:text-properties officeooo:rsid="002c7525" officeooo:paragraph-rsid="002c7525"/>
    </style:style>
    <style:style style:name="P99" style:family="paragraph" style:parent-style-name="Standard">
      <style:paragraph-properties fo:margin-left="0in" fo:margin-right="0in" fo:text-align="justify" style:justify-single-word="false" fo:text-indent="0.1965in" style:auto-text-indent="false"/>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fo:language="en" fo:country="US" officeooo:rsid="00204207" officeooo:paragraph-rsid="00204207"/>
    </style:style>
    <style:style style:name="P155" style:family="paragraph" style:parent-style-name="Text_20_body">
      <style:paragraph-properties fo:margin-left="0in" fo:margin-right="0in" fo:text-align="justify" style:justify-single-word="false" fo:text-indent="0.1965in" style:auto-text-indent="false"/>
      <style:text-properties fo:language="ru" fo:country="RU" officeooo:rsid="0021303e" officeooo:paragraph-rsid="0021303e"/>
    </style:style>
    <style:style style:name="P156" style:family="paragraph" style:parent-style-name="Text_20_body">
      <style:paragraph-properties fo:margin-left="0in" fo:margin-right="0in" fo:text-align="justify" style:justify-single-word="false" fo:text-indent="0.1965in" style:auto-text-indent="false"/>
      <style:text-properties fo:language="ru" fo:country="RU" fo:font-style="italic" officeooo:rsid="002edc09" style:font-style-asian="italic" style:font-style-complex="italic"/>
    </style:style>
    <style:style style:name="P15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58" style:family="paragraph" style:parent-style-name="Text_20_body">
      <style:paragraph-properties fo:margin-left="0in" fo:margin-right="0in" fo:text-align="justify" style:justify-single-word="false" fo:text-indent="0.1965in" style:auto-text-indent="false"/>
      <style:text-properties fo:language="ru" fo:country="RU" fo:font-style="italic" officeooo:rsid="0030ebfe" officeooo:paragraph-rsid="0030ebfe" style:font-style-asian="italic" style:font-style-complex="italic"/>
    </style:style>
    <style:style style:name="P159" style:family="paragraph" style:parent-style-name="Text_20_body">
      <style:paragraph-properties fo:margin-left="0in" fo:margin-right="0in" fo:text-align="justify" style:justify-single-word="false" fo:text-indent="0.1965in" style:auto-text-indent="false"/>
      <style:text-properties fo:language="ru" fo:country="RU" fo:font-style="italic" officeooo:rsid="00384065" officeooo:paragraph-rsid="00384065" style:font-style-asian="italic" style:font-style-complex="italic"/>
    </style:style>
    <style:style style:name="P160"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1" style:family="paragraph" style:parent-style-name="Text_20_body">
      <style:paragraph-properties fo:margin-left="0in" fo:margin-right="0in" fo:text-align="justify" style:justify-single-word="false" fo:text-indent="0.1965in" style:auto-text-indent="false"/>
      <style:text-properties officeooo:paragraph-rsid="0035cc81"/>
    </style:style>
    <style:style style:name="P162" style:family="paragraph" style:parent-style-name="Heading_20_1">
      <style:paragraph-properties fo:margin-left="0in" fo:margin-right="0in" fo:text-align="center" style:justify-single-word="false" fo:text-indent="0.1965in" style:auto-text-indent="false"/>
    </style:style>
    <style:style style:name="P163" style:family="paragraph" style:parent-style-name="Heading_20_2">
      <style:text-properties fo:language="en" fo:country="US"/>
    </style:style>
    <style:style style:name="P164" style:family="paragraph" style:parent-style-name="Heading_20_2">
      <style:paragraph-properties fo:text-align="justify" style:justify-single-word="false"/>
    </style:style>
    <style:style style:name="P16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21303e"/>
    </style:style>
    <style:style style:name="T12" style:family="text">
      <style:text-properties fo:language="ru" fo:country="RU" officeooo:rsid="0035cc81"/>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font-weight="bold" style:font-style-asian="italic" style:font-weight-asian="bold" style:font-style-complex="italic" style:font-weight-complex="bold"/>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language="en" fo:country="US" officeooo:rsid="00204207"/>
    </style:style>
    <style:style style:name="T22" style:family="text">
      <style:text-properties fo:language="en" fo:country="US" officeooo:rsid="0021303e"/>
    </style:style>
    <style:style style:name="T23" style:family="text">
      <style:text-properties fo:language="en" fo:country="US" officeooo:rsid="002451db"/>
    </style:style>
    <style:style style:name="T24" style:family="text">
      <style:text-properties fo:language="en" fo:country="US" officeooo:rsid="00262800"/>
    </style:style>
    <style:style style:name="T25" style:family="text">
      <style:text-properties fo:language="en" fo:country="US" officeooo:rsid="00288eae"/>
    </style:style>
    <style:style style:name="T26" style:family="text">
      <style:text-properties fo:language="en" fo:country="US" officeooo:rsid="002a0bc9"/>
    </style:style>
    <style:style style:name="T27" style:family="text">
      <style:text-properties fo:color="#ff3333" fo:background-color="transparent" loext:char-shading-value="0"/>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color="#800000"/>
    </style:style>
    <style:style style:name="T31" style:family="text">
      <style:text-properties fo:color="#8000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officeooo:rsid="001c890b" style:font-style-asian="normal" style:font-style-complex="normal"/>
    </style:style>
    <style:style style:name="T38" style:family="text">
      <style:text-properties style:use-window-font-color="true" fo:language="ru" fo:country="RU" fo:font-style="normal" officeooo:rsid="001f6582"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normal" style:text-underline-style="none" style:font-style-asian="normal" style:font-style-complex="normal"/>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font-style="italic" style:font-style-asian="italic" style:font-style-complex="italic"/>
    </style:style>
    <style:style style:name="T56" style:family="text">
      <style:text-properties style:use-window-font-color="true" fo:background-color="transparent" loext:char-shading-value="0"/>
    </style:style>
    <style:style style:name="T57" style:family="text">
      <style:text-properties style:use-window-font-color="true" fo:language="uk" fo:country="UA" fo:font-style="normal" fo:font-weight="normal" style:font-style-asian="normal" style:font-weight-asian="normal" style:font-style-complex="normal" style:font-weight-complex="normal"/>
    </style:style>
    <style:style style:name="T58" style:family="text">
      <style:text-properties style:use-window-font-color="true" fo:font-weight="normal" style:font-weight-asian="normal" style:font-weight-complex="normal"/>
    </style:style>
    <style:style style:name="T59" style:family="text">
      <style:text-properties fo:background-color="transparent" loext:char-shading-value="0"/>
    </style:style>
    <style:style style:name="T60" style:family="text">
      <style:text-properties style:text-position="super 58%"/>
    </style:style>
    <style:style style:name="T61" style:family="text">
      <style:text-properties fo:language="fr" fo:country="FR"/>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loext:char-shading-value="0"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font-weight="normal"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style:text-line-through-style="solid" style:text-line-through-type="single"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style:text-underline-style="none"/>
    </style:style>
    <style:style style:name="T73" style:family="text">
      <style:text-properties style:text-rotation-angle="90" style:text-rotation-scale="line-height"/>
    </style:style>
    <style:style style:name="T74" style:family="text">
      <style:text-properties style:text-rotation-angle="270" style:text-rotation-scale="line-height"/>
    </style:style>
    <style:style style:name="T75" style:family="text">
      <style:text-properties style:text-position="sub 58%" style:font-size-asian="10.5pt"/>
    </style:style>
    <style:style style:name="T76" style:family="text">
      <style:text-properties style:font-name="Symbol" style:font-name-asian="Symbol" style:font-name-complex="Symbol"/>
    </style:style>
    <style:style style:name="T77" style:family="text">
      <style:text-properties style:font-name="Liberation Serif1" style:font-name-asian="Symbol" style:font-name-complex="Symbol"/>
    </style:style>
    <style:style style:name="T78" style:family="text">
      <style:text-properties style:font-name="Courier New CYR"/>
    </style:style>
    <style:style style:name="T79" style:family="text">
      <style:text-properties style:font-name="Courier New CYR" fo:language="en" fo:country="US"/>
    </style:style>
    <style:style style:name="T80" style:family="text">
      <style:text-properties fo:font-size="14pt" fo:language="en" fo:country="US" fo:font-weight="bold" style:font-size-asian="14pt" style:font-weight-asian="bold" style:font-size-complex="14pt" style:font-weight-complex="bold"/>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9pt" style:font-size-asian="9pt" style:font-size-complex="9pt"/>
    </style:style>
    <style:style style:name="T83" style:family="text">
      <style:text-properties fo:font-size="12pt" style:font-size-asian="12pt" style:font-size-complex="12pt"/>
    </style:style>
    <style:style style:name="T84" style:family="text">
      <style:text-properties fo:font-size="10pt" style:font-size-asian="10pt" style:font-size-complex="10pt"/>
    </style:style>
    <style:style style:name="T85" style:family="text">
      <style:text-properties fo:font-size="8pt" style:font-size-asian="8pt" style:font-size-complex="8pt"/>
    </style:style>
    <style:style style:name="T86" style:family="text">
      <style:text-properties officeooo:rsid="00204207"/>
    </style:style>
    <style:style style:name="T87" style:family="text">
      <style:text-properties officeooo:rsid="002070a7"/>
    </style:style>
    <style:style style:name="T88" style:family="text">
      <style:text-properties officeooo:rsid="0023f441"/>
    </style:style>
    <style:style style:name="T89" style:family="text">
      <style:text-properties officeooo:rsid="002446c0"/>
    </style:style>
    <style:style style:name="T90" style:family="text">
      <style:text-properties officeooo:rsid="00262800"/>
    </style:style>
    <style:style style:name="T91" style:family="text">
      <style:text-properties officeooo:rsid="0027a889"/>
    </style:style>
    <style:style style:name="T92" style:family="text">
      <style:text-properties officeooo:rsid="002aaf69"/>
    </style:style>
    <style:style style:name="T93" style:family="text">
      <style:text-properties officeooo:rsid="002e9423"/>
    </style:style>
    <style:style style:name="T94" style:family="text">
      <style:text-properties officeooo:rsid="0030780d"/>
    </style:style>
    <style:style style:name="T95" style:family="text">
      <style:text-properties officeooo:rsid="0030ebfe"/>
    </style:style>
    <style:style style:name="T96" style:family="text">
      <style:text-properties officeooo:rsid="00321b33"/>
    </style:style>
    <style:style style:name="T97" style:family="text">
      <style:text-properties officeooo:rsid="00322e7f"/>
    </style:style>
    <style:style style:name="T98" style:family="text">
      <style:text-properties officeooo:rsid="0035cc81"/>
    </style:style>
    <style:style style:name="T99" style:family="text">
      <style:text-properties officeooo:rsid="00364720"/>
    </style:style>
    <style:style style:name="T100" style:family="text">
      <style:text-properties officeooo:rsid="0038b275"/>
    </style:style>
    <style:style style:name="T101" style:family="text">
      <style:text-properties officeooo:rsid="003b7385"/>
    </style:style>
    <style:style style:name="T102" style:family="text">
      <style:text-properties officeooo:rsid="003cba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2" text:outline-level="1">Последний фанфик</text:h>
      <text:p text:style-name="P55"/>
      <text:h text:style-name="P163" text:outline-level="2">1. Терра</text:h>
      <text:p text:style-name="P27"/>
      <text:p text:style-name="P5">***</text:p>
      <text:p text:style-name="P5"/>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6">Я прислонился к стойке с коньяком и закрыл глаза.</text:p>
      <text:p text:style-name="P6"/>
      <text:p text:style-name="P7">Блядь, как хочется послать его нахуй!</text:p>
      <text:p text:style-name="P7"/>
      <text:p text:style-name="P6">–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6">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8">– Анон, не беспокойся, охрана уже в курсе. Тебе выдадут временный.</text:p>
      <text:p text:style-name="P8">–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8">–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0"><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8"/>
      <text:p text:style-name="P7">Блядь!</text:p>
      <text:p text:style-name="P7"/>
      <text:p text:style-name="P6">– Ладно, <text:span text:style-name="T13">уболтал</text:span>. В последний раз. Загляну на огонёк, но ничего не обещаю. Честно говоря, мне плевать.</text:p>
      <text:p text:style-name="P6">Шум супермаркета не смог скрыть выдох на той стороне трубки.</text:p>
      <text:p text:style-name="P6">– Спасибо, Анон. Я знал, что на тебя можно рассчитывать. Оплата, как договорились.</text:p>
      <text:p text:style-name="P6"><text:soft-page-break/></text:p>
      <text:p text:style-name="P24"><text:span text:style-name="T1">Пиздец! Мало того, что последний год жил на работе без выходных и отпусков, так и теперь от них не спрячешься!</text:span><text:span text:style-name="T13"> </text:span><text:span text:style-name="T1">Дача на сегодня, походу, отменяется.</text:span></text:p>
      <text:p text:style-name="P7"/>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5"/>
      <text:p text:style-name="P5">***</text:p>
      <text:p text:style-name="P5"/>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4"><text:span text:style-name="T13">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4"/>
      <text:p text:style-name="P34">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4">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9"/>
      <text:p text:style-name="P9">– Нэш, привет. Это Анон.</text:p>
      <text:p text:style-name="P9">– Привет, Анонимус. Рад тебя видеть. Мне говорили, ты ушёл из проекта?</text:p>
      <text:p text:style-name="P9">– Не парься об этом, Нэш. Лучше выдай мне общую диагностику на экран в сжатом формате.</text:p>
      <text:p text:style-name="P34"/>
      <text:p text:style-name="P34">Так, что тут у нас? <text:span text:style-name="T1">Т</text:span>ри последних запроса вызвали сбои в работе кластера и заставили перегрузиться один из хостов.</text:p>
      <text:p text:style-name="P34"><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4"/>
      <text:p text:style-name="P81"><text:span text:style-name="T13">– Нэш, к</text:span>ак называется наш проект?</text:p>
      <text:p text:style-name="P79"><text:span text:style-name="T8">– </text:span><text:span text:style-name="T66">Дайсон.</text:span></text:p>
      <text:p text:style-name="P79"><text:span text:style-name="T8">– </text:span><text:span text:style-name="T66">Сколько тебе лет?</text:span></text:p>
      <text:p text:style-name="P79"><text:span text:style-name="T8">– </text:span><text:span text:style-name="T66">Два года с начала запуска кластера.</text:span></text:p>
      <text:p text:style-name="P79"><text:span text:style-name="T8">– </text:span><text:span text:style-name="T66">Какой сейчас год?</text:span></text:p>
      <text:p text:style-name="P79"><text:span text:style-name="T8">– </text:span><text:span text:style-name="T58">20</text:span><text:span text:style-name="T44">19</text:span><text:span text:style-name="T66">-й.</text:span></text:p>
      <text:p text:style-name="P26"/>
      <text:p text:style-name="P34"><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3"/>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5">– Принял к исполнению.</text:p>
      <text:p text:style-name="P55"/>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3"/>
      <text:p text:style-name="P13">Я вчитался в результат и присвистнул. Карандаш выпал у меня из руки и закатился под стол.</text:p>
      <text:p text:style-name="P13">–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3">– Решение принято в соответствии с текущими настройками, Анонимус.</text:p>
      <text:p text:style-name="P13"/>
      <text:p text:style-name="P34"><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9"/>
      <text:p text:style-name="P34"><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4"/>
      <text:p text:style-name="P34">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2">incompatible interface Analytics v.0.93 beta</text:span>”</text:p>
      <text:p text:style-name="P34">Ага, уже теплее.</text:p>
      <text:p text:style-name="P34"/>
      <text:p text:style-name="P79"><text:span text:style-name="T8">– Нэш</text:span><text:span text:style-name="T66">, выдай диагностику модуля </text:span><text:span text:style-name="T8">аналитики.</text:span></text:p>
      <text:p text:style-name="P34"/>
      <text:p text:style-name="P34">Йо! Видеокамеры молча наблюдают за <text:span text:style-name="T1">моим </text:span>поднятым вверх <text:span text:style-name="T1">большим пальцем</text:span>.</text:p>
      <text:p text:style-name="P34">Всё <text:span text:style-name="T1">ясно</text:span>. Версия аналитического модуля устарела и стала несовместимой с последним апдейтом кибермозга.</text:p>
      <text:p text:style-name="P34">Набираю номер прожект-мэнеджера.</text:p>
      <text:p text:style-name="P34"/>
      <text:p text:style-name="P34"><text:span text:style-name="T13">–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4"><text:span text:style-name="T13">– </text:span>Окей. Спасибо, <text:span text:style-name="T1">Анон</text:span>. <text:span text:style-name="T1">Выручил.</text:span></text:p>
      <text:p text:style-name="P34"><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н-сервере.</text:p>
      <text:p text:style-name="P10">– Забей, это не наше дело.</text:p>
      <text:p text:style-name="P34"><text:span text:style-name="T1">– </text:span>Ааа, понятно. Ладно, у меня всё. <text:span text:style-name="T1">Отбой</text:span>!</text:p>
      <text:p text:style-name="P35"><text:span text:style-name="T1">– Отбой</text:span>. <text:span text:style-name="T1">Ещё раз спасибо, что помог. Жаль, что ты ушёл</text:span><text:span text:style-name="T13">.</text:span></text:p>
      <text:p text:style-name="P111">Бип-бип-бип.</text:p>
      <text:p text:style-name="P111"/>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42">***</text:p>
      <text:p text:style-name="P142"/>
      <text:p text:style-name="P6">На улице моросил дождь со снегом. Я шарил по карманам в поисках ключей от машины, когда по плечу похлопали.</text:p>
      <text:p text:style-name="P6">Я обернулся. За спиной подслеповато щурясь, осклабился бородатый зачуханый мужик в рваных джинсах и свитере.</text:p>
      <text:p text:style-name="P6">– Слышь, бро, дай на опохмел? Сил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
      <text:p text:style-name="P6">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6"/>
      <text:p text:style-name="P6">– Так чего, дашь на успокоение нервов? Не жлобись, мужик, будь другом? – повторный оклик нищего вернул меня к реальности.</text:p>
      <text:p text:style-name="P6">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сунув нос в кулёк. – Ромчик! То, что надо! Спасибо, бро!</text:p>
      <text:p text:style-name="P6">Бродяга пошлёпал в дождь.</text:p>
      <text:p text:style-name="P6">Я смотрел ему вслед, пытаясь вспомнить детали видения, на мгновение проступившего во тьме.</text:p>
      <text:p text:style-name="P11"/>
      <text:p text:style-name="P11"><text:soft-page-break/>***</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3">100. </text:span>И жизнь вертится каруселью, из которой не выскочишь.</text:p>
      <text:p text:style-name="P6">Теперь, вот, выскочил. Да только что делать с этим — непонятно.</text:p>
      <text:p text:style-name="P6"/>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6">–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6"/>
      <text:p text:style-name="P24"><text:span text:style-name="T1">Блядь, как </text:span>всё <text:span text:style-name="T1">заебало</text:span>. За-<text:span text:style-name="T1">е</text:span>-ба-ло!</text:p>
      <text:p text:style-name="P24"/>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6">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5">***</text:p>
      <text:p text:style-name="P5"/>
      <text:p text:style-name="P1"><text:soft-page-break/>Грохот улицы не достигал крыши <text:span text:style-name="T35">тридцатичетырёх</text:span><text:span text:style-name="T34">этажного </text:span><text:span text:style-name="T35">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5">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text:span text:style-name="T34">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4"><text:span text:style-name="T1">Блядь</text:span>, что за мысли пошли!</text:p>
      <text:p text:style-name="P80"/>
      <text:p text:style-name="P1">Я вспомнил<text:span text:style-name="T34"> </text:span><text:span text:style-name="T35">Юджина</text:span><text:span text:style-name="T1">,</text:span> <text:span text:style-name="T35">месяц</text:span> назад прыгнувшего с крыши <text:span text:style-name="T1">своей</text:span> <text:span text:style-name="T1">высотки</text:span>.</text:p>
      <text:p text:style-name="P1"/>
      <text:p text:style-name="P24">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9">ворил </text:span><text:span text:style-name="T2">—</text:span><text:span text:style-name="T5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5">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4">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9">А у нас получается… </text:span><text:span text:style-name="T2">–</text:span><text:span text:style-name="T5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4"/>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4">Картинка дёрнулась и поплыла, звёзды опять стали вращаться.</text:p>
      <text:p text:style-name="P24"/>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4">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7"/>
      <text:p text:style-name="P1">Остатками сознания почувствовал исчезновение опоры под спиной и начало падения.</text:p>
      <text:p text:style-name="P1"><text:span text:style-name="T34">Тридцать чет</text:span><text:span text:style-name="T35">ыре</text:span><text:span text:style-name="T34"> </text:span>этаж<text:span text:style-name="T1">а</text:span>! Пиздец <text:span text:style-name="T1">—</text:span> успел подумать я, <text:span text:style-name="T1">прежде чем </text:span>сознание выключилось.</text:p>
      <text:p text:style-name="P1"/>
      <text:h text:style-name="P163" text:outline-level="2">2. Пробуждение</text:h>
      <text:p text:style-name="P32"/>
      <text:p text:style-name="P1"><text:span text:style-name="T41">Сознание рестартовало после того, как я гребанулся </text:span><text:span text:style-name="T5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9">ткрыл глаза, тщётно пытаясь вдохнуть. Образ, </text:span><text:span text:style-name="T2">который я </text:span><text:span text:style-name="T59">пару мгновений назад </text:span><text:span text:style-name="T2">видел на фоне </text:span><text:span text:style-name="T5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9"> настороженные уши, нежный розов</text:span><text:span text:style-name="T2">атый</text:span><text:span text:style-name="T59"> нос, венчающая голову </text:span><text:span text:style-name="T2">высокая тиара</text:span><text:span text:style-name="T59">. И приковывающая к себе внимание звёздочка, та самая магическая искорка </text:span><text:span text:style-name="T20">—</text:span><text:span text:style-name="T59"> центр круговорота в звёздном небе. Звёздочка магического огонька на кончике рога.</text:span></text:p>
      <text:p text:style-name="P34"/>
      <text:p text:style-name="P34">Единорог поднял голову и оглянулся куда-то назад.</text:p>
      <text:p text:style-name="P34"><text:span text:style-name="T13">–</text:span> Она очнулась. Хвала небу, нам это удалось!</text:p>
      <text:p text:style-name="P34"/>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9">, </text:span><text:span text:style-name="T2">а от валиума таких глюков у меня ни разу не было. <text:s/>Да и не должно быть — это же не ЛСД какой-нибудь</text:span><text:span text:style-name="T5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6"/>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5">…</text:span><text:span text:style-name="T1"> Как ты живёшь со всем этим? – тихо произнесла она.</text:span></text:p>
      <text:p text:style-name="P6"/>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8">Короче, тот ещё бомжатник.</text:p>
      <text:p text:style-name="P18"/>
      <text:p text:style-name="P18">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6"/>
      <text:p text:style-name="P1"><text:span text:style-name="T1">–</text:span> Так это и есть наш П<text:span text:style-name="T46">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6">Я даже начал было смотреть серии по собственной инициативе, но после самоубийства Юджина не смог к ним вернуться.</text:p>
      <text:p text:style-name="P6"/>
      <text:p text:style-name="P36"><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6">–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6">– Ей больно. Я сейчас слишком слаба и не смогла надолго облегчить её страдания. Мне нужно восстановиться после заклинания.</text:p>
      <text:p text:style-name="P6">– Потерпи немного, в королевской больнице Кантерлота тебе помогут, дорогая, – обратилась Селестия ко мне.</text:p>
      <text:p text:style-name="P6">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6"><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3">!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6"><text:soft-page-break/>–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6"/>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6">– Что за бред?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6"/>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6">– А что, в Винг-Поинте вас не учили, что оставлять пост без приказа — недопустимо? – отпустил он уже пегасу.</text:p>
      <text:p text:style-name="P6">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3">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6">–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6">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6"/>
      <text:p text:style-name="P6">–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6"><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6">– На себя посмотри! – огрызнулся Дискорд. – Призвала в Эквестрию какую-то полудохлую обезьяну вместо с<text:span text:style-name="T34">верх</text:span>…</text:p>
      <text:p text:style-name="P6">– Сестра, ты идёшь? – выглянула в зал Луна.</text:p>
      <text:p text:style-name="P6"/>
      <text:p text:style-name="P6">Тут м<text:span text:style-name="T13">еня, </text:span>наконец,<text:span text:style-name="T13"> стошнило. Буквально вывернуло наизнанку: из носа текло, в глазах стояли слёзы.</text:span></text:p>
      <text:p text:style-name="P6">Вот это по-нашему, Анон!</text:p>
      <text:p text:style-name="P6">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 </text:span><text:span text:style-name="T1">Сахарная Ватка</text:span><text:span text:style-name="T6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6"/>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18"><text:span text:style-name="T1">Вот дерьмо! </text:span>Я потянулся за платком.</text:p>
      <text:p text:style-name="P18">– Я это… Извиняюсь. Сейчас вытру.</text:p>
      <text:p text:style-name="P6"><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8">–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4">три </text:span>месяца. Восстановиться раньше и открыть коридор обратно в твой мир у меня не <text:span text:style-name="T1">получится…</text:span></text:p>
      <text:p text:style-name="P1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6">Ха! Непосредственность аликорницы вызвала у меня <text:span text:style-name="T13">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6"><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гневно заржала она. – Некогда прохлаждаться!</text:p>
      <text:p text:style-name="P6"/>
      <text:p text:style-name="P6">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6">–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6">–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6">– Какого хера? Прекрати немедленно! Бля!</text:p>
      <text:p text:style-name="P6">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
      <text:p text:style-name="P6">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6"/>
      <text:p text:style-name="P6">Мне резко захотелось стать на ноги и пришпарить побыстрее. Фиг там, я по-прежнему болтался в воздухе, в ореоле левитационной магии!</text:p>
      <text:p text:style-name="P6"/>
      <text:p text:style-name="P6">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рукав» зелёной массы, выползающий из бокового прохода, как паста из тюбика.</text:p>
      <text:p text:style-name="P6"/>
      <text:p text:style-name="P6">Бац!</text:p>
      <text:p text:style-name="P6"/>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
      <text:p text:style-name="P6">Бац!</text:p>
      <text:p text:style-name="P6"/>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4">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6"/>
      <text:p text:style-name="P6">Планка твоего уважения к аликорнице резко пошла вверх, Анон!</text:p>
      <text:p text:style-name="P6"/>
      <text:p text:style-name="P6">–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text:p text:style-name="P6">…</text:p>
      <text:p text:style-name="P6"/>
      <text:p text:style-name="P6">– Эй!.. Ты как? – я подошёл к Селестии и потыкал её носком ботинка в бок.</text:p>
      <text:p text:style-name="P6">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6"/>
      <text:p text:style-name="P6">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6">Но оставить аликорницу здесь? Я оглянулся на неё.</text:p>
      <text:p text:style-name="P6"><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
      <text:p text:style-name="P6">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6"/>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6"/>
      <text:p text:style-name="P6">Ну, всё, можно вставлять в глаза монетки. Хороший бутерброд получился для глистоплюща!</text:p>
      <text:p text:style-name="P6"/>
      <text:p text:style-name="P6"><text:span text:style-name="T34">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6">– Вставай, родная, вставай! Давай, я помогу тебе. Совсем немного осталось…</text:p>
      <text:p text:style-name="P6">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text:p text:style-name="P6">– Вот они!!!</text:p>
      <text:p text:style-name="P6">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6"/>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text:soft-page-break/></text:p>
      <text:p text:style-name="P6">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6"/>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6">–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
      <text:p text:style-name="P6">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6"/>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6"><text:soft-page-break/></text:p>
      <text:p text:style-name="P6">–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6">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6">–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6">– Почему ты называешь замок домом?</text:p>
      <text:p text:style-name="P6">–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6">Тёмная аликорница поправила Селестии раскрывшееся крыло и продолжила.</text:p>
      <text:p text:style-name="P6">–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Я заметил:</text:p>
      <text:p text:style-name="P6">– Паршивое место вы с сестрой выбрали для замка, однако! Берег гнилого болота — не самое подходящее место для королевской резиденции.</text:p>
      <text:p text:style-name="P6">Тёмная аликорница смутилась.</text:p>
      <text:p text:style-name="P6">–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6">– Точно недавно?</text:p>
      <text:p text:style-name="P6">– Почему ты спрашиваешь Нас?</text:p>
      <text:p text:style-name="P18">Я указал на пятно ряби на воде, быстро догоняющее тень от колесницы.</text:p>
      <text:p text:style-name="P6">– Потому что в нём успела завестись рыба. Причём, судя по зыби, достаточно крупная.</text:p>
      <text:p text:style-name="P6">Луна проследила взглядом направление и вскочила на ноги.</text:p>
      <text:p text:style-name="P6">– Набирай высоту! Они настигают нас! – крикнула она Дискорду.</text:p>
      <text:p text:style-name="P6">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 Присмотри за ней, – обратилась она ко мне, кивнув на спящую сестру. Мне показалось, или в её <text:span text:style-name="T3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6">Снова хлопок — и снова разряд молнии из рога Луны обратил плеть плюща в россыпь искр. Запахло озоном.</text:p>
      <text:p text:style-name="P6">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6"/>
      <text:p text:style-name="P6">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6"/>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34">надреснутым голосом.</text:span></text:p>
      <text:p text:style-name="P6">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6">Пегасы тем временем упорно махали крыльями, пытаясь прорваться к близкому берегу.</text:p>
      <text:p text:style-name="P6"><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прямо возле меня и пол платформы выровнялся.</text:p>
      <text:p text:style-name="P6">– Кимеринн!!! <text:s/>– <text:s/>закричала Луна, выплюнув воротник моей куртки.</text:p>
      <text:p text:style-name="P6"/>
      <text:p text:style-name="P6">Колесо с куском оси, намертво оплетенное лианой, догоняло стремительно уходящего вниз пегаса. Освобождённый экипаж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4">, опустив голову на пол.</text:span></text:p>
      <text:p text:style-name="P6">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6"/>
      <text:p text:style-name="P6">Откуда-то снизу послышался шорох и возня. Я лёг на пол и заглянул под платформу.</text:p>
      <text:p text:style-name="P6">Дискорд, ухватившись <text:span text:style-name="T34">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3">–</text:span> Уфф! Выкарабкались. Почти без потерь, <text:span text:style-name="T13">–</text:span> заметил Дискорд, осматривая крыло. <text:span text:style-name="T13">–</text:span> Могло быть и хуже.</text:p>
      <text:p text:style-name="P6"><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6"><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7"><text:span text:style-name="T1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13">–</text:span> ТЫ!!! ТЫ!..</text:p>
      <text:p text:style-name="P6"><text:span text:style-name="T13">–</text:span> Да, я!!! <text:span text:style-name="T13">–</text:span> Дискорд подбоченился и с вызовом посмотрел на разъярённую аликорницу. <text:span text:style-name="T13">–</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6">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2"/>
      <text:h text:style-name="P163" text:outline-level="2">3. Норф</text:h>
      <text:p text:style-name="P82"/>
      <text:p text:style-name="P24">Глава IV. Пределы магии</text:p>
      <text:p text:style-name="P21"/>
      <text:p text:style-name="P24">Вашему покорному слуге известны четыре предела магии: </text:p>
      <text:p text:style-name="P24"/>
      <text:list xml:id="list1378307041881089938"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7"/>
      <text:p text:style-name="P12">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3">.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0">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2">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2"/>
      <text:p text:style-name="P12">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2"><text:soft-page-break/></text:p>
      <text:p text:style-name="P12">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2"/>
      <text:p text:style-name="P12">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2"/>
      <text:p text:style-name="P12">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2"/>
      <text:p text:style-name="P80">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2">Но эти мечты хотя бы позволяют забыть сосущее чувство валиумного голодания…</text:p>
      <text:p text:style-name="P12"/>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32">Новости двора: </text:span><text:span text:style-name="T9">состояние </text:span><text:span text:style-name="T32">здоровь</text:span><text:span text:style-name="T9">я</text:span><text:span text:style-name="T32">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2">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2">В Додж-Сити продолжаются исчезновения пони. Шериф подал в отставку…</text:span>”. “<text:span text:style-name="T32">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text:soft-page-break/>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20"/>
      <text:p text:style-name="P80"><text:span text:style-name="T13">Ну, понятно, в элитном придворцовом квартале, который представляет из себя </text:span><text:span text:style-name="T1">верхний город</text:span><text:span text:style-name="T13">, цены кусаются. Топай вниз, Анон, на окраину!</text:span></text:p>
      <text:p text:style-name="P20">Но, блин, корявые пальцы внесли свою коррективу в шопинг-план!</text:p>
      <text:p text:style-name="P20"/>
      <text:p text:style-name="P80"><text:span text:style-name="T13">Как раз </text:span><text:span text:style-name="T1">на мосту, </text:span><text:span text:style-name="T13">на спуске в нижний </text:span><text:span text:style-name="T1">город, </text:span><text:span text:style-name="T13">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12">Подобно олуху из дешёвой комедии, я припустил со всех ног за монеткой и в долгой погоне <text:span text:style-name="T13">за ней чуть не открыл лбом дубовые ворота — серебряшка прокатилась прямо под ними.</text:span></text:p>
      <text:p text:style-name="P20"/>
      <text:p text:style-name="P12"><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2"/>
      <text:p text:style-name="P20">–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20">– <text:span text:style-name="T1">Анонимус</text:span>. – <text:s/>отрекомендовался я. – <text:s/>Человек.</text:p>
      <text:p text:style-name="P20">–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2">Рядом с единорого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2"/>
      <text:p text:style-name="P20">–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20">– Вы говорили, что королевские <text:span text:style-name="T1">колесницы</text:span> делали три <text:span text:style-name="T1">двора</text:span>…</text:p>
      <text:p text:style-name="P20">–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20"/>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20"/>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
      <text:p text:style-name="P20">Норф пошёл к <text:span text:style-name="T1">небольшому деревянному гаражу</text:span>,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text:span text:style-name="T1">Норф</text:span> картинно вскинул копыто.</text:p>
      <text:p text:style-name="P20">– “Королева Лорен ”! Встречайте!</text:p>
      <text:p text:style-name="P20"/>
      <text:p text:style-name="P20"><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4">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20"/>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2">Единорог по-старчески задремал, прислонившись к заднему колесу. Я упёрся рукой в лакированный корпус и осторожно пошатал его.</text:p>
      <text:p text:style-name="P20">Старик клюнул носом и встрепенулся. Потом он огляделся и заговорщицки подмигнул мне.</text:p>
      <text:p text:style-name="P20">– “Лорен” я сделал на базе парящей <text:span text:style-name="T34">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2"/>
      <text:p text:style-name="P12">Норф поправил сползший плед и высморкался.</text:p>
      <text:p text:style-name="P20">–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 наблюдая за нашими триумфами с трибуны.</text:span></text:p>
      <text:p text:style-name="P38"/>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
      <text:p text:style-name="P20">Норф снял заднее колесо и покатил его под навес. Я закрыл охромевшую “Королеву Лорен” в гараже и последовал за ним.</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
      <text:p text:style-name="P20">Я огляделся. <text:span text:style-name="T1">За ангаром расположилась круглая ухоженная клумба, рядом с которой блестел мой злосчастный грош.</text:span></text:p>
      <text:p text:style-name="P12">Попался, засранец!</text:p>
      <text:p text:style-name="P12"/>
      <text:p text:style-name="P20"><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8">Магдалена Фрискай-Каррус, </text:span><text:span text:style-name="T3">2088</text:span><text:span text:style-name="T55"> – </text:span><text:span text:style-name="T42">2135</text:span><text:span text:style-name="T55"> A.C.</text:span><text:span text:style-name="T35">»</text:span>. <text:span text:style-name="T1">Над</text:span> надписью было стилизованное изображение распростёршего крылья пегаса, тянущего колесницу.</text:p>
      <text:p text:style-name="P20"><text:soft-page-break/></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3">4. </text:span><text:span text:style-name="T1">Заклинание Последнего Шанса</text:span></text:h>
      <text:p text:style-name="P20"/>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4"/>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
      <text:p text:style-name="P24">Возьмём, <text:s/>примеру, заклинание начального предела: “Ярету пхонг руул квами”, <text:span text:style-name="T1">—</text:span> что означает: “Переместить<text:span text:style-name="T34"> силу в нужное место</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Клянусь, дорогая, это в прошлом! И</text:span>,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6">На трактат упала тень.</text:p>
      <text:p text:style-name="P37">– Эй, нельзя ли не заслонять…</text:p>
      <text:p text:style-name="P37">Я поперхнулся словом, упёршись носом в покрытую белой шерстью грудь. Селестия с извинением оступила.</text:p>
      <text:p text:style-name="P37">–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7"/>
      <text:p text:style-name="P36"><text:soft-page-break/><text:span text:style-name="T13">За прошедшие дни я уже привык и к магии, и к разумным эквиноподобным и даже </text:span><text:span text:style-name="T1">к деревянным дирижаблям</text:span><text:span text:style-name="T13">.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7"/>
      <text:p text:style-name="P37">– Эээ…</text:p>
      <text:p text:style-name="P37">–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text:p text:style-name="P37">–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 <text:span text:style-name="T13">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7">– Хмм, печально, успел зачерстветь, – аликорница с усилием откусила добрую половину и стала с хрустом жевать.</text:p>
      <text:p text:style-name="P37">– Эмм… Насколько я помню, тебе было прописано два месяца постельного режима? Кстати, без сладостей. Сейчас едва неделя прошла.</text:p>
      <text:p text:style-name="P37">Аликорница с досадой скосила на меня глаз, продолжая жевать.</text:p>
      <text:p text:style-name="P37">–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7"/>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вытащила нос из тайника и <text:s/>посмотрела на меня, насторожив уши.</text:p>
      <text:p text:style-name="P36"><text:span text:style-name="T13">–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0">Аликорница нервно хохотнула.</text:p>
      <text:p text:style-name="P38">– А по-моему, ты не…</text:p>
      <text:p text:style-name="P36"><text:span text:style-name="T14">– Так, я попрошу! – перебила меня венценосная кобыла. – Давай, ты не будешь лезть в мои дела, а я не буду</text:span><text:span text:style-name="T4">… эээ… кхмм…</text:span></text:p>
      <text:p text:style-name="P38">– Не будешь что?</text:p>
      <text:p text:style-name="P50">Селестия нахмурилась и угрожающе подняла крылья.</text:p>
      <text:p text:style-name="P50"><text:span text:style-name="T13">– </text:span>Не забывай, человек, я — могущественный маг и правитель Эквестрии. Ко мне нужно относиться с должным уважением!</text:p>
      <text:p text:style-name="P50"><text:span text:style-name="T13">– </text:span>А то что? Превратишь в жабу? Сошлёшь на луну? Убьёшь нахер?</text:p>
      <text:p text:style-name="P50">Аликорница сникла. Уши её опустились.</text:p>
      <text:p text:style-name="P50"><text:span text:style-name="T13">– Анонимус</text:span>, ну зачем так… Ты же знаешь, я этого не сделаю.</text:p>
      <text:p text:style-name="P50"><text:soft-page-break/><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
      <text:p text:style-name="P50">Селестия приложила копыто ко лбу и издала протяжный стон.</text:p>
      <text:p text:style-name="P38">– О, небо! Я забыла распорядиться насчёт тебя! Я совсем отупела от дворцовой жизни! Извини, пожалуйста!</text:p>
      <text:p text:style-name="P50"><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38"/>
      <text:p text:style-name="P50"><text:span text:style-name="T13">Аликорница уселась н</text:span>а пол <text:span text:style-name="T13">и прижала копыто к груди.</text:span></text:p>
      <text:p text:style-name="P38">–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3">– Лады! Вот видишь, со мной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38"/>
      <text:p text:style-name="P51">***</text:p>
      <text:p text:style-name="P51"/>
      <text:p text:style-name="P50"><text:span text:style-name="T13">Л</text:span>ампа<text:span text:style-name="T13"> отбрасывал</text:span>а<text:span text:style-name="T13"> мягкие тени на стену библиотеки. Селестия, расположи</text:span>вшись<text:span text:style-name="T13"> лёжа у моего кресл</text:span>а,<text:span text:style-name="T13">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
      <text:p text:style-name="P50"><text:span text:style-name="T13">– </text:span>Вот, читай отсюда, <text:span text:style-name="T13">– а</text:span>ликорница подчеркнула абзац копытом.</text:p>
      <text:p text:style-name="P50"/>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
      <text:p text:style-name="P61">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1"/>
      <text:p text:style-name="P61">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
      <text:p text:style-name="P61">Но величайшая справедливость юниверсума заключается в том, что не существует безвыходных положений. Всегда есть надежда.</text:p>
      <text:p text:style-name="P61"><text:soft-page-break/></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1"/>
      <text:p text:style-name="P61">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8"/>
      <text:p text:style-name="P38">Я посмотрел на аликорницу. Та старательно делала вид, что интересуется состоянием лака на обожжёном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text:p text:style-name="P38">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8"/>
      <text:p text:style-name="P38"><text:soft-page-break/>– Ээээ… ммм… А вы пробовали обратиться к врачу? – начал я как можно мягче.</text:p>
      <text:p text:style-name="P38"/>
      <text:p text:style-name="P38">БАЦ!!!</text:p>
      <text:p text:style-name="P38"/>
      <text:p text:style-name="P38">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нам. У меня нет времени его переубедить.</text:p>
      <text:p text:style-name="P50"/>
      <text:p text:style-name="P38"><text:span text:style-name="T1">Аликорница</text:span> обратилась ко мне.</text:p>
      <text:p text:style-name="P38">– <text:s/>Извини, <text:span text:style-name="T1">с</text:span>орвалась. Мне очень стыдно. Последнее время всё идёт наперекосяк, совсем не так, как мы планировали.</text:p>
      <text:p text:style-name="P38"><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
      <text:p text:style-name="P50">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
      <text:p text:style-name="P50">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
      <text:p text:style-name="P50">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8">–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
      <text:p text:style-name="P50">Я снял её копыто со своего плеча и осторожно поставил на пол.</text:p>
      <text:p text:style-name="P38"><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50"/>
      <text:p text:style-name="P50">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50">–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50"/>
      <text:p text:style-name="P50">Я протянул руку, вытер ей слёзы и погладил по шее.</text:p>
      <text:p text:style-name="P50">– Не плачь, принцесса.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
      <text:p text:style-name="P50">Селестия успокоилась и смущённо потёрлась носом мне о плечо.</text:p>
      <text:p text:style-name="P50">– И я не читала твои мысли, Анонимус. У тебя на лице и так всё написано — ты не умеешь скрывать эмоции.</text:p>
      <text:p text:style-name="P50"/>
      <text:p text:style-name="P50">Наружная дверь заскрипела,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pan text:style-name="T1">Дискордовы</text:span> яйца! Они нашли меня!</text:p>
      <text:p text:style-name="P38">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8">– Ты! Чего! Делаешь! Твоё, <text:span text:style-name="T1">блин,</text:span> высочество!!! – <text:s/>я едва уберёг <text:span text:style-name="T1">своё </text:span>естество от острого рога.</text:p>
      <text:p text:style-name="P38"/>
      <text:p text:style-name="P38">Селестия подняла на меня глаз. <text:span text:style-name="T69">Прижав </text:span>уши к голове, <text:span text:style-name="T69">она дала</text:span> задний ход <text:span text:style-name="T69">и </text:span>выкарабкалась обратно. Окинув библиотеку отчаянным взглядом, <text:span text:style-name="T69">Селестия</text:span>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тчаянно прошептала аликорница, тщётно пытаясь охватить зубами раскрытую защёлку.</text:p>
      <text:p text:style-name="P38">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pan text:style-name="T1">Я</text:span> помогу! – <text:s/>Селестия изогнула шею и стала зубами сжимать защёлку.</text:p>
      <text:p text:style-name="P38"/>
      <text:p text:style-name="P38">ШЛОП!</text:p>
      <text:p text:style-name="P38"><text:soft-page-break/></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
      <text:p text:style-name="P50">В наступившей тишине аликорница прошептала мне убито:</text:p>
      <text:p text:style-name="P38">– <text:span text:style-name="T1">Что-то мне не хочется оборачиваться.</text:span></text:p>
      <text:p text:style-name="P50">– А придётся. Кстати, крылья можешь опустить. Всё равно видна табуретка и мои ноги.</text:p>
      <text:p text:style-name="P50"/>
      <text:p text:style-name="P50">Селестия со вздохом закрыла глаза и медленно обернулась к толпе.</text:p>
      <text:p text:style-name="P50">– Добрый вечер, мои дорогие.</text:p>
      <text:p text:style-name="P38">–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Heading_20_2" text:outline-level="2">5<text:span text:style-name="T1">.</text:span> Нерадивый ученик</text:h>
      <text:p text:style-name="P31"/>
      <text:p text:style-name="P50">– Это очень легк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 Растёшь, Анон, вакансия шута тебе уже обеспечена!</text:p>
      <text:p text:style-name="P50"/>
      <text:p text:style-name="P50">– Анонимус…</text:p>
      <text:p text:style-name="P50">С лёгким вздохом Селестия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50">– Не понимаю, куда ты так гонишь? Мы вполне можем заняться этим через пару недель, когда ты окрепнешь.</text:p>
      <text:p text:style-name="P50"/>
      <text:p text:style-name="P50">Селестия открыла глаза и нехотя оторвала голову от импровизированной подушки.</text:p>
      <text:p text:style-name="P50">– Нам нужно торопиться. У меня есть нехорошее предчувствие, а я привыкла доверять своим ощущениям.</text:p>
      <text:p text:style-name="P50">Листок с рецептом вернулся на место.</text:p>
      <text:p text:style-name="P50"><text:soft-page-break/>– На это раз мы поступим по-другому. Есть способ ускорить процесс, – аликорница отвернулась в смятении.</text:p>
      <text:p text:style-name="P50">Я ждал.</text:p>
      <text:p text:style-name="P50"/>
      <text:p text:style-name="P50">–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50">–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50"/>
      <text:p text:style-name="P50">Аликорница взглянула на меня со смущением.</text:p>
      <text:p text:style-name="P50">–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
      <text:p text:style-name="P50">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50"/>
      <text:p text:style-name="P50">–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50"/>
      <text:p text:style-name="P50">Я вздохнул. Чего не сделаешь ради этой чокнутой коняги!</text:p>
      <text:p text:style-name="P50">– Ну хорошо, хорошо, не волнуйся. Я готов. Только можно по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
      <text:p text:style-name="P50">«Она думает, я сейчас загадаю себе полцарства, корону и ванильное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Эх, пропало моё мороженное!</text:p>
      <text:p text:style-name="P50"/>
      <text:p text:style-name="P50">Аликорница воззрилась на меня с нечитаемым выражением на морде.</text:p>
      <text:p text:style-name="P50">– Я слишком многого прошу? – вздохнул я. – Ладно, забей. Но, хотя бы, будь поосторожнее. Не думаю, что я тебе понравлюсь в качестве овоща.</text:p>
      <text:p text:style-name="P50"/>
      <text:p text:style-name="P50"><text:soft-page-break/>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не бери в голову…</text:p>
      <text:p text:style-name="P50"/>
      <text:p text:style-name="P50">Селестия подняла голову и я увидел, что у неё из глаз текут слёзы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50"/>
      <text:p text:style-name="P50">–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50">Аликорница кивнула, соглашаясь.</text:p>
      <text:p text:style-name="P50">– Тогда позволь мне начать заклинание.</text:p>
      <text:p text:style-name="P50"/>
      <text:p text:style-name="P50">Селестия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 Не думать — это легко! Мне даже стараться не надо! – я зевнул.</text:p>
      <text:p text:style-name="P50"/>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0"/>
      <text:p text:style-name="P50">Моей?!! Э-э-э, позвольте-е-е-<text:span text:style-name="T84">и-и-и</text:span>-<text:span text:style-name="T85">а-а-а</text:span>…</text:p>
      <text:p text:style-name="P50"/>
      <text:p text:style-name="P50">…</text:p>
      <text:p text:style-name="P50"/>
      <text:p text:style-name="P61">Я открываю глаза.</text:p>
      <text:p text:style-name="P61">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1">Странно. Почему я не ощущаю его? Впрочем, неважно!</text:p>
      <text:p text:style-name="P61">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1">Я закрываю глаза.</text:p>
      <text:p text:style-name="P50"/>
      <text:p text:style-name="P50">…</text:p>
      <text:p text:style-name="P50"/>
      <text:p text:style-name="P50">– Анонимус!.. Анон!</text:p>
      <text:p text:style-name="P50">Тёплое дуновение растрепало волосы на лбу. Сознание с трудом возвращалось в оглушённое тело. Я расплющил глаза.</text:p>
      <text:p text:style-name="P50">– Как ты себя чувствуешь?</text:p>
      <text:p text:style-name="P50"/>
      <text:p text:style-name="P50">Аликорница смотрела на меня с тревогой. Я молча принял сидячее положение и стал массировать виски.</text:p>
      <text:p text:style-name="P50">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50"/>
      <text:p text:style-name="P50">– Я старалась провести всё как можно быстрее. С тобой всё в порядке? – в голосе Селестии появились нотки паники.</text:p>
      <text:p text:style-name="P50">Я <text:s/>не глядя похлопал аликорницу по холке, стараясь унять дрожь руки.</text:p>
      <text:p text:style-name="P50">–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50"/>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7">сли бы я вспомнила вовремя, я бы предупредила тебя, чтобы ты смог сконцентрироваться и отстоять своё «я».</text:span></text:p>
      <text:p text:style-name="P55"/>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 Урок пропал зря — в том состоянии твоё сознание не могло воспринять мои знания.</text:p>
      <text:p text:style-name="P50"/>
      <text:p text:style-name="P50">Я помотал головой, вытряхивая остатки шока. Ну что же, Анон, не будем останавливаться на полпути? Наш девиз — «Слабоумие и отвага»!</text:p>
      <text:p text:style-name="P50"><text:soft-page-break/></text:p>
      <text:p text:style-name="P50">– Надо повторить.</text:p>
      <text:p text:style-name="P50">– Что?</text:p>
      <text:p text:style-name="P50">– Надо повторить урок. Я уверен, что увою технику со второй попытки.</text:p>
      <text:p text:style-name="P50">Аликорница выглянула одним глазом из-под подушки.</text:p>
      <text:p text:style-name="P50">–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
      <text:p text:style-name="P50">…</text:p>
      <text:p text:style-name="P50"/>
      <text:p text:style-name="P61">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2">Тумбочка…</text:span> Листок… <text:span text:style-name="T8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3">Сила уходит бесконтрольно. Нужно прервать урок. Нет! Нет! О-О-О-О-О, НЕ-Е-Е-Е-Е-Т!!!</text:span></text:p>
      <text:p text:style-name="P75"/>
      <text:p text:style-name="P50">…</text:p>
      <text:p text:style-name="P50"/>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
      <text:p text:style-name="P50">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50"/>
      <text:p text:style-name="P50">Я бросился к постели и стал что есть силы тормошить бесчувственную аликорницу.</text:p>
      <text:p text:style-name="P50">– Вставай! Эй, вставай, твоё высочество! Жопа приближается! Там сейчас<text:span text:style-name="T13"> л</text:span>уна в солнце врежется!</text:p>
      <text:p text:style-name="P50"><text:soft-page-break/></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
      <text:p text:style-name="P50">Проклятье! Эту кобылу можно разбудить только ведром воды!</text:p>
      <text:p text:style-name="P50">Вода! Я бросил взгляд на тумбочку. Нет, стакан пуст.</text:p>
      <text:p text:style-name="P75">Ох, нет! Нет-нет-нет!!!</text:p>
      <text:p text:style-name="P75"/>
      <text:p text:style-name="P75">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5">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5"/>
      <text:p text:style-name="P50">Я бросился к окну, намереваясь позвать кого-нибудь на помощь. И замер с отвалившейся челюстью.</text:p>
      <text:p text:style-name="P50"/>
      <text:p text:style-name="P50">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50"/>
      <text:p text:style-name="P50">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
      <text:p text:style-name="P50">«С-Е-Л-Е-С-Т-И-Я … — … П-И-З-…» </text:p>
      <text:p text:style-name="P50"/>
      <text:p text:style-name="P50">–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 и прочистила горло.</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
      <text:p text:style-name="P50">«-ДА» — мельком прочитал я окончание текста, появившееся на спутнике.</text:p>
      <text:p text:style-name="P50"><text:soft-page-break/></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50"/>
      <text:p text:style-name="P50">–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
      <text:p text:style-name="P50">Я, конечно, побаивался тёмной фурии, но её отношение ко мн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50"/>
      <text:p text:style-name="P50">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50"/>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
      <text:p text:style-name="P50">Ну охренеть! Я же ещё и виноват!</text:p>
      <text:p text:style-name="P50"/>
      <text:h text:style-name="P163" text:outline-level="2">6. Нерадивый ученик - 2</text:h>
      <text:p text:style-name="P38"/>
      <text:p text:style-name="P38">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8">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50">Красота!</text:p>
      <text:p text:style-name="P50"/>
      <text:p text:style-name="P50"><text:span text:style-name="T1">– </text:span>А-а-апчхииии! – раздалось прямо у меня под ногами.</text:p>
      <text:p text:style-name="P50">–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50"/>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хоже, ты встретился с Капитаном Очевидность, Анон! Поняв, что расспросами ничего не добьёшься, я предложил прямо:</text:p>
      <text:p text:style-name="P50">– Может, ты вылезешь? Меня можно не бояться. Я не страшный.</text:p>
      <text:p text:style-name="P50"/>
      <text:p text:style-name="P50">Под лавкой началась <text:s/>возня и сопение, потом наружу вылез жеребёнок-единорог насыщенного синего цвета.</text:p>
      <text:p text:style-name="P50">– А мну тебя вовсе и не боются. Вот ещё! Мну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ну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Поняв, что жеребёнок не настроен на беседу, я пожал плечами <text:s/>и повернулся было уходить.</text:p>
      <text:p text:style-name="P50"/>
      <text:p text:style-name="P50">– Эээ, гм-м…</text:p>
      <text:p text:style-name="P50">Я повернулся обратно.</text:p>
      <text:p text:style-name="P50">– Чег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у играть не с кем.</text:p>
      <text:p text:style-name="P50">– При случае спрошу. Если встречу.</text:p>
      <text:p text:style-name="P50">Малютка шмыгнула.</text:p>
      <text:p text:style-name="P50"><text:soft-page-break/>– Встретишь, канешн! Скажи ей, что у мну сегодня день рождения, и мну здоровски обиделась, когда Шейла на него не пришла!</text:p>
      <text:p text:style-name="P50"/>
      <text:p text:style-name="P50"><text:s/>Такая уверенность маляв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text:p text:style-name="P50">Та-а-ак!</text:p>
      <text:p text:style-name="P50"/>
      <text:p text:style-name="P50">– Кто это «все»?</text:p>
      <text:p text:style-name="P50">– Ну, прислуга, стража, мой па…</text:p>
      <text:p text:style-name="P50"/>
      <text:p text:style-name="P50">Ох! Во что же это такое ты вляпался, Анон? За кого тебя принимают эти чокнутые пони?</text:p>
      <text:p text:style-name="P50"/>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p text:style-name="P50">–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50">–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p text:style-name="P50">– 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50"/>
      <text:p text:style-name="P50">У меня в мозгах зажглась лампочка.</text:p>
      <text:p text:style-name="P50"><text:soft-page-break/>–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 знаю его! Мы с Шейлой ходили к нему играть, пока она не пропала. У Норфа здоровски интересно!</text:p>
      <text:p text:style-name="P50"/>
      <text:p text:style-name="P50">Индиго открыла коробочку. Внутри на подстилке из опилок лежала крохотная модель гоночной колесницы в мельчайших подробностях.</text:p>
      <text:p text:style-name="P50">– Ух ты! – благоговейно прошептала Индиго. – Королева Лорен! Мну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50"/>
      <text:p text:style-name="P50">Я остался сидеть в полнейшем замешательстве.</text:p>
      <text:p text:style-name="P50"/>
      <text:p text:style-name="P51">***</text:p>
      <text:p text:style-name="P50"/>
      <text:p text:style-name="P61">…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50"/>
      <text:p text:style-name="P50">Я с подозрением посмотрел на Селестию. Когда-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
      <text:p text:style-name="P50">Я подёргал замок на накрупнике. Таки не врёт.</text:p>
      <text:p text:style-name="P50">– Убедился? Вообще-то, твоё недоверие меня оскорбляет. Ни один пони так бы себя не вёл со мной.</text:p>
      <text:p text:style-name="P50">Селестия улеглась возле кресла и надулась. Я усмехнулся.</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50">– Окей, как хочешь. Никаких больше высочеств.</text:p>
      <text:p text:style-name="P50">–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50"/>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p text:style-name="P50">Горело уже всё лицо. Ты не привык к такой раскрепощённости, Анон!</text:p>
      <text:p text:style-name="P50">–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Очень смешно! Ей говорят, что она подозревается в сексуальных извращениях, а она регочет! Мне-то пофиг, а тебе ещё править придётся!</text:p>
      <text:p text:style-name="P50">– И-и-и-зви-и-и-ни-и-и, Анон, не-мо-гу-у-у-у… Ох! Давненько я так не смеялась! Лет двести — так точно!</text:p>
      <text:p text:style-name="P50"/>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50">– Ты не видишь ничего странного в межвидовых спариваниях? – охренел я. – Куда я, блядь, попал???</text:p>
      <text:p text:style-name="P50">Селестия развернула моё кресло к себе и задумчиво посмотрела мне в глаза снизу вверх.</text:p>
      <text:p text:style-name="P50">– Очевидно, мне стоит рассказать тебе, Анонимус, откуда произошли пегасы и единороги.</text:p>
      <text:p text:style-name="P50"/>
      <text:p text:style-name="P50">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50"/>
      <text:p text:style-name="P50">–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50">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50">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50"/>
      <text:p text:style-name="P50">– А как выглядят сами истинные единороги? – спросил я.</text:p>
      <text:p text:style-name="P50">–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воскликнул я. – В моём мире они также известны. Правда, как несуществующий, сказочный вид.</text:p>
      <text:p text:style-name="P50"/>
      <text:p text:style-name="P50">Селестия задумалась.</text:p>
      <text:p text:style-name="P50">–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50"/>
      <text:p text:style-name="P50">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
      <text:p text:style-name="P50">Обида и разочарование в голосе аликорницы были столь искренними, что я рассмеялся.</text:p>
      <text:p text:style-name="P50">–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50"/>
      <text:p text:style-name="P50">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50"/>
      <text:p text:style-name="P50">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1"/>
      <text:p text:style-name="P61">– Эй, мужик, тебе плохо?</text:p>
      <text:p text:style-name="P61">На меня озабоченно уставилась парочка, ещё недавно сидевшая ко мне спиной на скамейке.</text:p>
      <text:p text:style-name="P61">Я принял сидячее положение, беспомощно хлопая глазами. Что? Где? Как?</text:p>
      <text:p text:style-name="P61">– Сам домой доберёшься? Может, вызвать скорую?</text:p>
      <text:p text:style-name="P61">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1">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1">Я перегнулся через перила и меня стошнило.</text:p>
      <text:p text:style-name="P61">Красавец! Мало тебе проблем с сердцем, так ты и печень, похоже, гробанул. Молодец, Анон, пей дальше!</text:p>
      <text:p text:style-name="P61">Спустившись в квартиру, я лёг на диван, натянул наушники и закрыл глаза.</text:p>
      <text:p text:style-name="P61">К чёрту всё, кроме Пинк Флойдов!</text:p>
      <text:p text:style-name="P50"/>
      <text:p text:style-name="P50">…</text:p>
      <text:p text:style-name="P50"/>
      <text:p text:style-name="P50">– Анонимус? Просыпайся же!</text:p>
      <text:p text:style-name="P50">Копыто энергично растирало мне грудь круговыми движениями. Селестия встревоженно склонилась ко мне.</text:p>
      <text:p text:style-name="P50"><text:soft-page-break/>– Ты испугал меня, Анон! Твоя кожа по цвету сейчас не слишком отличается от моей шерсти — настолько ты бледный. Как ты себя чувствуешь?</text:p>
      <text:p text:style-name="P50"/>
      <text:p text:style-name="P50">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3">заместительной терапии несмотря на крайне скептическое к ним отношение сестры.</text:span></text:p>
      <text:p text:style-name="P38">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8"/>
      <text:p text:style-name="P38">Охренеть! Как новенький! Да что там <text:span text:style-name="T1">— я и есть новенький! Крутотень!</text:span></text:p>
      <text:p text:style-name="P50"/>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
      <text:p text:style-name="P50">Хм. Совпадение? Нет, вряд ли, мою попытку она видеть не могла, у неё же нет глаз на затылке.</text:p>
      <text:p text:style-name="P50"/>
      <text:p text:style-name="P50">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50"/>
      <text:p text:style-name="P50">Ах ты ж!!!</text:p>
      <text:p text:style-name="P50"/>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
      <text:p text:style-name="P50">И очень скоро передо мной начала вычерчиваться проблема. Очень хорошо так вычерчиваться.</text:p>
      <text:p text:style-name="P50"/>
      <text:p text:style-name="P50">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50"/>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имус! Луна ждёт нас.</text:p>
      <text:p text:style-name="P50"/>
      <text:p text:style-name="P50">Луна? Вот уж с кем бы я хотел встречаться меньше всего!</text:p>
      <text:p text:style-name="P50"/>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50">–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50">Аликорны повернулись ко мне. Мне стало дико неуютно. Седалище возопило об опасности.</text:p>
      <text:p text:style-name="P50"/>
      <text:p text:style-name="P50">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50"/>
      <text:p text:style-name="P50">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50"/>
      <text:p text:style-name="P50">Разумеется, я сдался. Ох, Анон, почему ты такой лопух?</text:p>
      <text:p text:style-name="P50"/>
      <text:p text:style-name="P50">– Готов ли ты проследовать с Нами, Анонимус, и обучиться древнему искусству снопроходчества? – склонила голову в вопросе Луна.</text:p>
      <text:p text:style-name="P50">Я сглотнул и коротко кивнул.</text:p>
      <text:p text:style-name="P50"><text:soft-page-break/>– Тогда следуй за Нами!</text:p>
      <text:p text:style-name="P50"/>
      <text:p text:style-name="P50">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50"/>
      <text:p text:style-name="P51">***</text:p>
      <text:p text:style-name="P50"/>
      <text:p text:style-name="P50">…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50"/>
      <text:p text:style-name="P50">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на дверь и уверенно шагнул в светящийся проём.</text:p>
      <text:p text:style-name="P50"/>
      <text:p text:style-name="P50">БЛЯ-А-А-А-А-А-А-А-А-А-А-А-А!!!</text:p>
      <text:p text:style-name="P50"/>
      <text:p text:style-name="P50">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Проклятье,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
      <text:p text:style-name="P50"/>
      <text:p text:style-name="P50"><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
      <text:p text:style-name="P50">«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50">– Э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й сон попал? Это ты спишь в той пещере? Ну, знаешь, под заброшенными шахтами с вагонетками? Я, кажись, в неё влетел случайно.</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50"/>
      <text:p text:style-name="P50">Дракончик почесал лопаткой гребень на загривке.</text:p>
      <text:p text:style-name="P50">–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50">– Что за «Чёрный Экран»? – продолжил допытываться я.</text:p>
      <text:p text:style-name="P50"/>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
      <text:p text:style-name="P50"><text:soft-page-break/>Кроха насупилась ещё больше.</text:p>
      <text:p text:style-name="P50">–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
      <text:p text:style-name="P50">А прямо подо мной, на выступе той же скалы, на которой стоял я, раскинулся Кантерлот…</text:p>
      <text:p text:style-name="P50">– <text:span text:style-name="T32">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32">И ТЫ ЖЕЛАЕШЬ, ЧТОБ ОТКРЫЛ ТЕБЕ Я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32">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7"/>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50">Я закрыл лицо руками и<text:span text:style-name="T69"> </text:span>выбрал единственный способ выиграть несколько секунд жизни — спрыгнул со скалы вниз, к Кантерлоту.</text:p>
      <text:p text:style-name="P50"/>
      <text:p text:style-name="P71">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text:p text:style-name="P50">–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0"><text:soft-page-break/></text:p>
      <text:p text:style-name="P50">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50"/>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Нами, примат! Нам нужно вернуть тебя Сестре.</text:p>
      <text:p text:style-name="P50"/>
      <text:h text:style-name="Heading_20_2" text:outline-level="2">7. Ж<text:span text:style-name="T1">аркий пикник</text:span></text:h>
      <text:p text:style-name="P50"/>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50"/>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виновато прижала уши к голове и отвернулась.</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50">–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50">Аликорница мягко рассмеялась. Я пожал плечами.</text:p>
      <text:p text:style-name="P50">–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0">Селестия вздохнула.</text:p>
      <text:p text:style-name="P50">–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50"/>
      <text:p text:style-name="P50">Охренеть! Ты участвовал в театре в качестве главного актёра, Анон!</text:p>
      <text:p text:style-name="P50"/>
      <text:p text:style-name="P50">–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50"/>
      <text:p text:style-name="P50"><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50"/>
      <text:p text:style-name="P50">Аликорница уловила бушующие во мне эмоции и виновато отвернулась. Уши её опустились.</text:p>
      <text:p text:style-name="P50">–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50"/>
      <text:p text:style-name="P50">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50">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50"/>
      <text:p text:style-name="P50">Аликорница лежала вполоборота ко мне, чуть отстранив хвост, и я почувствовал возвращение вчерашней проблемы.</text:p>
      <text:p text:style-name="P50">Нет! Только не это!!! Проклятье! Воздух тут порченый, что ли? Я отдёрнул руку и стал вспоминать в уме таблицу умножения.</text:p>
      <text:p text:style-name="P50"/>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9">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50"/>
      <text:p text:style-name="P50">–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50">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50"/>
      <text:p text:style-name="P50">Я высунул голову из воды, отфыркиваясь по-собачьи. О-о-о-о-о! Так намного лучше! Холодная вода сохранит твои нравственные устои, Анон!</text:p>
      <text:p text:style-name="P50"/>
      <text:p text:style-name="P50">– Анонимус, с тобой всё в порядке? – обеспокоенно спросила Селестия. – Ты выглядишь несколько… возбуждённым?</text:p>
      <text:p text:style-name="P50"><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50"/>
      <text:p text:style-name="P50">–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50">Я нервно жевал бутерброд, стараясь не встречаться взглядом с аликорницей.</text:p>
      <text:p text:style-name="P50"/>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29"/>
      <text:p text:style-name="P50">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50"/>
      <text:p text:style-name="P50">–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50"/>
      <text:p text:style-name="P50">–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text:p text:style-name="P50">Я расстелил скатерть напротив аликорницы и стал раскладывать чашки с печеньем.</text:p>
      <text:p text:style-name="P50"><text:soft-page-break/>– А о чём ты грустила?</text:p>
      <text:p text:style-name="P50">Селестия вздохнула.</text:p>
      <text:p text:style-name="P50">–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50"/>
      <text:p text:style-name="P50">Я настороженно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50"/>
      <text:p text:style-name="P50">Селестия отпила из чашки и задумалась.</text:p>
      <text:p text:style-name="P50"/>
      <text:p text:style-name="P50">–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50">Селестия вытянула шею и положила голову на траву.</text:p>
      <text:p text:style-name="P50">–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9">любви</text:span> начинаешь понимать только тогда, когда <text:span text:style-name="T69">е</text:span>ё почти не остаётся.</text:p>
      <text:p text:style-name="P50"/>
      <text:p text:style-name="P50">Я уловил некоторую нестыковку в словах Селестии.</text:p>
      <text:p text:style-name="P50">–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50">Селестия задумалась, машинально ковыряя копытом ямку под валуном.</text:p>
      <text:p text:style-name="P50">–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
      <text:p text:style-name="P50"><text:soft-page-break/>Селестия саркастически фыркнула.</text:p>
      <text:p text:style-name="P50">–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50"/>
      <text:p text:style-name="P50">Селестия со вздохом захлопнула книгу и вернула её на место.</text:p>
      <text:p text:style-name="P50">–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
      <text:p text:style-name="P50">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50">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50"/>
      <text:p text:style-name="P50">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50"/>
      <text:p text:style-name="P50">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50"/>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50"/>
      <text:p text:style-name="P50">Аликорница подпрыгнула, взбрыкнула и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с обидой покосилась на меня.</text:p>
      <text:p text:style-name="P50">– Анонимус! Ты убрал муравьёв отнюдь не отовсюду! Некоторые участки ты обошёл.</text:p>
      <text:p text:style-name="P50"/>
      <text:p text:style-name="P50">Я застыл на месте.</text:p>
      <text:p text:style-name="P50">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50">– Принцесса… Я старался не наглеть. – пролепетал я чуть живой.</text:p>
      <text:p text:style-name="P50"/>
      <text:p text:style-name="P50">Селестия глубоко вздохнула и повернула ко мне голову.</text:p>
      <text:p text:style-name="P50">–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0">Я покрылся потом. Аликорница отвернулась от меня и стояла ровно, ожидая от меня действий.</text:p>
      <text:p text:style-name="P50"/>
      <text:p text:style-name="P50">– Т-ты хочешь, чтобы я…</text:p>
      <text:p text:style-name="P50">– Да! – твёрдо сказала Селестия. – Прогони их и там, куда боишься касаться. Не останавливайся. Мне нужна твоя помощь.</text:p>
      <text:p text:style-name="P50"><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50">Стараясь унять дрожь, я снова просунул руку под накрупник и коснулся святая-святых…</text:p>
      <text:p text:style-name="P50"/>
      <text:p text:style-name="P50">…</text:p>
      <text:p text:style-name="P50"/>
      <text:p text:style-name="P50">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50"/>
      <text:p text:style-name="P50">О-о-о-о-о!</text:p>
      <text:p text:style-name="P50">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50">О, боги!</text:p>
      <text:p text:style-name="P50">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50">Надо бы почитать на эту тему литературу в королевской библиотеке, чтобы не попасть впросак. А сейчас терпи, Анон, терпи!</text:p>
      <text:p text:style-name="P50">О-о-о-ох!</text:p>
      <text:p text:style-name="P50">Надо принять холодный душ по возвращению! Два душа! Три душа! Мастурбируй до посинения, Анон, и будет тебе счастье!!!</text:p>
      <text:p text:style-name="P50"/>
      <text:p text:style-name="P50">–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0"/>
      <text:p text:style-name="P50">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0"/>
      <text:p text:style-name="P50">Принцесса уже скрылась за густым можжевельником, когда мне пришла в голову мысль, заставившая меня ожесточённо чесать затылок.</text:p>
      <text:p text:style-name="P50">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50">Гм. Надо будет почитать про технику телепортации. Наверняка ты чего-то не учёл, Анон.</text:p>
      <text:p text:style-name="P50"/>
      <text:h text:style-name="P163" text:outline-level="2"><text:soft-page-break/>8. Стыд</text:h>
      <text:p text:style-name="P143"/>
      <text:p text:style-name="P61">~~~ Завтра на семь в библиотеке. Селестия ~~~</text:p>
      <text:p text:style-name="P61"/>
      <text:p text:style-name="P50">–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50"/>
      <text:p text:style-name="P50">Норф носился по мастерской, окрылённый новообретённым учеником.</text:p>
      <text:p text:style-name="P50">–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50">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50"/>
      <text:p text:style-name="P50">–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text:p text:style-name="P50">– На сегодня довольно. Я ж вижу, ты торопишься, – заметил Норф, просыпаясь.</text:p>
      <text:p text:style-name="P50">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
      <text:p text:style-name="P50"><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50">– Завтра будешь? – спросил Норф. – Надо бы закончить заказ из <text:s/>Троттингема.</text:p>
      <text:p text:style-name="P50">– В полдень, как и всегда, – подтвердил я.</text:p>
      <text:p text:style-name="P50"/>
      <text:p text:style-name="P51">***</text:p>
      <text:p text:style-name="P51"/>
      <text:p text:style-name="P50">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50">Я чуть не упал, когда моя нога оказалась в цепких объятиях. Уши заложило от радостного визга.</text:p>
      <text:p text:style-name="P50"/>
      <text:p text:style-name="P50">– Анон-Анон-Анон, привет-привет-привет!!!</text:p>
      <text:p text:style-name="P50">Индиго принялась прыгать вокруг меня, взбрыкивая от радости.</text:p>
      <text:p text:style-name="P50">– Во что мы будем играть сегодня?!!</text:p>
      <text:p text:style-name="P50">– Привет, Индиго. Сегодня мы не будем играть — мне надо встретиться кое с кем.</text:p>
      <text:p text:style-name="P50">– У-у-у… – разочарованно протянула единорожка. – Мну опечалена.</text:p>
      <text:p text:style-name="P50">– Зато я таки доделал змея. Держи, – я вручил воздушного змея Индиго. – Тебе осталось сделать ему хвост и можно будет запускать.</text:p>
      <text:p text:style-name="P50">– Угусь. Мну не интересно запускать его одной. Мну будет ждать тебя. В этом же месте.</text:p>
      <text:p text:style-name="P50">– В это же время. Завтра, – пообещал я.</text:p>
      <text:p text:style-name="P51"/>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50"/>
      <text:p text:style-name="P50">– Здрасьте!</text:p>
      <text:p text:style-name="P50">Аликорница не ответила, всматриваясь в глобус.</text:p>
      <text:p text:style-name="P50">– Привет, говорю! – я подошёл вплотную и легонько постучал костяшками пальцев по шкафу.</text:p>
      <text:p text:style-name="P50"/>
      <text:p text:style-name="P50">– А, это ты, Анонимус? Рада тебя видеть. – аликорница рассеянно оторвалась от разноцветной сферы. – Как осваиваешься?</text:p>
      <text:p text:style-name="P50">– Нормально осваиваюсь. Работу себе нашёл. Вот, к Норфолку Каррусу в ученики записался.</text:p>
      <text:p text:style-name="P50">–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text:soft-page-break/>– О, да, уже пять дней как. Так здорово снова чувствовать свои мышцы! Корсет был ужасен.</text:p>
      <text:p text:style-name="P50"/>
      <text:p text:style-name="P50">Аликорница прошлась передо мной с раскрытыми крыльями, демонстрируя восстановленную работоспособность.</text:p>
      <text:p text:style-name="P50">– Ну что же, рад за тебя, – я отвернулся, присел на край стола и стал изучать потолок. – Зачем вызывала?</text:p>
      <text:p text:style-name="P50"/>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50"/>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ты станешь называть меня «Ваше Высочество»!</text:p>
      <text:p text:style-name="P50"/>
      <text:p text:style-name="P50">Меня прорвало.</text:p>
      <text:p text:style-name="P50">–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50">Я вытащил из заднего кармана брюк смятую записку с королевскими вензелями и бросил её под ноги Селестии.</text:p>
      <text:p text:style-name="P50"/>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
      <text:p text:style-name="P50">…</text:p>
      <text:p text:style-name="P50"/>
      <text:p text:style-name="P50">Селестия глубоко выдохнула <text:s/>и развернулась.</text:p>
      <text:p text:style-name="P50">–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50"/>
      <text:p text:style-name="P50">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 последствии. Конечно, она была далека от совершенства. Но так ли безгрешен был ты сам, Анон?</text:p>
      <text:p text:style-name="P50"/>
      <text:p text:style-name="P50"><text:soft-page-break/>Я подошёл к аликорнице и прикоснулся к её шее.</text:p>
      <text:p text:style-name="P50">– Всё в порядке. Я тебя извиняю — и ценю твоё признание. Сам бы я ещё и не так себя повёл на твоём месте.</text:p>
      <text:p text:style-name="P50">– Да? А как бы ты себя повёл? – заинтересовалась Селестия.</text:p>
      <text:p text:style-name="P50">– Я бы не извинился. Огрызался и считал бы себя правым до последнего. Ещё и послал бы подальше.</text:p>
      <text:p text:style-name="P50"/>
      <text:p text:style-name="P50">Аликорница насмешливо покачала головой.</text:p>
      <text:p text:style-name="P50">–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
      <text:p text:style-name="P50">Я снова присел на столик, теперь уже лицом к аликорнице.</text:p>
      <text:p text:style-name="P50">– Так что случилось? Куда ты пропадала? Рассказывай.</text:p>
      <text:p text:style-name="P50"/>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
      <text:p text:style-name="P50">Селестия с силой толкнула сферу по касательной. Континенты и океаны слились в серый фон во вращении. Аликорница повернулась ко мне.</text:p>
      <text:p text:style-name="P50">–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9">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50">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50">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50"/>
      <text:p text:style-name="P50">Аликорница потёрла висок и растерянно посмотрела на меня. От меня не укрылись мешки под её глазами.</text:p>
      <text:p text:style-name="P50">–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50"/>
      <text:p text:style-name="P50">Опять эти тревожные заморочки о конце света! Впрочем, ты уже привык к ним, Анон.</text:p>
      <text:p text:style-name="P50"/>
      <text:p text:style-name="P50">Я обнял аликорницу, успокаивая.</text:p>
      <text:p text:style-name="P50">–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50"/>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50">Она проследовала к выходу, кивком головы приглашая меня следовать за ней.</text:p>
      <text:p text:style-name="P50"/>
      <text:p text:style-name="P50">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50"/>
      <text:p text:style-name="P50">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50">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50"/>
      <text:p text:style-name="P50">–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 После чего медленно покачала головой.</text:p>
      <text:p text:style-name="P50">– <text:s/>Нам не туда. Идём, Анон. Я хочу показать тебе Эквестрию, – тихо сказала она.</text:p>
      <text:p text:style-name="P50"/>
      <text:p text:style-name="P50">Аликорница продолжила прогулку. Я плёлся за ней, кляня себя последними словами. Мне хотелось провалиться под землю, желательно в самый адище.</text:p>
      <text:p text:style-name="P50">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50"/>
      <text:p text:style-name="P50"><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50"/>
      <text:p text:style-name="P50">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50"/>
      <text:p text:style-name="P50">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50"/>
      <text:p text:style-name="P50">Взобравшись на галерею по винтовой лестнице крохотной сторожевой башенки, мы остановились у края.</text:p>
      <text:p text:style-name="P50">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50"/>
      <text:p text:style-name="P50"><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text:p text:style-name="P50">– Что ты чувствуешь? – спросила аликорница.</text:p>
      <text:p text:style-name="P50">– У меня нет слов. Ничего прекраснее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Аликорница присела на каменную поверхность и застыла, любуясь пейзажем.</text:p>
      <text:p text:style-name="P50"/>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50"/>
      <text:p text:style-name="P50">–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50">–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50">–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50"/>
      <text:p text:style-name="P50">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50"/>
      <text:p text:style-name="P50">Я с трудом оторвал взгляд от счастливой тройки.</text:p>
      <text:p text:style-name="P50">– Проблемы? Что за проблемы? Извини, я таки прослушал.</text:p>
      <text:p text:style-name="P50"/>
      <text:p text:style-name="P50">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50"/>
      <text:p text:style-name="P50">– Когда твоя жизнь длится тысячи лет, начинаешь тонко чувствовать гармонию мира, – начала она…</text:p>
      <text:p text:style-name="P50"><text:soft-page-break/></text:p>
      <text:h text:style-name="Heading_20_2" text:outline-level="2"><text:span text:style-name="T13">9</text:span>. Кошмары<text:span text:style-name="T1"> пегасов</text:span></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а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3">–</text:span> Постой, не торопись,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36"/>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3">–</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
      <text:p text:style-name="P1"><text:span text:style-name="T13">–</text:span> Эмм… Они… м-м-м… не больны… в некотором смысле… <text:span text:style-name="T13">–</text:span> гонец изо всех сил ковырял копытом <text:s/>п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oft-page-break/><text:span text:style-name="T13">–</text:span> Сами… эээ… вроде как… ну… отказались…</text:p>
      <text:p text:style-name="P1">Пегас понурил голову и пытался протереть копытом пол.</text:p>
      <text:p text:style-name="P1"/>
      <text:p text:style-name="P1">Наконец, я всё поняла. <text:span text:style-name="T1">Гонец смущался не меня. Ему было стыдно за своих сородичей.</text:span> Для пегаса смысл жизни <text:span text:style-name="T13">—</text:span> в возможности летать. Добровольно отказаться от полётов для него <text:span text:style-name="T13">—</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5">***</text:p>
      <text:p text:style-name="P5"/>
      <text:p text:style-name="P18">Семь жеребят-подростков стояли передо мною с отсутствующим видом. Грозовые тучи скрывали последние лучики солнца, <text:span text:style-name="T89">но</text:span> <text:span text:style-name="T89">м</text:span>не не хотелось уходить с балкона: <text:span text:style-name="T88">в</text:span>ид Клаудсдейла должен воодушевлять моих гостей.</text:p>
      <text:p text:style-name="P18"/>
      <text:p text:style-name="P18">– Представьтесь вашей принцесс<text:span text:style-name="T1">е</text:span>! – шикнул на пегасов сопровождающий стражник.</text:p>
      <text:p text:style-name="P18">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летать пегасов, что работали дворниками и продавцами газет в Мэйнхэттене.</text:p>
      <text:p text:style-name="P1"><text:soft-page-break/></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text:span text:style-name="T87">своей</text:span>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проступало на их мордочках.</text:p>
      <text:p text:style-name="P2">Ах, как мне это знакомо! Пегасы <text:span text:style-name="T36">— </text:span><text:span text:style-name="T37">гордое и </text:span><text:span text:style-name="T36">упрямое племя. </text:span><text:span text:style-name="T37">В своё время нам с сестрой пришлось проявить буквально чудеса дипломатии </text:span><text:span text:style-name="T38">и такта</text:span><text:span text:style-name="T37"> для того, чтобы не позволить им развязать самоубийственную войну со всей Эквестрией.</text:span><text:span text:style-name="T36"> </text:span><text:span text:style-name="T38">И</text:span><text:span text:style-name="T37"> </text:span><text:span text:style-name="T36">если взрослые уже достаточно мудры, чтобы подчиняться долгу, к жеребятам нужен особый подход.</text:span></text:p>
      <text:p text:style-name="P2"><text:span text:style-name="T36">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61"><text:span text:style-name="T1">–</text:span> Ну же, Бинки, расскажи, что у тебя стряслось? <text:span text:style-name="T1">– </text:span><text:span text:style-name="T12">я улыбнулась.</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text:span text:style-name="T98">Ты боишься меня? </text:span>Неужели я такая страшная? <text:span text:style-name="T1">–</text:span> <text:span text:style-name="T95">я</text:span>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3"/>
      <text:p text:style-name="P3">Я прикрыла глаза и сконцентрировалась. Моя воля <text:span text:style-name="T86">протянулась сквозь пространство и </text:span>достигла древнего элементаля. Солар <text:span text:style-name="T13">— мой давний друг и он привык не удивляться моим </text:span><text:span text:style-name="T25">редким</text:span><text:span text:style-name="T13">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3"><text:span text:style-name="T23">Солнечные </text:span><text:span text:style-name="T13">лучи пробили тучи и осветили </text:span><text:span text:style-name="T21">небо. </text:span><text:span text:style-name="T23">Мелкая изморось, покрывшая шёрстку жеребят бахромой капелек, испарилась. </text:span><text:span text:style-name="T26">Тепло окутало озябшие тельца.</text:span><text:span text:style-name="T23"> </text:span><text:span text:style-name="T24">Бинки перестала дрожать.</text:span></text:p>
      <text:p text:style-name="P154"/>
      <text:p text:style-name="P97"><text:soft-page-break/><text:span text:style-name="T1">– </text:span><text:span text:style-name="T13">Видишь? </text:span><text:span text:style-name="T22">Я хоть и не пегас,</text:span><text:span text:style-name="T13"> но тоже кое-что могу </text:span><text:span text:style-name="T22">в плане погоды</text:span><text:span text:style-name="T13">, </text:span><text:span text:style-name="T1">– </text:span><text:span text:style-name="T11">прошептала</text:span><text:span text:style-name="T1"> я пегаске.</text:span></text:p>
      <text:p text:style-name="P155">Та несмело улыбнулась мне. Уши её чуть приподнялись.</text:p>
      <text:p text:style-name="P6">Я стала тихонько напевать <text:span text:style-name="T90">ей.</text:span></text:p>
      <text:p text:style-name="P6"/>
      <text:p text:style-name="P7">Кто у нас такой красивый,</text:p>
      <text:p text:style-name="P7">Сильный, смелый, не плаксивый?</text:p>
      <text:p text:style-name="P7">Кто <text:span text:style-name="T91">наш будущий герой?</text:span></text:p>
      <text:p text:style-name="P156">Наш проказник озорной?</text:p>
      <text:p text:style-name="P7"/>
      <text:p text:style-name="P7">Не грусти, моя <text:span text:style-name="T92">малышка</text:span>,</text:p>
      <text:p text:style-name="P158">Улыбнись, моя глупышка,</text:p>
      <text:p text:style-name="P7"><text:span text:style-name="T95">С</text:span>лёзки <text:span text:style-name="T95">вытри</text:span>, <text:span text:style-name="T95">причешись,</text:span></text:p>
      <text:p text:style-name="P158">От испуга отряхнись.</text:p>
      <text:p text:style-name="P7"/>
      <text:p text:style-name="P7">Я не враг тебе, <text:span text:style-name="T99">родная</text:span>,</text:p>
      <text:p text:style-name="P7">Я стою на страже <text:span text:style-name="T99">края,</text:span></text:p>
      <text:p text:style-name="P159"><text:span text:style-name="T100">Выдай</text:span>, <text:span text:style-name="T100">что страшит тебя?</text:span></text:p>
      <text:p text:style-name="P159">Не пугайся же меня!</text:p>
      <text:p text:style-name="P18"/>
      <text:p text:style-name="P98">Пегаска слабо <text:span text:style-name="T93">всхлипнула</text:span> и стала шептать мне в ответ.</text:p>
      <text:p text:style-name="P4"><text:span text:style-name="T1">–</text:span> Не-е-е-е-е… Я не тебя боюсь… Я летать боюсь…</text:p>
      <text:p text:style-name="P98">Пегаска набрала в грудь воздуха.</text:p>
      <text:p text:style-name="P4"><text:span text:style-name="T1">– </text:span>Потому что если я не сдам экзамен, меня отправят на Радужную Фабрику <text:span text:style-name="T97">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4"/>
      <text:p text:style-name="P1"><text:span text:style-name="T1">–</text:span> Угу. Правильно она говорит. <text:span text:style-name="T1">–</text:span> <text:span text:style-name="T1">п</text:span>робурчал <text:span text:style-name="T1">вдруг </text:span><text:span text:style-name="T59">старший. </text:span><text:span text:style-name="T2">–</text:span><text:span text:style-name="T5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6">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
      <text:p text:style-name="P6"><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6"/>
      <text:p text:style-name="P6">Лулу прибыла через пятнадцать минут.</text:p>
      <text:p text:style-name="P6">–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text:p text:style-name="P6">– Извини, Лулу, дело срочное.</text:p>
      <text:p text:style-name="P6">– Надеюсь, оно стоит Наших прерванных грёз о Ночной Эквестрии!</text:p>
      <text:p text:style-name="P6">– О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Нас всё это время??? Но кто??? Кто их отец?!! КТО ЭТОТ… !!!</text:p>
      <text:p text:style-name="P6">От волнения Луна перешла на грандэквестрийский. Мне пришлось закрыть ей крылом рот, чтобы не разбудить жеребят.</text:p>
      <text:p text:style-name="P6"/>
      <text:p text:style-name="P6">–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6">Луна умолкла и сосредоточилась. Постепенно её гнев сменился недоверием, а потом и ужасом.</text:p>
      <text:p text:style-name="P6">– Сто рогов Нам в круп! ЧТО ЭТО ЗА…</text:p>
      <text:p text:style-name="P6">От волнения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
      <text:p text:style-name="P6">Лу<text:span text:style-name="T102">на</text:span>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text:span text:style-name="T94">четыреста</text:span>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6"><text:soft-page-break/>–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упала на колени.</text:p>
      <text:p text:style-name="P6">– Проклятье! К такому Мы не были готовы!</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text:span text:style-name="T102">Лулу</text:span>?</text:p>
      <text:p text:style-name="P6">Я не верила своим глазам. Страхи прошлого вернулись ко мне с новой силой.</text:p>
      <text:p text:style-name="P6">– Сел, эта гадость пришла не из нашего мира. В их снах Мы видели…</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50"/>
      <text:p text:style-name="P50">Ну что же, основное искусство правления <text:span text:style-name="T13">— умение делегировать полномочия. Вечером того же дня я села за письменный стол.</text:span></text:p>
      <text:p text:style-name="P38"/>
      <text:p text:style-name="P45">“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5">Мне понадобятся твои способности к поиску и систематизации информации, которые ты, не сомневаюсь, отточила, будучи библиотекарем Понивилля”…</text:p>
      <text:p text:style-name="P50"/>
      <text:p text:style-name="P51">***</text:p>
      <text:p text:style-name="P50"/>
      <text:p text:style-name="P50">– Так ты поручила Твайлайт Спаркл расследование кошмарных снов жеребят?</text:p>
      <text:p text:style-name="P50">– Да, их и других подобных, начавшихся с той поры у многих пони. Мы назвали подобные сны «потусторонними» <text:span text:style-name="T13">— пришедшими “с той стороны”. Кроме того, в</text:span>скоре Твайлат Спаркл пришлось <text:soft-page-break/>объединить это расследование с другим. По всей Эквестрии начали исчезать пони.<text:span text:style-name="T13"> Как правило,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Селестия вздохнула.</text:p>
      <text:p text:style-name="P50">–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50">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3">—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50">– Нет проблем, Селестия. Я всё понимаю.</text:p>
      <text:p text:style-name="P50"><text:soft-page-break/>Аликорница приготовилась было взлетать, но в последний момент, приняв какое-то решение, остановилась. Прикусив губу, она посмотрела на меня нечитаемым взглядом.</text:p>
      <text:p text:style-name="P50">– Анониму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 Если хочешь.</text:p>
      <text:p text:style-name="P50">– Хорошо. До встречи, Сел.</text:p>
      <text:p text:style-name="P50">– До встречи, Анон.</text:p>
      <text:p text:style-name="P50"/>
      <text:h text:style-name="Heading_20_2" text:outline-level="2"><text:span text:style-name="T13">10</text:span>. (40*<text:span text:style-name="T13">ctg(Pi/4)-6)/(ln(e)-sin(0))</text:span></text:h>
      <text:p text:style-name="P50"/>
      <text:p text:style-name="P6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0"> </text:span>(быть может, к счастью). Всё, что я могу <text:span text:style-name="T13">— оставить тебе напутствие.</text:span></text:p>
      <text:p text:style-name="P61"><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1"><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61">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38">…</text:p>
      <text:p text:style-name="P38"/>
      <text:p text:style-name="P50">Тоже мне, философ выискался, Диоген копытный! Вот не люблю, когда всякие "гуру" с глубокомысленным видом порют чушь. Эквестрия <text:span text:style-name="T15">—</text:span> чудес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8"/>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Анонимус.</text:p>
      <text:p text:style-name="P1"><text:soft-page-break/>Я захлопнул трактат<text:span text:style-name="T13">.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pan text:style-name="T13">–</text:span> Я проведу вас, человек Анониму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7">— вся архитектура явно </text:span><text:span text:style-name="T36">была </text:span><text:span text:style-name="T47">заточена под крылатых. Таких, для которых приземлиться на балкон в тронном зале или уйти через портик на крыше</text:span><text:span text:style-name="T62"> </text:span><text:span text:style-name="T47">— обычное дело. </text:span><text:span text:style-name="T62">Хорошо, что </text:span><text:span text:style-name="T4">заместительная терапия Селестии и </text:span><text:span text:style-name="T62">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7">— книжный шкаф и напольная подставка для чтения с </text:span><text:span text:style-name="T36">упором в виде </text:span><text:span text:style-name="T47">голов</text:span><text:span text:style-name="T36">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6">жаровни</text:span><text:span text:style-name="T47"> и фонтанчик</text:span><text:span text:style-name="T36">а</text:span><text:span text:style-name="T47">. </text:span><text:span text:style-name="T36">Каменный пол комнаты был покрыт розовым ковром с длиннейшим ворсом.</text:span><text:span text:style-name="T47"> </text:span><text:span text:style-name="T36">Его центр занимал высокий </text:span><text:span text:style-name="T47">кругл</text:span><text:span text:style-name="T36">ый</text:span><text:span text:style-name="T47"> </text:span><text:span text:style-name="T36">футон</text:span><text:span text:style-name="T47"> </text:span><text:span text:style-name="T36">с</text:span><text:span text:style-name="T47"> велик</text:span><text:span text:style-name="T36">им</text:span><text:span text:style-name="T47"> множество</text:span><text:span text:style-name="T36">м</text:span><text:span text:style-name="T47"> подушек. Среди них я с удивлением заметил плюшевую единорожку </text:span><text:span text:style-name="T36">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Анон. – знакомый силуэт на балконе повернулся в мою сторону. Гардины раздвинулись и Селестия вошла в комнату.</text:p>
      <text:p text:style-name="P38"/>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
      <text:p text:style-name="P38"><text:soft-page-break/>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50">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
      <text:p text:style-name="P50">Держи себя в руках, Анон! Держи себя в руках!!! Вспоминай уравнения тригонометрии, если таблица умножения уже не помогает!</text:p>
      <text:p text:style-name="P50"/>
      <text:p text:style-name="P50">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50">Аликорница вздохнула и закатила глаза.</text:p>
      <text:p text:style-name="P38"><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0">Селестия печально покачала головой и осторожно подула в камин. Язычки пламени весело затанцевали среди головешек.</text:p>
      <text:p text:style-name="P50">Я скептически хмыкнул.</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Лулу действительно управляет луной, я не трогаю солнце <text:span text:style-name="T13">—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3">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50">Аликорница тяжко вздохнула.</text:p>
      <text:p text:style-name="P50"><text:soft-page-break/>–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3">.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text:span></text:p>
      <text:p text:style-name="P38">Селестия горько рассмеялась.</text:p>
      <text:p text:style-name="P50">– …<text:span text:style-name="T13">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3">— </text:span>не давать им окрепнуть настолько, чтобы они могли посеять смуту.</text:p>
      <text:p text:style-name="P50"/>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50">Аликорница зыркнула на меня, недовольно сморщив нос.</text:p>
      <text:p text:style-name="P38"><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 Я смутился.</text:p>
      <text:p text:style-name="P38"><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8">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8"><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Анон!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8"/>
      <text:p text:style-name="P38"><text:soft-page-break/>Держи себя в руках, Анон! Держи. Себя. В руках. Иначе тебе придётся вспоминать правила вычисления логарифмов!</text:p>
      <text:p text:style-name="P38"/>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8"><text:span text:style-name="T1">–</text:span> Ну же, Анон, ты как деревянный! Расслабься! Можно подумать, тебя никогда раньше не приглашали на свидания!</text:p>
      <text:p text:style-name="P38"/>
      <text:p text:style-name="P38">Святые яца! Анон, тебя пригласили на свидание! Я чувствовал, как краска заливает лицо. Уши стали горячими, как угли в камине.</text:p>
      <text:p text:style-name="P38"/>
      <text:p text:style-name="P38"><text:span text:style-name="T1">–</text:span> Эй, полегче! Ты пихаешься, как бульдозер!</text:p>
      <text:p text:style-name="P38"><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
      <text:p text:style-name="P38">Мне казалось, макушка <text:span text:style-name="T1">моего </text:span>черепа сейчас взорвётся, чтобы выпустить пар внутри.</text:p>
      <text:p text:style-name="P38"/>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8"><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text:p>
      <text:p text:style-name="P38">Только сейчас я заметил помещение, продолжающее в другую сторону выступ входного коридора.</text:p>
      <text:p text:style-name="P38"/>
      <text:p text:style-name="P50">Анон, тебе нужно напихать булыжники в карманы, чтобы не улететь под потолок от счастья!</text:p>
      <text:p text:style-name="P50"/>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50">Я посильнее закутался в полотенце. Чёрт, чем дальше, тем больше я чувствовал себя не в своей тарелке. Одно дело <text:span text:style-name="T13">— </text:span>фантазировать на эротические темы с фантастическим уклоном, и совсем другое <text:span text:style-name="T13">— </text:span>принимать в них участие! Ты слишком консервативен для этого, Анон.</text:p>
      <text:p text:style-name="P50">Стараясь отвлечь себя, я спросил:</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8"><text:soft-page-break/><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50"/>
      <text:p text:style-name="P38"><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50"/>
      <text:p text:style-name="P50">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50">– Примерно такие. – расхохоталась Селестия. <text:span text:style-name="T13">– С</text:span>пасибо, мне хоть инвалидное кресло не пририсовали!</text:p>
      <text:p text:style-name="P38">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3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38">– <text:span text:style-name="T1">Анон, 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50">Селестия фыркнула.</text:p>
      <text:p text:style-name="P50">–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ты… предлагаешь мне заняться сексом? С тобой? Но… как?</text:p>
      <text:p text:style-name="P38"><text:soft-page-break/><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Селестия закатила глаза.</text:p>
      <text:p text:style-name="P50">–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50"/>
      <text:p text:style-name="P50">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50">НИ-ЧЕ-ГО!</text:p>
      <text:p text:style-name="P50"/>
      <text:p text:style-name="P50">Селестия осторожно высвободилась из-под меня и встала с постели.</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13">–</text:span> Иногда хочется забыться, <text:span text:style-name="T13">–</text:span> перехватила мой взгляд аликорница, <text:span text:style-name="T13">–</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6"><text:span text:style-name="T13">–</text:span> А <text:span text:style-name="T1">водку</text:span> у вас принято пить?</text:p>
      <text:p text:style-name="P36"><text:span text:style-name="T13">–</text:span> Некоторые употребляют. Но правительница Эквестрии, пьющая кальвадос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50"><text:soft-page-break/>–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Она ещё спрашивает! Тебя сейчас можно использовать вместо половичка под её копытами, Анон!</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Селес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50"><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3">– Я несказанно рада, что, наконец-то, могу назвать тебя своим ближайшим другом. </text:span>– мурлыкнула Селестия. – <text:span text:style-name="T13">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
      <text:p text:style-name="P50"><text:span text:style-name="T13">– Это ты называешь </text:span>«<text:span text:style-name="T13">дружбой</text:span>»<text:span text:style-name="T13">? – с </text:span>улыбкой хмыкнул<text:span text:style-name="T13"> я. – </text:span>Мне нравится твоё чувство юмора.</text:p>
      <text:p text:style-name="P50">Аликорница в недоумении взглянула на меня.</text:p>
      <text:p text:style-name="P50"><text:span text:style-name="T13">– Анон, т</text:span>ебе не нравится моя дружба? Ты не принимаешь её? Ты чем-то недоволен?</text:p>
      <text:p text:style-name="P50">Я расхохотался и чуть не поперхнулся водой, плескавшейся у подбородка.</text:p>
      <text:p text:style-name="P50"><text:span text:style-name="T13">– </text:span>Нет, что ты, Сел, не мели ерунды! Я всем доволен, я просто в восторге. Мне вообще кажется, что я попал в рай, прямо в храм любви,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поняла моих чувств к тебе. Я <text:span text:style-name="T13">— не друг, я — нечто большее. Я тебя </text:span>лю…</text:p>
      <text:p text:style-name="P50">Копыто аликорницы закрыло мне рот прежде чем я успел договорить заветное слово.</text:p>
      <text:p text:style-name="P38">– Анон,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text:soft-page-break/>– Но почему? – в конце-концов выдавил я. – Что не так? Это из-за того, что я — человек?</text:p>
      <text:p text:style-name="P38">Селестия виновато закусила губу и отвернулась.</text:p>
      <text:p text:style-name="P38">–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8"/>
      <text:p text:style-name="P38">…</text:p>
      <text:p text:style-name="P38"/>
      <text:p text:style-name="P38">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8">Среди этого армагеддона стоял мой ангел-хранитель и шептал:</text:p>
      <text:p text:style-name="P38">– Анон… Я не смогу сделать тебя бессмертным… Мне очень жаль… Извини…</text:p>
      <text:p text:style-name="P38">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атиском аликорницы в последние <text:span text:style-name="T1">дни</text:span>, снова сковало стужей душу.</text:p>
      <text:p text:style-name="P38">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8"/>
      <text:p text:style-name="P38">“… пожалуйста, останься…”</text:p>
      <text:p text:style-name="P38">…</text:p>
      <text:p text:style-name="P38">Где этот чёртов носок?!</text:p>
      <text:p text:style-name="P38">…</text:p>
      <text:p text:style-name="P38">“… пойми, это эффект лазурного вина…”</text:p>
      <text:p text:style-name="P38">…</text:p>
      <text:p text:style-name="P38">Джинсы узкие, блядь! На мокрое тело хрен натянешь!</text:p>
      <text:p text:style-name="P38">…</text:p>
      <text:p text:style-name="P38">“… ох, я глупая…”</text:p>
      <text:p text:style-name="P38">…</text:p>
      <text:p text:style-name="P38">Так, всё. Шмотки на мне, вроде, ничего не забыл.</text:p>
      <text:p text:style-name="P38"/>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11. <text:span text:style-name="T1">Прощание</text:span></text:h>
      <text:p text:style-name="P50"/>
      <text:p text:style-name="P38">– <text:span text:style-name="T1">Норф!.. Эй, Норф! Ты где?..</text:span></text:p>
      <text:p text:style-name="P50"><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50">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51">***</text:p>
      <text:p text:style-name="P38"/>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6">«</text:span>сказочной обезьяне из Вечнодикого леса<text:span text:style-name="T36">»</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6">От нечего делать, стал прислушиваться к полушёпоту, витавшему под сводами зала.</text:p>
      <text:p text:style-name="P6"/>
      <text:p text:style-name="P6">…</text:p>
      <text:p text:style-name="P6"/>
      <text:p text:style-name="P1"><text:span text:style-name="T47">– </text:span><text:span text:style-name="T36">Говорят, в Додж-сити почти не осталось жителей. В местном депо перестали обслуживать паровозы из-за нехватки рабочих. Старик </text:span><text:span text:style-name="T47">–</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7">– </text:span><text:span text:style-name="T51">А из Пинто Крика уже месяц нет новостей…</text:span></text:p>
      <text:p text:style-name="P6"><text:span text:style-name="T47">– </text:span><text:span text:style-name="T5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50"/>
      <text:p text:style-name="P50">…</text:p>
      <text:p text:style-name="P50"/>
      <text:p text:style-name="P18"><text:span text:style-name="T51">– </text:span>“<text:span text:style-name="T1">Что я могу сделать, чтобы вернуть всё назад?</text:span>”</text:p>
      <text:p text:style-name="P18"><text:span text:style-name="T51">– </text:span><text:span text:style-name="T36">Так и сказала?</text:span></text:p>
      <text:p text:style-name="P1"><text:span text:style-name="T47">– </text:span><text:span text:style-name="T36">Да, </text:span><text:span text:style-name="T39">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8"><text:span text:style-name="T51">– </text:span><text:span text:style-name="T36">Что бы это значило, Флёр?</text:span></text:p>
      <text:p text:style-name="P18"><text:span text:style-name="T51">–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
      <text:p text:style-name="P50">…</text:p>
      <text:p text:style-name="P50"><text:soft-page-break/></text:p>
      <text:p text:style-name="P67">–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
      <text:p text:style-name="P67">…</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7">– Леди и джентльпони! Приём окончен! Её Высочество принцесса Селестия будет рада видеть <text:s/>вас в следующую среду!</text:p>
      <text:p text:style-name="P67">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7"/>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3">–</text:span> <text:span text:style-name="T1">Ты</text:span>?</text:p>
      <text:p text:style-name="P37">– Привет, Селестия. – подчёркнуто нейтрально обратился я. – Как дела?</text:p>
      <text:p text:style-name="P37">– <text:span text:style-name="T1">Здравствуй,</text:span> <text:span text:style-name="T1">Анон</text:span>. <text:s/><text:span text:style-name="T1">М</text:span>ягко говоря, <text:span text:style-name="T1">н</text:span>е очень.</text:p>
      <text:p text:style-name="P36"><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3">–</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6">—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3">–</text:span> А почему вы не поселитесь в более пригодном для земледелия месте?</text:p>
      <text:p text:style-name="P1">Селестия вздохнула.</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2">— </text:span><text:span text:style-name="T66">и </text:span><text:span text:style-name="T8">н</text:span>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как и мириться, мне не хотелось.</text:p>
      <text:p text:style-name="P37">– Порадовать, к сожалению, нечем. Норфолк Каррус, исчез. Судя по всему, во сне.</text:p>
      <text:p text:style-name="P37">– Норф? О-о-о, нет!</text:p>
      <text:p text:style-name="P37">Селестия в отчаянии села на пол, прижав копыто к виску. Голова её бессильно опустилась. Я никогда ещё не видел Селестию такой <text:span text:style-name="T6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7">–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7">Аликорница подняла голову и <text:span text:style-name="T1">удручённо</text:span> посмотрела на меня.</text:p>
      <text:p text:style-name="P37">–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7">– Может, спросишь Луну, куда деваются пони? Сон по её части.</text:p>
      <text:p text:style-name="P36"><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7">– Мне поговорить с ней?</text:p>
      <text:p text:style-name="P36"><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38">– Ну зашибись. Тогда она обрадуется следующей новости: я ухожу.</text:p>
      <text:p text:style-name="P38">Селестия еле заметно дрогнула ушами. Она отвернулась и молча смотрела в окно, не показывая эмоций.</text:p>
      <text:p text:style-name="P38">Я продолжил.</text:p>
      <text:p text:style-name="P38">–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Я решил умолчать о том, что после перенесенного унижения мне было в тягость находиться рядом с Селестией. Кобыла и так выглядела неважно.</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8">–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8">Селестия пошла к выходу, увлекая меня за собой.</text:p>
      <text:p text:style-name="P38">–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text:p text:style-name="P38">Явно Селестия заговаривает тебе зубы, Анон! Я подозрительно посмотрел на свёрток.</text:p>
      <text:p text:style-name="P38"/>
      <text:p text:style-name="P38">– А в мешочке что?</text:p>
      <text:p text:style-name="P38">Селестия скофуженно посмотрела в сторону.</text:p>
      <text:p text:style-name="P38">–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8">–<text:span text:style-name="T1"> Отправляйся, Анон. Очень надеюсь на успех твоей миссии. Обязательно пиши!</text:span></text:p>
      <text:p text:style-name="P50">Селестия повернулась и вышла из зала, подметая хвостом пол.</text:p>
      <text:p text:style-name="P38"/>
      <text:p text:style-name="P43">***</text:p>
      <text:p text:style-name="P38"/>
      <text:p text:style-name="P45">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5">Но со временем магии стало меньше, а мир стал более <text:span text:style-name="T1">твёрд и реален</text:span>.</text:p>
      <text:p text:style-name="P45"><text:soft-page-break/>–<text:span text:style-name="T1"> Но магия есть и сейчас, ма-ам!</text:span></text:p>
      <text:p text:style-name="P45"><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олени, бизоны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pan text:style-name="T1"> Весь мир как Вечнодикий лес?</text:span></text:p>
      <text:p text:style-name="P61">–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1">– Ма-ам, а со мной связан элементаль?</text:p>
      <text:p text:style-name="P61">–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1">Так возникли аликорны.</text:p>
      <text:p text:style-name="P61">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1">Имя её было Селестия.</text:p>
      <text:p text:style-name="P61">За ней последовала и сестра её, <text:span text:style-name="T13">Луна</text:span>.</text:p>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1">То есть, всегда.</text:p>
      <text:p text:style-name="P61">Тут и сказке конец. А теперь, Эйприл, залазь на полку и закрывай глазки.</text:p>
      <text:p text:style-name="P61">– Ну ма-ам! Раскажи ещё что-нибудь! Про Сомбру! Или про Дискорда!</text:p>
      <text:p text:style-name="P61">–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61"><text:soft-page-break/>– А почему только тебя? А меня? А дядю-<text:span text:style-name="T69">мино</text:span>тавра?</text:p>
      <text:p text:style-name="P61">– <text:s/>Тебя забрать я ему не дам. А в дядю не тыкай копытом, это невежливо! Спи уже, моя маленькая!</text:p>
      <text:p text:style-name="P61">– Поцелуй меня на ночь, ма-ам!</text:p>
      <text:p text:style-name="P61">– Конечно, моя хорошая…</text:p>
      <text:p text:style-name="P61"/>
      <text:p text:style-name="P38">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8"/>
      <text:p text:style-name="P37">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7">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7"><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34">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3"/>
      <text:p text:style-name="P37">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7"/>
      <text:p text:style-name="P37"><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7"><text:span text:style-name="T1">Гостинницы не для тебя, Анон</text:span> <text:span text:style-name="T62">— </text:span><text:span text:style-name="T4">зачем привлекать ненужное внимание</text:span><text:span text:style-name="T62"> к своей особе? </text:span><text:span text:style-name="T4">После всеобщего интереса кантерлотской знати к тебе, как к королевскому любимчику, тебе хочется покоя.</text:span><text:span text:style-name="T62"> Да и собраться с мыслями проще в доме, избавленном от </text:span><text:span text:style-name="T4">гостинничной </text:span><text:span text:style-name="T62">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8"/>
      <text:p text:style-name="P23">***</text:p>
      <text:p text:style-name="P18"><text:soft-page-break/></text:p>
      <text:p text:style-name="P18">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8">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8">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6"/>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6"> Эй, верзила, поосторожнее, лягать тя в пузо! Куда прёшься-то?</text:span></text:p>
      <text:p text:style-name="P18">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8">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8">– Ты <text:span text:style-name="T1">шт</text:span>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text:p>
      <text:p text:style-name="P38">–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text:soft-page-break/>–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text:span text:style-name="T1">Анонимус. Для друзей </text:span>— <text:span text:style-name="T1">Анон</text:span>. Приятно было познакомиться, Эпплджек.</text:p>
      <text:p text:style-name="P38">Я повернулся было уходить.</text:p>
      <text:p text:style-name="P38">– Э-э-э… <text:span text:style-name="T1">Анон</text:span>?</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8"><text:soft-page-break/>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8">– Эпплджек! Сколько можно повторять: <text:span text:style-name="T1">я </text:span>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text:span text:style-name="T1">Анон</text:span>.</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8">–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0">Рэрити оглянулась по сторонам и заговорчески подмигнула мне.</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text:span text:style-name="T1">пятнадцать</text:span> лет наблюдал в зеркале.</text:p>
      <text:p text:style-name="P38">–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3. Расследование <text:span text:style-name="T1">Твайлайт Спаркл</text:span></text:h>
      <text:p text:style-name="P38"/>
      <text:p text:style-name="P38">– Э-э-э… Добрый день?</text:p>
      <text:p text:style-name="P38">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50">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или единорожка смотрела на меня малость раздражённо? Фолиант с громким стуком хлопнулся на пол.</text:p>
      <text:p text:style-name="P38">–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7">исчезновений уже год. Почту за честь работать </text:span><text:span text:style-name="T36">под твоим руководством</text:span><text:span text:style-name="T47">. Погоди немного, я </text:span><text:span text:style-name="T36">от</text:span><text:span text:style-name="T47">систематизирую нужную информацию и расскажу тебе, насколько далеко смогла продвинуться.</text:span></text:p>
      <text:p text:style-name="P36"><text:soft-page-break/>“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4">, отступило.</text:span></text:p>
      <text:p text:style-name="P38">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8"/>
      <text:p text:style-name="P38">Покашливание единорожки вернуло меня из мира грёз в библиотеку.</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8"/>
      <text:p text:style-name="P38">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Книгоежка аж затопала на месте.</text:p>
      <text:p text:style-name="P38">–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0">Единорожка заметно поскучнела.</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8"><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50"><text:soft-page-break/>– Хм. Странно. А я помню, как ты, вертясь перед зеркалом, говорила: ну почему я не…</text:p>
      <text:p text:style-name="P50">–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39">***</text:p>
      <text:p text:style-name="P38"/>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9">«…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разумеется.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text:span>А<text:span text:style-name="T13"> что, если…”</text:span></text:p>
      <text:p text:style-name="P50"><text:span text:style-name="T13">–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text:soft-page-break/></text:p>
      <text:p text:style-name="P51">***</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доем только и иду.</text:p>
      <text:p text:style-name="P61">– Кстати, а что за припадок безумия был у Стар Свирла?</text:p>
      <text:p text:style-name="P61">–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1">– <text:span text:style-name="T66">Надо же! Ты вторая в Эквестрии после Селестии, кто упоминает о людях. И то, Селестия отзывалась о нас, как о сказочных существах.</text:span></text:p>
      <text:p text:style-name="P61">–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1">– Гм-м. Как-нибудь потом.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50">– То есть, эмм, мы должны сосредоточиться на том, что хотим увидеть?</text:p>
      <text:p text:style-name="P50">–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50">–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50">–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3">— максимум двух пони, </text:span>после чего мне придётся восстанавливаться около трёх месяцев<text:span text:style-name="T13">. С вами же я связана в круг Элементов Гармонии, что позволит мне вызвать магический резонанс и вовлечь в </text:span>Прозрение вас всех<text:span text:style-name="T13">. Поэтому я созвала вас и рассчитываю на вашу помощь.</text:span></text:p>
      <text:p text:style-name="P50">–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50">–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50">– Эмм, если не опаснее радуги, это хорошо. Тогда я, пожалуй, не буду предупреждать Ангела…</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поняши!</text:p>
      <text:p text:style-name="P50">– А кто ссорится-то, Твай? Рэрка думает, што никто не знает про её поникена-жеребца со вставным резиновым…</text:p>
      <text:p text:style-name="P50">– ЭППЛДЖЕК!!!</text:p>
      <text:p text:style-name="P50">– Я хотя б думать собираюсь об Эквестрии! И о том, што миру грозит опасность! Не то, што некоторые!</text:p>
      <text:p text:style-name="P50">–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38"/>
      <text:p text:style-name="P50">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2">***</text:p>
      <text:p text:style-name="P82"/>
      <text:p text:style-name="P61">Дата: 12.04.2142 А.<text:span text:style-name="T13">C</text:span>.</text:p>
      <text:p text:style-name="P61">Эксперимент: заклинание Прозрения</text:p>
      <text:p text:style-name="P61">Испытуемая: Эпплджек</text:p>
      <text:p text:style-name="P61">Синопсис: запись сна со слов испытуемой</text:p>
      <text:p text:style-name="P61">Замечания: после эксперимента в гриве у испытуемой появился седой локон.</text:p>
      <text:p text:style-name="P62"/>
      <text:p text:style-name="P62">~~~</text:p>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44">”</text:span></text:p>
      <text:p text:style-name="P14">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4">ведь </text:span><text:span text:style-name="T50">я </text:span><text:soft-page-break/><text:span text:style-name="T50">— одна из немногих, кто ещё видел тебя вживую. Пусть светит солнце, а уж найти Эпплснэка я смогу. Мне больше ничего не надо.”</text:span></text:p>
      <text:p text:style-name="P47"/>
      <text:p text:style-name="P6">Я прошла сквозь дверь.</text:p>
      <text:p text:style-name="P6">Снаружи вставало солнце. Размытое <text:span text:style-name="T34">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6">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6">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6">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6"> </text:span><text:span text:style-name="T45">Видения этих городов</text:span><text:span text:style-name="T56"> дрожали, <text:s/>пересекались </text:span><text:span text:style-name="T45">и постоянно множились</text:span><text:span text:style-name="T56">.</text:span></text:p>
      <text:p text:style-name="P49">У меня дико заболела голова, мне казалось, она вылезет из шляпы распухшим шаром. Я закрыла глаза.</text:p>
      <text:p text:style-name="P61"/>
      <text:p text:style-name="P61">Примечание: ПипБак? Стойло?</text:p>
      <text:p text:style-name="P1"/>
      <text:p text:style-name="P5">***</text:p>
      <text:p text:style-name="P1"/>
      <text:p text:style-name="P61">Дата: 12.04.<text:span text:style-name="T13">2142</text:span> А.С.</text:p>
      <text:p text:style-name="P61">Эксперимент: заклинание Прозрения</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7">—</text:span><text:span text:style-name="T18"> </text:span><text:span text:style-name="T66">всё, что удалось от неё добиться.</text:span></text:p>
      <text:p text:style-name="P1"/>
      <text:p text:style-name="P23">~~~</text:p>
      <text:p text:style-name="P24">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7">Примечание: человеки?</text:p>
      <text:p text:style-name="P7"/>
      <text:p text:style-name="P5">***</text:p>
      <text:p text:style-name="P50"/>
      <text:p text:style-name="P61">Дата: 12.04.<text:span text:style-name="T13">2142</text:span> А.С.</text:p>
      <text:p text:style-name="P61">Эксперимент: заклинание Прозрения</text:p>
      <text:p text:style-name="P61">Испытуемая: Рэрити</text:p>
      <text:p text:style-name="P61">Синопсис: запись сна со слов испытуемой</text:p>
      <text:p text:style-name="P61">Замечания: замечаний нет</text:p>
      <text:p text:style-name="P61"/>
      <text:p text:style-name="P46">~~~</text:p>
      <text:p text:style-name="P1"><text:span text:style-name="T36">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4"><text:span text:style-name="T1">Примечание:</text:span> <text:span text:style-name="T50">чёрный экран?</text:span></text:p>
      <text:p text:style-name="P47"/>
      <text:p text:style-name="P51">***</text:p>
      <text:p text:style-name="P50"/>
      <text:p text:style-name="P61">Дата: 12.04.<text:span text:style-name="T13">2142</text:span> А.С.</text:p>
      <text:p text:style-name="P61">Эксперимент: заклинание Прозрения</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46">~~~</text:p>
      <text:p text:style-name="P61"><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е: через месяц волосы Пинки пришли в обычное состояние, хотя при встрече с Рэйнбоу Дэш она по прежнему прячет глаза.</text:p>
      <text:p text:style-name="P61"/>
      <text:p text:style-name="P62">***</text:p>
      <text:p text:style-name="P61"/>
      <text:p text:style-name="P61">Дата: 12.04.<text:span text:style-name="T13">2142</text:span> А.С.</text:p>
      <text:p text:style-name="P61">Эксперимент: заклинание Прозрения</text:p>
      <text:p text:style-name="P61">Испытуемая: Флаттершай</text:p>
      <text:p text:style-name="P61">Синопсис: описание пробуждения испытуемой</text:p>
      <text:p text:style-name="P61">Замечания: получить описание сна оказалось невозможным. </text:p>
      <text:p text:style-name="P61"/>
      <text:p text:style-name="P46">~~~</text:p>
      <text:p text:style-name="P61">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е: при виде кексиков истерика случилась с Пинки Пай.</text:p>
      <text:p text:style-name="P61"/>
      <text:p text:style-name="P5">***</text:p>
      <text:p text:style-name="P1"/>
      <text:p text:style-name="P24">Сим повелеваем прекратить дальнейшие эксперименты<text:span text:style-name="T34"> с использованием </text:span><text:span text:style-name="T35">заклинания Прозрения</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Знакомство с <text:span text:style-name="T1">Рэйнбоу </text:span>Дэш</text:h>
      <text:h text:style-name="Heading_20_2" text:outline-level="2"/>
      <text:p text:style-name="P55">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5">Обмакнув перо в чернила, я начал письмо.</text:p>
      <text:p text:style-name="P61"/>
      <text:p text:style-name="P61">Привет, Сел (несмотря ни на что, мне всё же хочется называть тебя так. Ты же не против?).</text:p>
      <text:p text:style-name="P61"><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50"/>
      <text:p text:style-name="P50">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1"/>
      <text:p text:style-name="P61">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1">К сожалению, Луна запретила Твайлайт дальнейшие изыскания в этой сфере, что создало юридическую преграду для исследований.</text:p>
      <text:p text:style-name="P50"/>
      <text:p text:style-name="P50">…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0"/>
      <text:p text:style-name="P61">Кроме того, Твайлайт сожгла кучу оборудования, что обусловило невозможность дальнейших исследований физически.</text:p>
      <text:p text:style-name="P61"/>
      <text:p text:style-name="P50">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50">Ась? Секунду назад там никого не было!</text:p>
      <text:p text:style-name="P50">Я моргнул, но пегаска не исчезла.</text:p>
      <text:p text:style-name="P50"/>
      <text:p text:style-name="P50">–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0">Лёгкой хрипотцой и короткой стрижкой пегаска напоминала мальчишку.</text:p>
      <text:p text:style-name="P50">– А что такого с твоим домом? – поинтересовался я.</text:p>
      <text:p text:style-name="P50">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50">– Он опускается. – нехотя ответила пегаска и спрыгнула с подоконника. – Ещё пару месяцев — и я буду жить на земле, как какая-нибудь земнопони!</text:p>
      <text:p text:style-name="P50">Пегаска подошла к столу, встала на задние ноги и положила передние на столешницу.</text:p>
      <text:p text:style-name="P50">– Рэйнбоу Дэш! – отрекомендовалась пегаска. – А ты Анон, верно?</text:p>
      <text:p text:style-name="P50">Пегаска протянула мне копыто.</text:p>
      <text:p text:style-name="P50"><text:soft-page-break/>Я уже протянул было руку, но тут увидел нечто, после чего мне на глаза медленно опустилась красная пелена.</text:p>
      <text:p text:style-name="P50">Бля-а-а!</text:p>
      <text:p text:style-name="P50">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50">Полчаса работы к чёрту.</text:p>
      <text:p text:style-name="P50">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50">– Так это… Я могу чем-нибудь помочь?</text:p>
      <text:p text:style-name="P50">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0">– Можешь! – наконец придумал я, как мне казалось, остроумный ответ. – Надо принести кое-чего.</text:p>
      <text:p text:style-name="P50">–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0">– Не, так далеко не надо. – остановил я её с ухмылкой. – Сгоняй-ка за пивом. У меня как раз закончилось.</text:p>
      <text:p text:style-name="P50">Пегаска застыла на месте, не веря услышанному.</text:p>
      <text:p text:style-name="P50">–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50">Пегаска крутанулась на месте и молнией вылетела из комнаты — аж окно хлопнуло.</text:p>
      <text:p text:style-name="P50">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0"/>
      <text:p text:style-name="P61">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1"/>
      <text:p text:style-name="P50">БАЦ!</text:p>
      <text:p text:style-name="P50">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50">– Вот тебе твоё пиво, Анон! В жизни меня так не унижали!</text:p>
      <text:p text:style-name="P50">Пегаска смотрела на меня с вызовом и осуждением.</text:p>
      <text:p text:style-name="P50">– Извини, если пиво НЕ ТОЙ марки, но ты не удосужился назвать мне свою любимую! – съязвила пегаска.</text:p>
      <text:p text:style-name="P50">Я набрал воздуха в грудь побольше, чтобы взорваться гневной отповедью, но, неожиданно для себя рассмеялся.</text:p>
      <text:p text:style-name="P50">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50">Смех рвался наружу мощым потоком, я просто ухахатывался, упав под стол.</text:p>
      <text:p text:style-name="P50">– Странный ты какой-то! – заявила пегаска, озадаченно потирая затылок. – Сначала даёшь дурацкие задания, а потом сам же с них смеёшься.</text:p>
      <text:p text:style-name="P50"><text:soft-page-break/>Дэш сложила передние ноги на груди и продолжила.</text:p>
      <text:p text:style-name="P50">–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0">Я отсмеялся, наклонился через стол и потрепал пегаску по чёлке. Та в ответ с готовностью подставила голову.</text:p>
      <text:p text:style-name="P50">–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50">–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0">…</text:p>
      <text:p text:style-name="P50">А ведь пегаска говорит дело! Из того, что я помню, эта зебра-шаманка иногда даже выручала Твайлайт. Визит к ней будет совсем не лишним.</text:p>
      <text:p text:style-name="P50">– Ты права. Буду тебе признателен, если покажешь мне завтра утром, где живёт Зекора.</text:p>
      <text:p text:style-name="P50">Пегаска отрицательно помотала головой.</text:p>
      <text:p text:style-name="P50">–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0"/>
      <text:p text:style-name="P50">Вот чёрт! Походу, сон на сегодня отменяется. Я спрятал письмо в стол, накинул на плечи куртку и пошёл к выходу.</text:p>
      <text:p text:style-name="P50">Пегаска по-прежнему стояла у стола, делая вид, что её это не касается.</text:p>
      <text:p text:style-name="P50"/>
      <text:p text:style-name="P50">– Эмм. Так мы идём к Зекоре, или нет? Я думал, ты хотела помочь.</text:p>
      <text:p text:style-name="P50">Пегаска скорчила недовольную мордочку.</text:p>
      <text:p text:style-name="P50">– Вы, человеки, все такие не клёвые?</text:p>
      <text:p text:style-name="P50">– ?</text:p>
      <text:p text:style-name="P50">Пегаска принялась загибать копыта.</text:p>
      <text:p text:style-name="P50">– Я тебе принесла пиво — это раз! Подала идею с Зекорой — это два! А где моё вознаграждение???</text:p>
      <text:p text:style-name="P50">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50">– Сколько ты хочешь за помощь, Рэйнбоу Дэш? – спросил я ровным голосом и звякнул монетами.</text:p>
      <text:p text:style-name="P50">Пегаска скривила губы и отодвинула от себя мешочек.</text:p>
      <text:p text:style-name="P50">– Какой ты глупый! А ещё из Кантерлота! Мне не нужны твои серебряшки!</text:p>
      <text:p text:style-name="P50">– Чего же ты хочешь? Золотяшек? – саркастически спросил я.</text:p>
      <text:p text:style-name="P50">Пегаска уселась вплотную ко мне и поддела головой мою руку.</text:p>
      <text:p text:style-name="P50">– Почесушек! И не говори мне, что не умеешь! Ты только что делал это совершенно бесплатно!</text:p>
      <text:p text:style-name="P50">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0"><text:soft-page-break/>– Да. Да. Так. Гы. Ещё. Вот так. Кру-у-у-то-о-о!</text:p>
      <text:p text:style-name="P50">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50">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0"/>
      <text:p text:style-name="P50">…</text:p>
      <text:p text:style-name="P50"/>
      <text:p text:style-name="P50">–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0">Пегаска с хрустом потянулась.</text:p>
      <text:p text:style-name="P50">– А я категорически против этого!</text:p>
      <text:p text:style-name="P38"/>
      <text:p text:style-name="P39">***</text:p>
      <text:p text:style-name="P38"/>
      <text:p text:style-name="P38">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8">Я старался шагать по шпалам, чтобы не сбивать шаг. Очертания пегаски расплывались впереди на границе освещённого участка.</text:p>
      <text:p text:style-name="P50">– И как там, в Кантерлоте? Прикольно? Давненько там не была.</text:p>
      <text:p text:style-name="P50">–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0">–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0">Пегаска мечтательно вздохнула.</text:p>
      <text:p text:style-name="P50">– Что за чувство? – Я старался успевать за пегаской, для чего мне пришлось перейти на быстрый шаг.</text:p>
      <text:p text:style-name="P50">–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50">Я не поверил своим ушам.</text:p>
      <text:p text:style-name="P50">– Тебе угрожали клаудсдейлские пегасы? Тебе пришлось бросить дом?</text:p>
      <text:p text:style-name="P50">Пегаска фыркнула.</text:p>
      <text:p text:style-name="P50">–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0">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50">– Так и перестала бы с ними драться. В чём проблема?</text:p>
      <text:p text:style-name="P50">Я не мог различить выражения мордочки Дэш в полутьме, но сопение пегаски выдало её волнение.</text:p>
      <text:p text:style-name="P50"><text:soft-page-break/>– Они задирали Флаттершай. Она не могла им ответить. Она же не я!</text:p>
      <text:p text:style-name="P50">– А ты хотела бы вернуться?</text:p>
      <text:p text:style-name="P50">– Нет! – пегаска остановилась перед выросшей из темноты палаткой. За открытым пологом стоял непроглядный мрак.</text:p>
      <text:p text:style-name="P50">–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0">– А если она уже спит? – тоже шёпотом ответил я Дэш. – Как-то неудобно её будить.</text:p>
      <text:p text:style-name="P50">– Входи, Тот-Кого-Нет. – раздался вдруг низкий голос в темноте. – И ты, маленькая пегаска, тоже не стой на пороге.</text:p>
      <text:p text:style-name="P50">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50">Я закашлялся. На табак это не похоже, зебра явно курила травку.</text:p>
      <text:p text:style-name="P50">– Добрый вечер! – начал я. – Мы не знакомы, но Рэйнбоу Дэш посоветовала мне обратиться к вам. Я ищу ответы на пару вопросов.</text:p>
      <text:p text:style-name="P50">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50">– Я ищу любую информацию про Великое Откровение и Чёрный Экран. Буду очень признателен, если…</text:p>
      <text:p text:style-name="P50">– Молчи! Ничего не говори! – перебила меня Зекора.</text:p>
      <text:p text:style-name="P50">Заметив мой удивлённый взгляд, она объяснила:</text:p>
      <text:p text:style-name="P50">– Мало времени. Не у меня — у тебя. Другое Всё гонится за тобой и я не знаю, сколько тебе отмерено.</text:p>
      <text:p text:style-name="P50">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50">–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61"/>
      <text:p text:style-name="P61">«…Старый Свамбе говорит вам, маленькие иго-го, и вам, взрослые воины Нзака, и вам <text:span text:style-name="T6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1"/>
      <text:p text:style-name="P50">Зекора захлопнула книгу.</text:p>
      <text:p text:style-name="P50">– Это всё, что я могу сказать тебе, Тот-Кого-Нет.</text:p>
      <text:p text:style-name="P50"/>
      <text:p text:style-name="P50">Проклятье! И ради этого я тащился сюда посреди ночи?</text:p>
      <text:p text:style-name="P50"/>
      <text:p text:style-name="P50">–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50">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50"/>
      <text:p text:style-name="P50">Я был готов к тому, что зебра разозлится и выставит меня из шатра. Но Зекора только фыркнула.</text:p>
      <text:p text:style-name="P50">–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0">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50">– Зекора, почему ты называешь Анона Тем-Кого-Нет?</text:p>
      <text:p text:style-name="P50">В темноте сверкнула белозубая улыбка зебры.</text:p>
      <text:p text:style-name="P50">– Потому что когда я смотрю на дорогого твоему сердцу Анона, я вижу Ничто.</text:p>
      <text:p text:style-name="P50">Мне стало нехорошо.</text:p>
      <text:p text:style-name="P50"/>
      <text:p text:style-name="P51">***</text:p>
      <text:p text:style-name="P50"/>
      <text:p text:style-name="P50">Мы возвращались по ночному лесу к железной дороге. Пегаска летела возле меня на высоте груди.</text:p>
      <text:p text:style-name="P50">– Интересно, что Зекора имела в виду, когда говорила, что за тобой гонится Другое Всё? И как можно видеть Ничто?</text:p>
      <text:p text:style-name="P50">– Не обращай внимания. Когда курят траву, и не такое видят.</text:p>
      <text:p text:style-name="P50">–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50">Пегаска начала боксировать воздух. Я расхохотался.</text:p>
      <text:p text:style-name="P50">– Спасибо, Рэйнбоу Дэш! Я тронут.</text:p>
      <text:p text:style-name="P50">– Да ладно, Анон, чего уж там. – засмущалась пегаска. – Друзья иначе и не поступают. <text:span text:style-name="T66">И вот что. Зови меня Дэш! А то и мне придётся звать тебя полным именем, а я этого не выношу.</text:span></text:p>
      <text:p text:style-name="P50">Я кивнул и легонько хлопнул пегаску по крупу, принимая её предложение. Та скосила на меня вишнёвый глаз и фыркнула.</text:p>
      <text:p text:style-name="P50">–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50">Я фейспалмнул.</text:p>
      <text:p text:style-name="P1"/>
      <text:h text:style-name="Heading_20_2" text:outline-level="2">15. День сурка</text:h>
      <text:p text:style-name="P18"/>
      <text:p text:style-name="P6"><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6"/>
      <text:p text:style-name="P7">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21"/>
      <text:p text:style-name="P12">Дорога исчезла в снежном сугробе.</text:p>
      <text:p text:style-name="P12"/>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7"/>
      <text:p text:style-name="P6">Дрожащий круг света наткнулся на очертания белой фигуры.</text:p>
      <text:p text:style-name="P50">– Здравствуй, Анониму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в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6"><text:soft-page-break/><text:span text:style-name="T5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хотя бы твоим другом?</text:p>
      <text:p text:style-name="P50">Аликорница тихо засмеялась, защекотав мне ухо.</text:p>
      <text:p text:style-name="P50">–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стужу. Я обнимал аликорницу и мне было хорошо.</text:p>
      <text:p text:style-name="P50"/>
      <text:p text:style-name="P6">Где-то вдали, на пределе слышимости послышался стук.</text:p>
      <text:p text:style-name="P6"/>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text:p>
      <text:p text:style-name="P6">Стук стал громче.</text:p>
      <text:p text:style-name="P50">–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50"/>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0"/>
      <text:p text:style-name="P6">…</text:p>
      <text:p text:style-name="P6"/>
      <text:p text:style-name="P6">Тук-тук-тук.</text:p>
      <text:p text:style-name="P6">Я заворочался в постели, стараясь удержать ускользающий сон. Потянувшись за одеялом, рукой упёрся во что-то тёплое.</text:p>
      <text:p text:style-name="P6">Тук-тук-тук!</text:p>
      <text:p text:style-name="P6">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6">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text:soft-page-break/>– Уже бегу!</text:p>
      <text:p text:style-name="P50">Одевая штаны, я попрыгал к двери на одной ноге. На пороге стояла серая пегаска с косящим взглядом.</text:p>
      <text:p text:style-name="P50">– Привет, Анон.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6">Вручив конверт, пегаска улетела. Я присел на крыльцо, яростно массируя виски и вспоминая вчерашнее…</text:p>
      <text:p text:style-name="P6"/>
      <text:p text:style-name="P11">***</text:p>
      <text:p text:style-name="P6"/>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7">—</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6">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6"/>
      <text:p text:style-name="P6">…</text:p>
      <text:p text:style-name="P6"/>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3">заклинание П</text:span>розрения<text:span text:style-name="T13">.</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38"><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Прозрения…</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50">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родолжить аналогию с садовым шлангом <text:span text:style-name="T13">—</text:span>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6">– У меня недостаточно сил для контроля столь мощной энергии. И мне НЕ СТЫДНО в этом признаться! Я всего лишь единорог, не то, что некоторые!</text:span><text:span text:style-name="T47"> </text:span><text:span text:style-name="T36">Мощнее ускорителя только магия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text:span text:style-name="T1">Анон</text:span>.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0"><text:soft-page-break/><text:span text:style-name="T47">– Я </text:span><text:span text:style-name="T51">всегда буду оставаться в тени. </text:span><text:span text:style-name="T47">– </text:span><text:span text:style-name="T51">хлюпала единорожка. </text:span><text:span text:style-name="T47">–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3">– </text:span>Ты?!</text:p>
      <text:p text:style-name="P102"><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2"><text:span text:style-name="T13">– М</text:span>ожет, тогда ты скажешь, что в нём пошло не так и почему к вам попал я, а не сверхаликорн?</text:p>
      <text:p text:style-name="P102"><text:span text:style-name="T13">– </text:span>Не скажу. Заклинания Стар Свирла Бородатого обычно если срабатывают, то без ошибок.</text:p>
      <text:p text:style-name="P50"><text:span text:style-name="T13">– Если </text:span>только <text:span text:style-name="T13">их правильно вызывают. – </text:span>пробурчал Спайк, возвращаясь в корзинку.</text:p>
      <text:p text:style-name="P50">Я озадаченно взглянул на единорожку.</text:p>
      <text:p text:style-name="P36"><text:span text:style-name="T13">–</text:span> <text:span text:style-name="T1">Эмм. </text:span>Что он имел ввиду?</text:p>
      <text:p text:style-name="P36"><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3">–</text:span> <text:span text:style-name="T1">е</text:span>динорожка опустила голову.</text:p>
      <text:p text:style-name="P36"><text:span text:style-name="T13">– </text:span><text:span text:style-name="T1">Да, завершилось всё препаршиво. Принцесса Луна сказала, лучше бы её обратно на луну закинули.</text:span></text:p>
      <text:p text:style-name="P67">Единорожка с жаром закивала.</text:p>
      <text:p text:style-name="P36"><text:span text:style-name="T13">–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6"><text:span text:style-name="T13">– </text:span><text:span text:style-name="T1">Хм. Нет.</text:span></text:p>
      <text:p text:style-name="P36"><text:span text:style-name="T13">– </text:span><text:span text:style-name="T1">А друзья?</text:span></text:p>
      <text:p text:style-name="P36"><text:span text:style-name="T13">– </text:span><text:span text:style-name="T1">У меня был друг. Погиб два месяца назад.</text:span></text:p>
      <text:p text:style-name="P67">Уши единорожки опустились в печали.</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8">–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8">Единорожка покраснела и пробормотала нечто вроде: <text:span text:style-name="T36">«кстати, это идея…»</text:span></text:p>
      <text:p text:style-name="P1"><text:span text:style-name="T13">–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oft-page-break/><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6">.</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
      <text:p text:style-name="P50">«<text:span text:style-name="T32">Чужестранец-примат разбил сердце нашей обожаемой Селестии! Двор в отчаянии </text:span><text:span text:style-name="T17">—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
      <text:p text:style-name="P50">Папарацци хреновы!</text:p>
      <text:p text:style-name="P50">У меня засосало под ложечкой. Понятно, что писаки преувеличивают. Но всё же… Всё же надо черкнуть коняге письмо. Спросить, всё ли в порядке?</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50"><text:span text:style-name="T13">– </text:span>Привет, Эй-Джей! У тебя проблемы?</text:p>
      <text:p text:style-name="P50"><text:span text:style-name="T13">– </text:span>Привет, сахарок. <text:span text:style-name="T13">– </text:span>озабоченно поприветствовала меня фермерша.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3">– </text:span>А ты, Большой Мак, вместо того, ш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50"><text:span text:style-name="T13">–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3">–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3">– Г</text:span>отово. Принимай работу, хозяйка!</text:p>
      <text:p text:style-name="P50">Эпплджек присвистнула и стиснула меня в сокрушающих объятиях.</text:p>
      <text:p text:style-name="P50"><text:soft-page-break/><text:span text:style-name="T13">–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50">Кобылка строго посмотрела на брата.</text:p>
      <text:p text:style-name="P50"><text:span text:style-name="T13">– </text:span><text:s/>А перегруза не будет, половину товара Макинтош на себе дотащит.</text:p>
      <text:p text:style-name="P50"/>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3">– </text:span>Этой… Бери… Сам делал… Ток не говори никому, лады?</text:p>
      <text:p text:style-name="P50">Я кивнул и сунул флягу за пазуху. Биг Мак молниеносно накрыл дерюгой подсумок и через мгновение за телегу заглянула Эпплджек.</text:p>
      <text:p text:style-name="P50"><text:span text:style-name="T13">–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50"><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50"/>
      <text:p text:style-name="P50">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66">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66">объявляла вывеска.</text:span></text:p>
      <text:p text:style-name="P53">Ну что же, Анон, если тебе повезёт, ты найдёшь тут пару блюд без травы!</text:p>
      <text:p text:style-name="P53"/>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3">– </text:span>Свободно? <text:span text:style-name="T13">– </text:span>спросил я у единственной пони, сидящей за столиком.</text:p>
      <text:p text:style-name="P50"><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3">– <text:s/></text:span>Пирог с грибами, яишницу и чизкейк<text:span text:style-name="T13"> – </text:span>сообщил я подошедшей официантке.</text:p>
      <text:p text:style-name="P50"><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ак подушка, к тому же.</text:p>
      <text:p text:style-name="P50"><text:span text:style-name="T13">– </text:span>И салат «по-кантерлотски». <text:span text:style-name="T13">– добавил я к заказу я, удивляясь, причём тут подушка?</text:span></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3">– </text:span>Вы, наверное, ждёте кого-то?</text:p>
      <text:p text:style-name="P52"><text:span text:style-name="T13">– </text:span>Неа.</text:p>
      <text:p text:style-name="P52"><text:span text:style-name="T13">– </text:span>Просто обедаете?</text:p>
      <text:p text:style-name="P52"><text:span text:style-name="T13">– </text:span>Неа.</text:p>
      <text:p text:style-name="P52"><text:span text:style-name="T13">– </text:span>Просто сидите и мрачно смотрите на меня?</text:p>
      <text:p text:style-name="P52"><text:soft-page-break/><text:span text:style-name="T13">– </text:span>Неа.</text:p>
      <text:p text:style-name="P52"/>
      <text:p text:style-name="P52">Хм, а эта пони не из разговорчивых. Ну ладно.</text:p>
      <text:p text:style-name="P44"/>
      <text:p text:style-name="P52"><text:span text:style-name="T13">– </text:span>А что же вы делаете?</text:p>
      <text:p text:style-name="P52"><text:span text:style-name="T13">– </text:span>Веселюсь. <text:span text:style-name="T13">– </text:span>мрачно заявила пони.</text:p>
      <text:p text:style-name="P52"><text:span text:style-name="T13">–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3">– </text:span>Привет, Нон-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
      <text:p text:style-name="P52"><text:span text:style-name="T13">– </text:span>Мы с вами раньше встречались?</text:p>
      <text:p text:style-name="P52"><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3">– </text:span>Оставь, Салвер.<text:span text:style-name="T13"> </text:span>Ему за счёт заведения.</text:p>
      <text:p text:style-name="P50"><text:span text:style-name="T13">– </text:span>Ясно, мисс Пинки. <text:span text:style-name="T13">– </text:span>официантка кивнула и ушла.</text:p>
      <text:p text:style-name="P50"><text:span text:style-name="T13">– Ч</text:span>его-о-о?<text:span text:style-name="T13"> </text:span>Так это твой бар?</text:p>
      <text:p text:style-name="P50"><text:span text:style-name="T13">– </text:span>Агась. <text:span text:style-name="T13">– </text:span>поняха развела копыт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3">– </text:span>Тихо-тихо. <text:span text:style-name="T13">– </text:span>я оглянулся на посетителей. Поняху определённо надо было успокоить: шёпот Пинки, наверное, был слышен даже на улице. <text:span text:style-name="T13">– </text:span>Не вспоминай опять. Давай лучше выпьем на брудершафт. За знакомство.</text:p>
      <text:p text:style-name="P50"><text:span text:style-name="T13">– </text:span>Агась! <text:span text:style-name="T13">– согласно </text:span>кивнула пони, придвигая ко мне бутылку. <text:span text:style-name="T13">– </text:span>Хотя ты и так уже знаком со мной, глупенький Нон-нон,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3">– </text:span>У меня есть идея получше. <text:span text:style-name="T13">– </text:span>на свет показалась фляга Большого Макинтоша.</text:p>
      <text:p text:style-name="P50"><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oft-page-break/><text:span text:style-name="T13">– </text:span>Починил телегу. Только молчок про самогон, раз уж ты в курсе. <text:span text:style-name="T13">– </text:span>я разлил сидр по чашкам.</text:p>
      <text:p text:style-name="P50"><text:span text:style-name="T13">– </text:span>Да ты что?! Чтоб я раз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50"><text:s/>Сидр Биг Мака на вкус был безобидным, чуть забродившим яблочным соком. Я опорожнил свою чашку и заявил Пинки:</text:p>
      <text:p text:style-name="P50"><text:span text:style-name="T13">– </text:span>Эт-то ты наз-зваишь с-суфер-д-дуфер-с-сильн..?</text:p>
      <text:p text:style-name="P50">?!!</text:p>
      <text:p text:style-name="P50">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50"><text:span text:style-name="T13">– У </text:span>тебя такая смешная мордочка! <text:span text:style-name="T13">– </text:span>захихикали Пинки, покачиваясь. <text:span text:style-name="T13">– </text:span>Как будто ты <text:span text:style-name="T66">подкову </text:span>в пироге обнаружил. Ик! Или Селестию в ванной.</text:p>
      <text:p text:style-name="P50">Это сравнение пробудило во мне полузабытое воспоминание.</text:p>
      <text:p text:style-name="P50"><text:span text:style-name="T13">– </text:span>Эмм… Скажи-ка мне, мой друг П-п-пинки… Легенда про фаэри <text:span text:style-name="T18">— </text:span><text:span text:style-name="T66">эт правда?</text:span></text:p>
      <text:p text:style-name="P50"><text:span text:style-name="T18">– </text:span><text:span text:style-name="T66">Какая из? Их много, вообще-то. Ик!</text:span></text:p>
      <text:p text:style-name="P50"><text:span text:style-name="T18">– </text:span><text:span text:style-name="T66">Про принцесс. Про то, что они фаэри, спустившиеся с неба во плоти, чтоб помогать пони управлять Эквестрией?</text:span></text:p>
      <text:p text:style-name="P50"><text:span text:style-name="T18">– Н</text:span><text:span text:style-name="T66">он-нон, </text:span><text:span text:style-name="T18">– </text:span><text:span text:style-name="T66">захихикала Пинки, взъерошив копытами розовые кудряшки и попытавшись соорудить из них бороду, </text:span><text:span text:style-name="T18">–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50"><text:span text:style-name="T18">–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8">– </text:span><text:span text:style-name="T66">Ты что-о-о! Нельзя любить фаэри! Она похитит твоё сердце, и ты будешь искать её, пока не… </text:span><text:span text:style-name="T18">– </text:span><text:span text:style-name="T66">Пинки погрузилась мордочкой в так и не съеденный салат «по-кантерлотски» и захрапела.</text:span></text:p>
      <text:p text:style-name="P50"><text:span text:style-name="T18">– </text:span><text:span text:style-name="T66">Пока не умру?</text:span></text:p>
      <text:p text:style-name="P50"><text:span text:style-name="T18">– </text:span><text:span text:style-name="T66">Нет, глупенький. </text:span><text:span text:style-name="T18">– </text:span><text:span text:style-name="T66">пробулькала Пинки из миски. </text:span><text:span text:style-name="T18">– </text:span><text:span text:style-name="T66">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3"><text:span text:style-name="T13">– </text:span>Судя по тому, как ты стремительно сбежал от меня не попрощавшись, у тебя проблемы. <text:span text:style-name="T13">– </text:span>заметила с укором кобылка. <text:span text:style-name="T13">– </text:span>Странно, мы, вроде, только сегодня познакомились.</text:p>
      <text:p text:style-name="P53"><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3"><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3"><text:span text:style-name="T13">–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3"><text:span text:style-name="T13">– </text:span>Сто-о-ой! <text:span text:style-name="T13">– </text:span>заорал я. <text:span text:style-name="T13">– </text:span>Выпрыгивай из бочки!!!</text:p>
      <text:p text:style-name="P53">Кобылка-пилот улыбнулась и постукала копытцем по шлему, показывая, что не слышит меня.</text:p>
      <text:p text:style-name="P53"><text:span text:style-name="T13">– </text:span>Выпрыгива-а-а… <text:span text:style-name="T13">–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
      <text:p text:style-name="P53"><text:soft-page-break/><text:span text:style-name="T13">– </text:span>Э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3">– </text:span>Смотри, вот те и ответ на вопрос, куда деваются пони!</text:p>
      <text:p text:style-name="P53"><text:span text:style-name="T13">– </text:span>Где? <text:span text:style-name="T13">– </text:span>единорожка начала оглядываться.</text:p>
      <text:p text:style-name="P53"><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3"><text:span text:style-name="T13">– </text:span>И что? Я всё равно не пойму, куда деваются пони? И куда пропала Скуталу?</text:p>
      <text:p text:style-name="P53"><text:span text:style-name="T13">– Я </text:span>их ем. <text:span text:style-name="T13">– </text:span>зверски ухмыльнувшись, сообщил я кобылкам. <text:span text:style-name="T13">– </text:span>Мне нравятся пони. Особенно я люблю непослушных жеребят.</text:p>
      <text:p text:style-name="P53">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6">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Анонимусу, Понивилль.</text:p>
      <text:p text:style-name="P7">От кого: Кантерлот, Дворец, Королевский Секретариат Её Высочества, Дневной Главы Диархии, Принцессы Селестии.</text:p>
      <text:p text:style-name="P50"/>
      <text:p text:style-name="P63">Приветствую тебя, мой маленький человек!</text:p>
      <text:p text:style-name="P63">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3">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3">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63"><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3"><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3">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Анон,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3">P.S. Н</text:span>е гневите мироздание воровством! <text:span text:style-name="T32">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Анон! Крепко обнимаю <text:span text:style-name="T13">— </text:span>если ты уже не сердишься на меня <text:span text:style-name="T13">—</text:span> или просто кладу рог тебе на плечо в противном случае.</text:p>
      <text:p text:style-name="P63"/>
      <text:p text:style-name="P45">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5"/>
      <text:p text:style-name="P4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6. Мэйнхэттен</text:h>
      <text:p text:style-name="P86"/>
      <text:p text:style-name="P53"><text:span text:style-name="T13">–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3">– </text:span>Не отсылается. Глюк какой-то.</text:p>
      <text:p text:style-name="P53">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 написать солнцем «<text:span text:style-name="T13">х#й</text:span>» на небе, чем заставить пони-чинушу поступиться хотя бы запятой в должностных инструкциях.</text:p>
      <text:p text:style-name="P53"><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3"><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3"/>
      <text:p text:style-name="P54">***</text:p>
      <text:p text:style-name="P53"/>
      <text:p text:style-name="P6">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3"><text:span text:style-name="T13">– </text:span>Это неправильно! <text:span text:style-name="T13">– </text:span>заявила Рэйнбоу Дэш, отвернувшись от окна.</text:p>
      <text:p text:style-name="P53"><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3"><text:span text:style-name="T13">– </text:span>Да я не про то! <text:span text:style-name="T13">– </text:span>отмахнулась пегаска. <text:span text:style-name="T13">– </text:span>Посмотри на поле.</text:p>
      <text:p text:style-name="P53"><text:span text:style-name="T13">– </text:span>И что? Поле как поле.</text:p>
      <text:p text:style-name="P53"><text:soft-page-break/><text:span text:style-name="T13">– </text:span>Оно не убрано. <text:span text:style-name="T13">– </text:span>мрачно ответила пегаска. <text:span text:style-name="T13">–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3">– </text:span>У самого посёлка поля убраны. Наверняка дойдёт дело и до остальных.</text:p>
      <text:p text:style-name="P53"><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3">Я выложил на платок горку сдобы от Пинки и предложил печеньку пегаске. Та покрутила носом.</text:p>
      <text:p text:style-name="P53"><text:span text:style-name="T13">– </text:span>Спасибо, но от пинкиных плюшек у меня фланки округляются.</text:p>
      <text:p text:style-name="P53"><text:span text:style-name="T13">– </text:span>Да ладно тебе, Дэш! От одной не округлятся.</text:p>
      <text:p text:style-name="P53"><text:span text:style-name="T13">– </text:span>От одной —<text:span text:style-name="T13"> </text:span>нет. Но я же на одной не остановлюсь. <text:span text:style-name="T13">– п</text:span>егаска взяла карту и нахмурилась. <text:span text:style-name="T13">–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3"> </text:span>Как будто…</text:p>
      <text:p text:style-name="P53"><text:span text:style-name="T13">– О</text:span>но и понятно, что поля не убраны. Откуда же им быть убранными, когда на двух работающих пони целая толпа бездельников!</text:p>
      <text:p text:style-name="P53">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3">– </text:span>Они паслись… Ты можешь себе представить? Анон!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
      <text:p text:style-name="P53">…</text:p>
      <text:p text:style-name="P53"/>
      <text:p text:style-name="P53">ВЖИИИИИИИИИ!!!</text:p>
      <text:p text:style-name="P53"/>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3">– </text:span>Что за…?</text:p>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3"><text:span text:style-name="T13">– </text:span>Леди и джентльпони! Просьба не паниковать! Поезд дальше не идёт: впереди провал! <text:span text:style-name="T13">– </text:span>крикнул проводник.</text:p>
      <text:p text:style-name="P53"><text:span text:style-name="T13">– </text:span>Какой ещё, в дышло, провал? Я проезжал тут два дня назад!</text:p>
      <text:p text:style-name="P53"><text:span text:style-name="T13">– </text:span>Безобразие! Верните мне деньги за билет!</text:p>
      <text:p text:style-name="P53"><text:span text:style-name="T13">– </text:span>Как вы смеете! Я опоздаю в порт! Вы будете платить неустойку! <text:s/><text:span text:style-name="T13">–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3"/>
      <text:p text:style-name="P6"><text:soft-page-break/>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3">– </text:span>Эта дыра фиг знает на сколько длится! <text:span text:style-name="T13">– </text:span>заявила Дэш, выныривая из темноты. <text:span text:style-name="T13">–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3">– </text:span>Дэш, нам надо на ту сторону.</text:p>
      <text:p text:style-name="P53">Пегаска развела копытами.</text:p>
      <text:p text:style-name="P53"><text:span text:style-name="T13">– </text:span>Нет проблем. Я могу тебя перенести.</text:p>
      <text:p text:style-name="P53">Я с сомнением посмотрел на пегаску. Дэш в холке была мне по пояс.</text:p>
      <text:p text:style-name="P53"><text:span text:style-name="T13">–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3">Мля.</text:p>
      <text:p text:style-name="P53"><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3"> </text:span>я уже давно заметил, что пони, за исключением пегасов, по весу были не легче, а то и тяжелее меня. Я поплевал на руки и сбросил рюкзак.</text:p>
      <text:p text:style-name="P53"/>
      <text:p text:style-name="P53">…</text:p>
      <text:p text:style-name="P53"><text:soft-page-break/></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3"/>
      <text:p text:style-name="P53">Разумеется, я посмотрел вниз.</text:p>
      <text:p text:style-name="P53"/>
      <text:p text:style-name="P53">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
      <text:p text:style-name="P53">…</text:p>
      <text:p text:style-name="P53"/>
      <text:p text:style-name="P53">Я валялся на насыпи и трясся как в лихорадке. От пережитого шока меня тошнило. Ёбаная Селестия!</text:p>
      <text:p text:style-name="P53"><text:span text:style-name="T13">– </text:span>Ты как, в порядке? Анон? <text:span text:style-name="T13">– п</text:span>егаска озабоченно потрогала меня за плечо. <text:span text:style-name="T13">–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3">– </text:span>Я чувствую, что только что упустил отличную возможность отлить на вселенную!</text:p>
      <text:p text:style-name="P53"/>
      <text:p text:style-name="P54">***</text:p>
      <text:p text:style-name="P6"/>
      <text:p text:style-name="P6">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6"><text:soft-page-break/>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53"/>
      <text:p text:style-name="P64">«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6"><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3"/>
      <text:p text:style-name="P53"><text:span text:style-name="T13">– </text:span>Удостоверение личности предъявлять? <text:span text:style-name="T13">– </text:span>осведомился я.</text:p>
      <text:p text:style-name="P53"><text:span text:style-name="T13">– </text:span>Ч-ч-человеку А-а-анонимусу? <text:span text:style-name="T13">–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3">Дэш, ни слова не говоря, прислонила ухо к двери.</text:p>
      <text:p text:style-name="P53"><text:span text:style-name="T13">– </text:span>Будешь смеяться, но именно этим он и занят. Вызывает полицию по телефону. <text:span text:style-name="T13">– </text:span>сообщила пегаска.</text:p>
      <text:p text:style-name="P53"><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3">– </text:span>Оп-па! <text:span text:style-name="T13">– </text:span>пегаска оторвала ухо от двери. <text:span text:style-name="T13">– Анон</text:span>,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3">– </text:span>Сколько у нас времени?</text:p>
      <text:p text:style-name="P53">Дэш почесала в затылке.</text:p>
      <text:p text:style-name="P53"><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3">– </text:span>двадцать пя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3">–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soft-page-break/>…</text:p>
      <text:p text:style-name="P53"/>
      <text:p text:style-name="P53">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3"><text:span text:style-name="T13">– “</text:span>Портативный магоэнергетический ускоритель «<text:span text:style-name="T17">Psyntel Rari2+ DDR</text:span>»,<text:span text:style-name="T13"> </text:span>демо-прототип<text:span text:style-name="T13">” – </text:span>прочитал я на бирке. <text:span text:style-name="T13">– </text:span>Оно!</text:p>
      <text:p text:style-name="P53">Снаружи послышался вой сирены и цокот множества копыт.</text:p>
      <text:p text:style-name="P53"><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
      <text:p text:style-name="P53">Пиздец! Мы с Дэш переглянулись.</text:p>
      <text:p text:style-name="P53"><text:span text:style-name="T13">– </text:span>Это твои двадцать минут? <text:span text:style-name="T13">– </text:span>возмутился я. <text:span text:style-name="T13">– </text:span>Да ещё и десяти не прошло!</text:p>
      <text:p text:style-name="P53">Дэш вымучено скривилась.</text:p>
      <text:p text:style-name="P53"><text:span text:style-name="T13">– Человек</text:span> Анонимус, здание окружено! Мы знаем, что ты внутри! Выходи добровольно, или будешь взят силой! <text:span text:style-name="T13">– </text:span>загремел усиленный мегафоном голос.</text:p>
      <text:p text:style-name="P53">Я разбил топором стеклянные дверцы прибора и вытащил рубины.</text:p>
      <text:p text:style-name="P53"><text:span text:style-name="T13">–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3">Пегаска отрицательно помотала головой.</text:p>
      <text:p text:style-name="P53"><text:span text:style-name="T13">– </text:span>Ну уж фигушки. Я тебя тут не оставлю.</text:p>
      <text:p text:style-name="P53"><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3">– Н</text:span>е тупи! <text:span text:style-name="T13">– </text:span>упрямо мотнула головой пегаска. <text:span text:style-name="T13">–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3">– </text:span>Быстро за мной! <text:span text:style-name="T13">–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3">– Ю-</text:span>хууу<text:span text:style-name="T13">!!!</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3">–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3"><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3">– Анон</text:span>, подвинься!</text:p>
      <text:p text:style-name="P53">Пегаска оттеснила меня крупом и повернулась к двери задом.</text:p>
      <text:p text:style-name="P53"><text:span text:style-name="T13">–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3">– </text:span>Ты чего на меня так уставился? <text:span text:style-name="T13">– </text:span>подозрительно спросила пегаска.</text:p>
      <text:p text:style-name="P53"><text:span text:style-name="T13">– </text:span>Да так… Не ожидал, что ты такая…</text:p>
      <text:p text:style-name="P53"><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3">– </text:span>Ну вот, теперь действуй! — я положил рубины в кошелёк, повесил его пегаске на шею и вдруг, сам для себя неожиданно, обнял её худенькое тело.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3">– </text:span>Ты! Не! По! Нял! Те! Бе! Не! Льзя! Тут! Ос! Та! ВАТЬСЯ!!! <text:span text:style-name="T13">–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Таких ругательств, что раздались через мгновение, ты ещё в Эквестрии не слыхал, Анон!</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3">–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text:soft-page-break/>Некоторое время было тихо. Потом хлопнули ставни и чей-то сонный голос недовольно пробормотал:</text:p>
      <text:p text:style-name="P53"><text:span text:style-name="T13">–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3">–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3">– </text:span>Так-так, посмотрим, что тут у нас. Ага. Гм. Это наверняка тот монстр-примат, о котором писали в газетах. Занятно.</text:p>
      <text:p text:style-name="P53">Я крутился в левитационном поле перед единорожкой как некий диковинный экспонат из шоу уродцев.</text:p>
      <text:p text:style-name="P53"><text:span text:style-name="T13">– </text:span>А это у нас кто? Гм-м. Пегаска. Вот так раз! Рэйнбоу Дэш! Какими судьбами?</text:p>
      <text:p text:style-name="P53"><text:span text:style-name="T13">– </text:span>ТРИКСИ! <text:span text:style-name="T13">– <text:s/></text:span>фейсхуфнула Дэш. <text:span text:style-name="T13">– </text:span>Во имя Селестии, ЧТО ты тут делаешь?!!</text:p>
      <text:p text:style-name="P53"><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3">Так как дипломатические таланты пегаски явно оставляли желать лучшего, я решил взять переговоры в свои руки.</text:p>
      <text:p text:style-name="P53"><text:span text:style-name="T13">– </text:span>Эээ. Гм. Я дико извиняюсь, мы не знали, что вы спите днём, а то бы ни за что не стали вас тревожить. Мы тут пролетали мимо, и я подумал…</text:p>
      <text:p text:style-name="P53"><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3"><text:span text:style-name="T13">– </text:span>Трикси! Не смей! У нас мегаважное задание! Нам нужно вернуться в Понивилль во что бы то ни стало! <text:span text:style-name="T13">– </text:span>пегаска извивалась изо всех сил, пытаясь выбраться из магического захвата.</text:p>
      <text:p text:style-name="P53"><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3">– </text:span>Ей ведь нельзя рассказывать, да?</text:p>
      <text:p text:style-name="P53"><text:span text:style-name="T13">– </text:span>Нельзя. <text:span text:style-name="T13">– </text:span>подтвердил я. <text:span text:style-name="T13">–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3">– </text:span>Трикси. Если ты нас не выдашь, я готова выступать. В твоих представлениях. Кем угодно. Целый месяц! После сопровождения Анона в Понивилль…</text:p>
      <text:p text:style-name="P53"><text:span text:style-name="T13">– </text:span>ОГО!</text:p>
      <text:p text:style-name="P53">Единорожка аж села на крыльцо от удивления.</text:p>
      <text:p text:style-name="P53"><text:span text:style-name="T13">– </text:span>Представлем себе, ЧТО вы скрываете, если ты готова на ТАКОЕ! Признаюсь, тебе удалось нас заинтересовать!</text:p>
      <text:p text:style-name="P53"><text:soft-page-break/>Единорожка в задумчивости стала ходить по веранде туда-сюда, разговаривая сама с собой.</text:p>
      <text:p text:style-name="P53"><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3">– </text:span>Мы приняли решение не выдавать вас полиции в обмен на то, что вы расскажете нам о вашей секретной миссии!</text:p>
      <text:p text:style-name="P53"><text:span text:style-name="T13">– </text:span>Не пойдёт! <text:span text:style-name="T13">– </text:span>заявил я. <text:span text:style-name="T13">– </text:span>Я уже сказал, что это тайна. Мне добавить нечего.</text:p>
      <text:p text:style-name="P53"><text:span text:style-name="T13">– </text:span>Да неужели? <text:span text:style-name="T13">– </text:span>захлопала ресницами Трикси. <text:span text:style-name="T13">–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0"/>
      <text:p text:style-name="P53"><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3"><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Я едва не пропустил мимо ушей сказанное единорожкой.</text:p>
      <text:p text:style-name="P53"><text:span text:style-name="T13">– </text:span>Стой! Что ты там сказала о Селестии? Куда она исчезла?</text:p>
      <text:p text:style-name="P53">Трикси молча левитировала мне газеты с трюмо.</text:p>
      <text:p text:style-name="P53"/>
      <text:p text:style-name="P53">…</text:p>
      <text:p text:style-name="P53"/>
      <text:p text:style-name="P53">Ох, фак! Фак-фак-фак!!!</text:p>
      <text:p text:style-name="P53"/>
      <text:p text:style-name="P53">«<text:span text:style-name="T32">Исчезновение дневной главы диархии: Эквестрия в панике!</text:span>» (статья двухдневной давности).</text:p>
      <text:p text:style-name="P53">«<text:span text:style-name="T32">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3">«<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3"><text:soft-page-break/>«<text:span text:style-name="T32">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3">«<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
      <text:p text:style-name="P53">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40"><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3"><text:span text:style-name="T13">– </text:span>Прикинь, а? <text:span text:style-name="T13">– </text:span>участливо ткнулась в меня носом Дэш. <text:span text:style-name="T13">– </text:span>Над моими приколами тоже одна я и смеюсь. У<text:span text:style-name="T13"> </text:span>большинства вместо чувства юмора жир на ляжках.</text:p>
      <text:p text:style-name="P69">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3">Я зажал голову в ладонях и застонал, покачиваясь из стороны в сторону.</text:p>
      <text:p text:style-name="P53"><text:span text:style-name="T13">– Анон</text:span>?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3">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3"><text:soft-page-break/>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9"><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3"/>
      <text:p text:style-name="P53">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3">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40">–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3">Дэш в отчаянии стала трясти меня. При последних её словах у меня в мозгу зажглась лампочка.</text:p>
      <text:p text:style-name="P53">Флаттершай. Эпплджек. Рэрити. Пинки Пай. Твайлайт. Рэйнбоу Дэш. Бинго!</text:p>
      <text:p text:style-name="P53">МУ-ХА-ХА!</text:p>
      <text:p text:style-name="P53">Кажется, ты знаешь, как показать фак провидению, Анон! The <text:span text:style-name="T13">Show must go on!</text:span></text:p>
      <text:p text:style-name="P53">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единорожку, поднимаясь с пола.</text:span></text:p>
      <text:p text:style-name="P40">– <text:span text:style-name="T1">О, да! Великая и Могучая Трикси держит слово!</text:span></text:p>
      <text:p text:style-name="P53">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3">– Ы! Ы! Ы! Ы! Ы!</text:p>
      <text:p text:style-name="P53">Дэш стучала лбом о сосну с такой силой, что на неё сверху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Ещё лучше, чем почесушки!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ты очень неустойчиво сидишь! Не сердись!</text:p>
      <text:p text:style-name="P53">Я покровительно похлопал пегаску по шее.</text:p>
      <text:p text:style-name="P53">–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вторично.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text:soft-page-break/>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3">Наконец Дэш приземлилась, пропахав в дёрне борозды тормозного следа.</text:p>
      <text:p text:style-name="P53">– Ффух! Ещё бы немного, и я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Анон, залазь в фургон. Там впереди какой-то посёлок. Купим еды и узнаем новости.</text:p>
      <text:p text:style-name="P53"/>
      <text:p text:style-name="P54">***</text:p>
      <text:p text:style-name="P53"/>
      <text:p text:style-name="P53">День спустя…</text:p>
      <text:p text:style-name="P53"/>
      <text:p text:style-name="P53">«<text:span text:style-name="T32">Добро пожаловать в Груммингтон! Вам здесь рады!</text:span></text:p>
      <text:p text:style-name="P53"><text:span text:style-name="T32">Население города </text:span><text:span text:style-name="T68">302 пони</text:span><text:span text:style-name="T32">.</text:span></text:p>
      <text:p text:style-name="P53"><text:span text:style-name="T68">250 пони</text:span><text:span text:style-name="T32">.</text:span></text:p>
      <text:p text:style-name="P53"><text:span text:style-name="T68">125 поней</text:span><text:span text:style-name="T32">.</text:span></text:p>
      <text:p text:style-name="P53"><text:span text:style-name="T32">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3">Я вернулся за столик у окна и продолжил писать письмо.</text:p>
      <text:p text:style-name="P53"/>
      <text:p text:style-name="P53">«…<text:span text:style-name="T28">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4">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4"><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Не знаю, зачем я перед тобой оправдываюсь? Ладно.</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Анон. </text:span><text:span text:style-name="T28">Дружба </text:span><text:span text:style-name="T43">—</text:span><text:span text:style-name="T28"> </text:span><text:span text:style-name="T3">э</text:span><text:span text:style-name="T28">то, </text:span><text:span text:style-name="T70">так её </text:span><text:span text:style-name="T3">разэтак</text:span><text:span text:style-name="T70">,</text:span><text:span text:style-name="T28"> магия!</text:span></text:p>
      <text:p text:style-name="P152"/>
      <text:p text:style-name="Standard"><text:span text:style-name="T28">P.S. Мне тебя не хватает. Сильно.</text:span><text:span text:style-name="T62">»</text:span></text:p>
      <text:p text:style-name="P53"/>
      <text:p text:style-name="P53">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3">Пегаска фейсхуфнула. Я прижал её к себе и успокаивающе гладил по гриве.</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 У меня есть одно соображение, хочу проверить.</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Ай! Вроде не сплю — боль чувствуется. Тогда какого сена я падаю?!!</text:p>
      <text:p text:style-name="P53">– Дэш. – мягко сказал я. – Пегасы держатся в воздухе, не в последнюю очередь, за счёт магии. Одних крыльев ведь недостаточно? Правильно?</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Ы-ы-ы… Почему всё так… хнык… паршиво? Что мы сделали не так? Хнык… Я даже не знаю, с кем надо подраться, чтобы всё исправить…</text:p>
      <text:p text:style-name="P53"><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3">– Анон?</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вместе, что бы ни случилось. Обещаю тебе.</text:p>
      <text:p text:style-name="P53">Пегаска утешилась и замерла, глядя в огонь. Время от времени она горько всхлипывала, сотрясаясь всем телом.</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Анон? Расскажи какую-нибудь сказку на ночь? Что-то спать не хочется.</text:p>
      <text:p text:style-name="P53">Пегаска залезла на диван и похлопала по подушке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
      <text:p text:style-name="P53">…</text:p>
      <text:p text:style-name="P53"/>
      <text:p text:style-name="P53">– Вот тебе поучительная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пожалуйста-пожалуйста! Больше не буду, только объясни, как жабы оказались в Кантерлоте?</text:p>
      <text:p text:style-name="P53"><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3">Я пожал плечами, устроился поудобнее и укрылся одеялом.</text:p>
      <text:p text:style-name="P53"/>
      <text:p text:style-name="P53">…</text:p>
      <text:p text:style-name="P53"/>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размеренный 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символы.</text:p>
      <text:p text:style-name="P53"><text:soft-page-break/></text:p>
      <text:p text:style-name="P53">«<text:span text:style-name="T68">37 пни</text:span></text:p>
      <text:p text:style-name="P72">24пн</text:p>
      <text:p text:style-name="P72">15</text:p>
      <text:p text:style-name="P53"><text:span text:style-name="T32">1</text:span>»</text:p>
      <text:p text:style-name="P53"/>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3"/>
      <text:p text:style-name="P53">«<text:span text:style-name="T32">Добро пожаловать в Груммингтон! Вам здесь рады!</text:span></text:p>
      <text:p text:style-name="P53"><text:span text:style-name="T32">Население города </text:span><text:span text:style-name="T68">302 пони</text:span><text:span text:style-name="T32">.</text:span></text:p>
      <text:p text:style-name="P53"><text:span text:style-name="T68">250 пони</text:span><text:span text:style-name="T32">.</text:span></text:p>
      <text:p text:style-name="P53"><text:span text:style-name="T68">125 поней</text:span><text:span text:style-name="T32">.</text:span></text:p>
      <text:p text:style-name="P53"><text:span text:style-name="T32">54 паня.</text:span>»</text:p>
      <text:p text:style-name="P53"/>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Анон!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
      <text:p text:style-name="P53">УУУУУУРРРРРРГГГГХХХХХХХ!!!</text:p>
      <text:p text:style-name="P53"/>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Анон, запрыгивай!</text:p>
      <text:p text:style-name="P53"><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3"/>
      <text:h text:style-name="Heading_20_2" text:outline-level="2">18. Филлидельфия</text:h>
      <text:p text:style-name="P40"/>
      <text:p text:style-name="P53">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3">Я поднял кусок газеты, прибитый ветром к ограждению и быстро пробежался по заголовкам.</text:p>
      <text:p text:style-name="P53"/>
      <text:p text:style-name="P53">«<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9">«</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9">».</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с аттестатами по ускоренному курсу</text:span>». «<text:span text:style-name="T32">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3"/>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3"><text:soft-page-break/>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3">–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
      <text:p text:style-name="P53">…</text:p>
      <text:p text:style-name="P53"/>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 Ты слишком стар для таких шуток, Анон!</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3">– Бггг! – <text:s/>заржала пегаска. – Анон, не будь нытиком! Прикольная же шутка!</text:p>
      <text:p text:style-name="P53"><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Пегаска прижала уши и съёжилась.</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покраснела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идя меня впервые.</text:p>
      <text:p text:style-name="P53">– Ты имеешь ввиду, что тебе утром некому сказать: «Привет, хорошего дня»?</text:p>
      <text:p text:style-name="P53">– Да, примерно это я и имел ввиду.</text:p>
      <text:p text:style-name="P53">Пегаска печально покачала головой.</text:p>
      <text:p text:style-name="P53">– Сочувствую. Без друзей не прикольно. Всем нужны друзья. Даже Дискорду, дискорд его забери!</text:p>
      <text:p text:style-name="P53"><text:soft-page-break/>Пегаска вдруг стала на задние ноги, положив передние мне на плечи. Нос её практически упёрся в мой.</text:p>
      <text:p text:style-name="P53">– Анон! В Эквестрии у тебя всегда будут друзья, что бы ни случилось! Обещаю!</text:p>
      <text:p text:style-name="P53">Я растроганно обнял пегаску и погладил её по шее.</text:p>
      <text:p text:style-name="P53">– Спасибо, Дэш. Это просто здорово!</text:p>
      <text:p text:style-name="P53">Пегаска положила голову мне на плечо и прижалась всем телом в ответ.</text:p>
      <text:p text:style-name="P53"/>
      <text:p text:style-name="P53">…</text:p>
      <text:p text:style-name="P53"/>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3">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ей вернут его стоимость из казны.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то пятьдесят фунтов. – больший из двух котелков отправился в провал.</text:p>
      <text:p text:style-name="P53">– Я могу тянуть тебя, когда ты весишь сто восемьдесят фунтов. – половина наших запасов картошки ухнула следом.</text:p>
      <text:p text:style-name="P53">– Я могу тащить тебя, когда ты весишь двести! – насос и запасное колесо к самокату улетели туда же.</text:p>
      <text:p text:style-name="P53">–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3"><text:soft-page-break/>– Погоди, Дэш, консервы-то не выкидывай! Ты ж сама говорила, что только-только размялась и всё такое. <text:span text:style-name="T69">И товары</text:span> вовсе<text:span text:style-name="T69"> не </text:span>бесплатные<text:span text:style-name="T69"> <text:s/></text:span>— я оставлял в магазинах деньги! — последние, кстати. Дай, я сам отберу припасы…</text:p>
      <text:p text:style-name="P53"/>
      <text:p text:style-name="P53">…</text:p>
      <text:p text:style-name="P53"/>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3">– «Трасса 52» – прочла Дэш на табличке и почесала в затыл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у-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text:soft-page-break/></text:p>
      <text:p text:style-name="P53">…</text:p>
      <text:p text:style-name="P53"/>
      <text:p text:style-name="P64">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Ано-о-он! Ано-о-он! Ано-о-он!</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4">Я открываю глаза и вижу фигуру в голубом.</text:p>
      <text:p text:style-name="P64"/>
      <text:p text:style-name="P53">…</text:p>
      <text:p text:style-name="P53"/>
      <text:p text:style-name="P53"><text:soft-page-break/>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Ано-о-он! Ано-о-он! Встава-а-ай!</text:p>
      <text:p text:style-name="P53">– И как, интересно, я могу встать, если ты стоишь прямо надо мной? – с трудом отвечаю я.</text:p>
      <text:p text:style-name="P53">– Хорош умничать! – буркнула пегаска сквозь слёзы. – Анон?!!</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3">–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коснувшись своими губами моих.</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Анон.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километров, и на этом выдохнусь. Что неудивительно, учитывая тот образ жизни, что я вёл в прошлом мире.</text:p>
      <text:p text:style-name="P53"><text:span text:style-name="T13">–</text:span> А какой у тебя там был образ жизни?</text:p>
      <text:p text:style-name="P53"><text:span text:style-name="T13">–</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3">–</text:span> Лягать-колотить! Ты сидел в тюрьме? За что тебя посадили?</text:p>
      <text:p text:style-name="P53"><text:span text:style-name="T13">–</text:span> Я не сидел в тюрьме! У меня работа сидячая. Была. Программисты так работают, понимаешь? Сидя. У нас это в порядке вещей.</text:p>
      <text:p text:style-name="P53"><text:soft-page-break/>Пегаска неверяще смотрела на меня. Потом её удивление сменилось сочувствием. Она покачала головой. Её грива щекотала мне шею.</text:p>
      <text:p text:style-name="P53"><text:span text:style-name="T13">–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5">пишешь</text:span><text:span text:style-name="T56">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И <text:span text:style-name="T1">у</text:span> нас совсем нет магии.</text:p>
      <text:p text:style-name="P53"><text:span text:style-name="T5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Пегаска густо покраснела.</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Что??? Ты хочешь сказать, нам надо <text:span text:style-name="T13">делать крюк</text:span> в сто миль?! Да это ж ещё неделю ходьбы! У нас картошки осталось на день, твоими стараниями<text:span text:style-name="T13">!</text:span></text:p>
      <text:p text:style-name="P55">Пегаска <text:span text:style-name="T13">сконфужено</text:span> заметила:</text:p>
      <text:p text:style-name="P55">– Я в этих краях впервые. И обычно я путешествую по воздуху или поездом.</text:p>
      <text:p text:style-name="P55">Я фейспалмнул, вспоминая выкинутые в провал припасы.</text:p>
      <text:p text:style-name="P55">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5">– Ну что, отправляемся? – Дэш свесилась с носа, глядя в зеленоватую воду. – Как лодку назовёшь, кэп?</text:p>
      <text:p text:style-name="P55">– «Две банки». – буркнул я.</text:p>
      <text:p text:style-name="P41"/>
      <text:p text:style-name="P41"><text:soft-page-break/>…</text:p>
      <text:p text:style-name="P41"/>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5">Я оглянулся. Дэш опустила глаза. На мордочке застыло выражение печали.</text:p>
      <text:p text:style-name="P55">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5">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5">– Анон. – прервала ход моих мыслей пегаска. – Наш путь заканчивается. В Понивилле мы расстанемся. Ты ничего не хочешь мне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69">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но <text:span text:style-name="T69">любили друг </text:span><text:soft-page-break/><text:span text:style-name="T69">друга! И у них </text:span>был<text:span text:style-name="T69"> </text:span>офигенный <text:span text:style-name="T69">секс! </text:span>И это было офигенно круто!<text:span text:style-name="T69"> </text:span>А ты… Ты <text:span text:style-name="T13">— н</text:span>е такой! Ты не любишь пони!!!</text:p>
      <text:p text:style-name="P55">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5"/>
      <text:p text:style-name="P55">КРАК!</text:p>
      <text:p text:style-name="P55"/>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6">ПЛЮХ!</text:p>
      <text:p text:style-name="P6">Оп-па!</text:p>
      <text:p text:style-name="P1">Как пишут в банковск<text:span text:style-name="T1">их </text:span>кредитных договорах, <text:span text:style-name="T40">«</text:span>обстоятельство непреодолимой силы<text:span text:style-name="T40">»</text:span>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3">– </text:span>Выф-выф-вуф! <text:span text:style-name="T13">– </text:span>возразил я.</text:p>
      <text:p text:style-name="P55">Отпихнув от лица живот пегаски и выплюнув шерсть, я продолжил.</text:p>
      <text:p text:style-name="P55"><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3">– </text:span>Бе-бе-бе! <text:span text:style-name="T13">– </text:span>устало передразнила меня Дэш. <text:span text:style-name="T13">– А</text:span>нон! Я <text:span text:style-name="T13">— </text:span>плохая пони, потому что хотела получить то, что мне не принадлежит. Но какой же ты всё-таки глупый! Пойми, смертные <text:span text:style-name="T13">— </text:span>игрушки в копытах <text:soft-page-break/>вечных. Любимые и оберегаемые,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3">– </text:span>Дэш, я знаю. Просто не могу о ней забыть.</text:p>
      <text:p text:style-name="P55">Пегаска тяжело поднялась.</text:p>
      <text:p text:style-name="P55"><text:span text:style-name="T13">– </text:span>Везёт же некоторым. <text:span text:style-name="T13">– </text:span>пробормотала она, раскрывая крылья для просушки.</text:p>
      <text:p text:style-name="P55"/>
      <text:p text:style-name="P55">…</text:p>
      <text:p text:style-name="P55"/>
      <text:p text:style-name="P55"><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А</text:span><text:span text:style-name="T40">нон, ты весь дрожишь! Тебе надо просушить шерсть. </text:span>Снимай-ка одежду! <text:span text:style-name="T13">–</text:span> <text:span text:style-name="T1">с</text:span>командовала <text:span text:style-name="T1">вдруг</text:span> Дэш.</text:p>
      <text:p text:style-name="P1"><text:span text:style-name="T13">–</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31">. </text:span><text:span text:style-name="T35">Я не могу навязать тебе чувств…</text:span><text:span text:style-name="T31"> </text:span><text:span text:style-name="T35">Но если бы ты хотя бы согласился на физический контакт. Может быть, этого хватило бы, чтобы ты излечился.</text:span></text:p>
      <text:p text:style-name="P6"><text:soft-page-break/>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3">– </text:span><text:span text:style-name="T1">Я не умею. Неумеха. </text:span><text:span text:style-name="T13">–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6">Я засмеялся. Пегаска была неисправима.</text:p>
      <text:p text:style-name="P6"><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6">Пегаска о чём-то подумала и кивнула.</text:p>
      <text:p text:style-name="P6"><text:span text:style-name="T13">– </text:span>Хорошо, пусть это будет моей фантазией. А ты правда принимаешь меня?</text:p>
      <text:p text:style-name="P6"><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text:span text:style-name="T1">эмм</text:span>…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3">–</text:span> Я чувствую тебя, <text:span text:style-name="T13">–</text:span> промурлыкала Дэш. <text:span text:style-name="T13">–</text:span> Видишь, это совсем не страшно, что я кобылк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Это мне Твайлайт сказала…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text:span text:style-name="T1">Анон</text:span>,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text:span text:style-name="T1">м-м-м…</text:span>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55"/>
      <text:h text:style-name="Heading_20_2" text:outline-level="2">19. <text:span text:style-name="T1">Понивилль. Фейс-контроль </text:span></text:h>
      <text:p text:style-name="P41"/>
      <text:p text:style-name="P55">«<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text:soft-page-break/>Я отложил стопку газет, принесенных пегаской.</text:p>
      <text:p text:style-name="P55"><text:span text:style-name="T13">–</text:span> Про меня таки забыли. Отлично.</text:p>
      <text:p text:style-name="P55"><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55"><text:span text:style-name="T13">–</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3">– </text:span>Твайлайт, привет! Мы вернулись! <text:span text:style-name="T13">–</text:span> я широко улыбнулся и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3">– К</text:span>АКОГО ХУЯ?!! Твайлайт, ёб твою пони-мать, ты чего творишь? <text:span text:style-name="T13">– </text:span>я вцепился в ручку двери.</text:p>
      <text:p text:style-name="P55"><text:span text:style-name="T13">– </text:span>Твайли, ты чего? <text:span text:style-name="T13">– </text:span>брыкалась Дэш. <text:span text:style-name="T13">– </text:span>Немедленно опусти меня на пол!</text:p>
      <text:p text:style-name="P55"><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3">– </text:span>Не беспокойся, Анон-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3">–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3">– </text:span>Твайлайт, не смей! <text:span text:style-name="T13">– </text:span>хриплым от ужаса голосом прошептал я. <text:span text:style-name="T13">– </text:span>Я тебе потом сниться буду!</text:p>
      <text:p text:style-name="P55"><text:span text:style-name="T13">–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5"><text:soft-page-break/>Скальпель с огромной скоростью метнулся ко мне.</text:p>
      <text:p text:style-name="P55"><text:span text:style-name="T13">– </text:span>А-А-А-А-А-А!</text:p>
      <text:p text:style-name="P55">Вжик-вжик-вжик!</text:p>
      <text:p text:style-name="P55">Лоскутья одежды полетели на пол. Я лежал на столе нагой, как новорождённый, и орал соответственно.</text:p>
      <text:p text:style-name="P55"><text:span text:style-name="T13">– О</text:span>у! <text:span text:style-name="T69">Что-то новенькое! </text:span>Это надо задокументировать, хи-хи.</text:p>
      <text:p text:style-name="P55">Невесть откуда взявшийся фотоаппарат сделал несколько снимков моего естества в разных ракурсах.</text:p>
      <text:p text:style-name="P55"><text:span text:style-name="T13">– </text:span>Хрен-то тебе зачем? <text:span text:style-name="T13">– </text:span>с бессильной злостью спросил я. <text:span text:style-name="T13">– </text:span><text:span text:style-name="T69">Т</text:span>ы собираешься устроить филиал порнхаба для пони-извращенцев?</text:p>
      <text:p text:style-name="P55"><text:span text:style-name="T13">–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3">– </text:span>А если попроще?</text:p>
      <text:p text:style-name="P55"><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55"><text:span text:style-name="T13">– М</text:span>агнетрон вводит в резонанс только частицы магического субстрата. Тебе не о чём волноваться! Я абсолютно в этом уверена!</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1"/>
      <text:p text:style-name="P42">***</text:p>
      <text:p text:style-name="P42"/>
      <text:p text:style-name="P55"><text:span text:style-name="T13">– </text:span>А-А-А-А-А-А!!! Бля!</text:p>
      <text:p text:style-name="P55">Мой полёт сквозь усыпанную звёздами сине-зелёную мглу закончился столкновением с чем-то мягким.</text:p>
      <text:p text:style-name="P55"><text:soft-page-break/><text:span text:style-name="T13">–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3">–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3">– </text:span>Никогда, слышишь, никогда больше не смей подымать меня…</text:p>
      <text:p text:style-name="P55"><text:span text:style-name="T13">– </text:span>Откуда я знала, что резонансное заклинание так среагирует на…</text:p>
      <text:p text:style-name="P55"><text:span text:style-name="T13">– А</text:span>нон? <text:span text:style-name="T13">– </text:span>пегаска заметила, что я открыл глаза. <text:span text:style-name="T13">– </text:span>Ты в порядке?</text:p>
      <text:p text:style-name="P55">Я издал нечто среднее между брачным рёвом лося и стоном умирающего слона.</text:p>
      <text:p text:style-name="P55"><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
      <text:p text:style-name="P55"><text:span text:style-name="T13">– </text:span>Итак, мы:</text:p>
      <text:p text:style-name="P55">а) Имеем резонаторные рубины для ускорителя.</text:p>
      <text:p text:style-name="P55">б) После исчезновения принцессы Селестии, не имеем <text:s/>возможности контролировать усиленное ускорителем <text:s/>заклинание Прозрения.</text:p>
      <text:p text:style-name="P55"/>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5"/>
      <text:p text:style-name="P55"><text:span text:style-name="T13">– Н</text:span>е умничай, сахарок! Што ты имеешь ввиду под «крупной энергомагической вспышкой»? <text:span text:style-name="T13">– </text:span>почесала в затылке Эпплджек. <text:span text:style-name="T13">– </text:span>Нам хватит ведра воды, штоб её потушить?</text:p>
      <text:p text:style-name="P55"><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55"><text:soft-page-break/><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3">– </text:span>Ты хорошо подумала? <text:span text:style-name="T13">– в</text:span>торила ей Рэйнбоу Дэш. <text:span text:style-name="T13">– </text:span>В Эквестрии десятки таких городов, как Понивилль! Мы не можем махнуть на них крылом!</text:p>
      <text:p text:style-name="P55"><text:span text:style-name="T13">– </text:span>Тебе-то на Понивилль точно махать! <text:span text:style-name="T13">– </text:span>огрызнулась фермерша. <text:span text:style-name="T13">– Т</text:span>вой дом, поди, не зацепит.</text:p>
      <text:p text:style-name="P55"><text:span text:style-name="T13">– </text:span>Что ты сказала? А ну, повтори? <text:span text:style-name="T13">– </text:span>взвилась пегаска.</text:p>
      <text:p text:style-name="P55"><text:span text:style-name="T13">– </text:span>Не ссорьтесь, девчонки. <text:span text:style-name="T13">– </text:span>встрял я. <text:span text:style-name="T13">– </text:span>Ничем рисковать не придётся. У меня есть другой вариант. Я ещё в Фетлоке о нём вспомнил.</text:p>
      <text:p text:style-name="P55"><text:span text:style-name="T13">– </text:span>Ась?</text:p>
      <text:p text:style-name="P55"><text:span text:style-name="T13">– </text:span>Что?</text:p>
      <text:p text:style-name="P55"><text:span text:style-name="T13">– </text:span>Какой? <text:span text:style-name="T13">– </text:span>разом <text:span text:style-name="T13">о</text:span>бернулась ко мне компания.</text:p>
      <text:p text:style-name="P55"><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55"><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3">– Л</text:span>ягать! <text:span text:style-name="T13">– </text:span>сморщилась Эпплджек. <text:span text:style-name="T13">– </text:span>У меня после ожерелья Честности в башке гудит, што после маковского сидра!</text:p>
      <text:p text:style-name="P55"><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3">– </text:span>Рэр, иногда лучше жевать, чем говорить. Вот честно!</text:p>
      <text:p text:style-name="P55"><text:span text:style-name="T13">– </text:span>Как пожелаешь! Анон,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Я прыгал на одной ноге, натягивая джинсы.</text:p>
      <text:p text:style-name="P55"><text:span text:style-name="T13">– </text:span>Они лежали в нагрудном кармане рубашки.</text:p>
      <text:p text:style-name="P55">Твайлайт отвлеклась от доски.</text:p>
      <text:p text:style-name="P55"><text:span text:style-name="T13">–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3">– </text:span>Вот, прибрался малёхо. Но с потолка сажу ещё не успел счистить, там стремянка нужна.</text:p>
      <text:p text:style-name="P55"><text:span text:style-name="T13">– </text:span>Спайки-Вайки, не выкидывай одежду, пожалуйста. В ней должны быть рубины.</text:p>
      <text:p text:style-name="P55"><text:span text:style-name="T13">– </text:span>Какие ещё рубины? <text:span text:style-name="T13">– </text:span>переспросил Спайк и зажевал быстрее.</text:p>
      <text:p text:style-name="P55"><text:span text:style-name="T13">–</text:span> Резонаторные! <text:span text:style-name="T13">–</text:span> холодея, ответил я. <text:span text:style-name="T13">– </text:span>В кармане рубашки должны лежать четыре кристалла.</text:p>
      <text:p text:style-name="P55"><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28"/>
      <text:p text:style-name="P55">…</text:p>
      <text:p text:style-name="P55"/>
      <text:p text:style-name="P55"><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55"><text:soft-page-break/><text:span text:style-name="T13">– К</text:span>акой-то неправильный у Нон-нона смех! <text:span text:style-name="T13">– </text:span>голос Пинки был еле слышен из-под наваленных на меня подушек. <text:span text:style-name="T13">– <text:s/></text:span>И, мне кажется, сам Нон-нон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3">– Н</text:span>он-нон? Ты сейчас правильный, или нет?</text:p>
      <text:p text:style-name="P55"><text:span text:style-name="T13">– А</text:span>нон, ты как? Тебе уже лучше? <text:span text:style-name="T13">– </text:span>в прямоугольнике появилась голова Рэйнбоу Дэш.</text:p>
      <text:p text:style-name="P55"><text:span text:style-name="T13">– </text:span>Фигурально выражаясь, ты в себе? <text:span text:style-name="T13">– </text:span>вклинилась между ними Твайлайт Спаркл.</text:p>
      <text:p text:style-name="P55"><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3">– </text:span>Отпустите. Я уже правильный. <text:span text:style-name="T13">–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55"><text:span text:style-name="T13">– </text:span>Спайк!!! Немедленно… <text:s/>сбегай к Кейкам за выпечкой! Нам всем нужно успокоиться.</text:p>
      <text:p text:style-name="P55"><text:span text:style-name="T13">– </text:span>Уже бегу!</text:p>
      <text:p text:style-name="P55"/>
      <text:p text:style-name="P56">***</text:p>
      <text:p text:style-name="P55"/>
      <text:p text:style-name="P55">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3">– </text:span>Ты точно знаешь, што делаешь? <text:span text:style-name="T13">– </text:span>переспросила Эпплджек. <text:span text:style-name="T13">– </text:span>Мне бы не хотелось, чтоб от Понивилля остались одни головешки.</text:p>
      <text:p text:style-name="P55"><text:span text:style-name="T13">– </text:span>Не беспокойся, у меня всё просчитано. Я уверена, я подчёркиваю, я абсолютно уверена в безопасности эксперимента!</text:p>
      <text:p text:style-name="P55"><text:span text:style-name="T13">– </text:span>Ой, што-то мне нехорошо становится, когда ты так говоришь…</text:p>
      <text:p text:style-name="P55"><text:span text:style-name="T13">– Кобылки</text:span>,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20. В<text:span text:style-name="T1">еликое Откровение</text:span></text:h>
      <text:p text:style-name="P41"/>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text:soft-page-break/>Я вглядываюсь в далёкую вершину.</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правляюсь через пропасть.</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5"/>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7">Когорта <text:span text:style-name="T5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5"/>
      <text:p text:style-name="P55">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3">– </text:span>А-а-а, ты всё-таки пришёл… <text:span text:style-name="T13">–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5"><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5"><text:span text:style-name="T13">–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oft-page-break/><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3">–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3">– </text:span>Сожалеем, что не можем убить тебя.</text:p>
      <text:p text:style-name="P55">Обернувшись я встречаюсь с рогом аликорницы, нацеленным мне в грудь.</text:p>
      <text:p text:style-name="P55"><text:span text:style-name="T13">–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3">– </text:span>Но что в Нашей власти — так это вышвырнуть тебя отсюда!</text:p>
      <text:p text:style-name="P55">Я снова отступаю. Я помню, что балкон метра три в ширину и без перил. И хоть я осознаю, что это сон, мне страшно до онемения.</text:p>
      <text:p text:style-name="P55"><text:span text:style-name="T13">–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3">– </text:span>Кимеринн погиб, чтобы ты жил.</text:p>
      <text:p text:style-name="P55">Шаг назад.</text:p>
      <text:p text:style-name="P55"><text:span text:style-name="T13">– </text:span>Сел осталась без магии и развоплотилась из-за тебя.</text:p>
      <text:p text:style-name="P55">Шаг назад.</text:p>
      <text:p text:style-name="P55"><text:span text:style-name="T13">– </text:span>Столько надежд впустую. Сколько ожиданий!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сине-зелёную мглу, усыпанную звёздами.</text:p>
      <text:p text:style-name="P55"/>
      <text:p text:style-name="P55">…</text:p>
      <text:p text:style-name="P41"/>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70"><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5"/>
      <text:p text:style-name="P55">Я ВИЖУ!!! ПРОКЛЯТЬЕ, КАК ВСЁ ПРОСТО!!!</text:p>
      <text:p text:style-name="P55"/>
      <text:p text:style-name="P55">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5"><text:span text:style-name="T13">– </text:span>Ты ведь вернёшься в Эквестрию? Не говори им, что увидел там! <text:span text:style-name="T13">– </text:span>жеребёнок машет в сторону экрана. Её голос слышится глухо, как через подушку. <text:span text:style-name="T13">– </text:span>Любую пони, что узнает всю правду, сожрёт Чёрный экран.</text:p>
      <text:p text:style-name="P55">Я киваю ей в ответ. Мне понятно, почему.</text:p>
      <text:p text:style-name="P55"><text:span text:style-name="T13">– </text:span>Как тебя зовут, малышка? Я постараюсь вернуть тебя. Может быть, ещё не поздно.</text:p>
      <text:p text:style-name="P55">Пегаска приветственно машет копытом. Звёзды просвечивают сквозь неё, она тает на глазах.</text:p>
      <text:p text:style-name="P28"><text:span text:style-name="T46">– </text:span><text:span text:style-name="T34">Шейла! Шейла Блюскай! И я уже не малышка! </text:span><text:span text:style-name="T46">– </text:span><text:span text:style-name="T34">она тычет в кьютимарку в виде ластика, стирающего тучу.</text:span></text:p>
      <text:p text:style-name="P55">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70"/>
      <text:p text:style-name="P56">***</text:p>
      <text:p text:style-name="P56"/>
      <text:p text:style-name="P1"><text:span text:style-name="T13">–</text:span> А<text:span text:style-name="T1">нон?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49">–</text:span><text:span text:style-name="T40"> …чувствуешь, дорогая Рэрити?! Я могу чем-нибудь помочь? Вот, выпей воды! </text:span><text:span text:style-name="T49">–</text:span><text:span text:style-name="T40">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3">– </text:span>Ну што? Увидел што-нибудь, сахарок?</text:p>
      <text:p text:style-name="P55">Пони уставились на меня с надеждой.</text:p>
      <text:p text:style-name="P55"><text:soft-page-break/><text:span text:style-name="T13">– </text:span>Да.</text:p>
      <text:p text:style-name="P55">Откровение давило на психику как тонна кирпичей. Я не знал, что им сказать. Я не мог.</text:p>
      <text:p text:style-name="P55"><text:span text:style-name="T13">– П</text:span>ревосходно!</text:p>
      <text:p text:style-name="P55"><text:span text:style-name="T13">– </text:span>Это просто супер-дупер-здоровски-потрясно!</text:p>
      <text:p text:style-name="P55"><text:span text:style-name="T13">– </text:span>Йей!</text:p>
      <text:p text:style-name="P55"><text:span text:style-name="T13">– </text:span>Ю-ху!</text:p>
      <text:p text:style-name="P55"><text:span text:style-name="T13">– О</text:span>фигенно! Мы победили! Анон, ты молодец!</text:p>
      <text:p text:style-name="P55"><text:span text:style-name="T13">– </text:span>Замечательно! Секундочку, я приготовлю дневник…</text:p>
      <text:p text:style-name="P55">Восторг пони постепенно сменился ожиданием. Я молчал.</text:p>
      <text:p text:style-name="P55"><text:span text:style-name="T13">– </text:span>Эмм? И что же ты увидел? <text:span text:style-name="T13">– </text:span>не выдержала Твайлайт.</text:p>
      <text:p text:style-name="P55"><text:span text:style-name="T13">– </text:span>Я… не могу сказать этого.</text:p>
      <text:p text:style-name="P55">Ожидание сменилось недоумением. Рэйнбоу Дэш насмешливо скривила губы.</text:p>
      <text:p text:style-name="P55"><text:span text:style-name="T13">– </text:span>Да ладно! Кончай прикалываться, Анон, мы же ждём! Шутка зачлась!</text:p>
      <text:p text:style-name="P55"><text:span text:style-name="T13">– </text:span>Не могу!!!</text:p>
      <text:p text:style-name="P55"/>
      <text:p text:style-name="P55">…</text:p>
      <text:p text:style-name="P55"/>
      <text:p text:style-name="P55">Молчание прервала Эпплджек.</text:p>
      <text:p text:style-name="P55"><text:span text:style-name="T13">– </text:span>Сахарок, с тобой всё в порядке?</text:p>
      <text:p text:style-name="P55">Дэш подошла ко мне вплотную, обняла меня за шею и прижалась нос к носу.</text:p>
      <text:p text:style-name="P55"><text:span text:style-name="T13">– Анон</text:span>, ты чего? <text:span text:style-name="T13">– </text:span>прошептала она. <text:span text:style-name="T13">– </text:span>Тебя во сне кто-то заколдовал? Мигни мне правым глазом, если да.</text:p>
      <text:p text:style-name="P55">Я высвободился из объятий пегаски.</text:p>
      <text:p text:style-name="P55"><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3">– </text:span>Конски яблоки! Вот это поворот! А мне так хотелось узнать, што за нечисть тут орудует!</text:p>
      <text:p text:style-name="P55"><text:span text:style-name="T13">–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3">–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5"><text:span text:style-name="T13">– </text:span>Рэр, отвали!</text:p>
      <text:p text:style-name="P55"><text:span text:style-name="T13">– </text:span>Оу, какие страсти! Ладно-ладно, не сердись, дорогая, не мешаю!</text:p>
      <text:p text:style-name="P55"><text:span text:style-name="T13">–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5"><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3">– </text:span>Стойте!</text:p>
      <text:p text:style-name="P55"><text:soft-page-break/>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55"><text:span text:style-name="T13">– </text:span>Ага, вот! Нашла! Анон прав! В «Заклинании Последнего Шанса» есть такое! <text:span text:style-name="T13">– </text:span>единорожка принялась зачитывать отрывок.</text:p>
      <text:p text:style-name="P55">…</text:p>
      <text:p text:style-name="P55">«<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8">и </text:span><text:span text:style-name="T15">слишком громко думать. И сообщить способ спасения — означает его разрушить.</text:span>»</text:p>
      <text:p text:style-name="P55">…</text:p>
      <text:p text:style-name="P55"><text:span text:style-name="T13">– </text:span>Ты хочешь сказать, если Анон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55">Пегаска сжала голову копытами. Твайлайт просветлела мордочкой и подбежала к доске.</text:p>
      <text:p text:style-name="P55"><text:span text:style-name="T13">–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55"><text:span text:style-name="T13">–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Абсолютного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5"><text:span text:style-name="T13">– </text:span>Бедный котик. <text:span text:style-name="T13">– </text:span>прошептала Флаттершай.</text:p>
      <text:p text:style-name="P55">Я насторожился, услышав знакомое заклинание.</text:p>
      <text:p text:style-name="P55"><text:span text:style-name="T13">– </text:span>Стой! Откуда тебе известно про заклинание Абсолютного Стирания?</text:p>
      <text:p text:style-name="P55"><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55"><text:span text:style-name="T13">– </text:span>Гм. Ну ладно, продолжай.</text:p>
      <text:p text:style-name="P55"><text:span text:style-name="T13">– </text:span>Так вот, по условию эксперимента известно, что вероятность того, что кто-то откроет ящик, ненулевая.</text:p>
      <text:p text:style-name="P55"><text:span text:style-name="T13">– </text:span>И что это означает, дорогая? <text:span text:style-name="T13">– </text:span>спросила Рэрити.</text:p>
      <text:p text:style-name="P55"><text:span text:style-name="T13">– </text:span>Это значит, что кто-нибудь когда-нибудь обязательно откроет его.</text:p>
      <text:p text:style-name="P55"><text:span text:style-name="T13">– </text:span>У меня щас башка лопнет! <text:span text:style-name="T13">– </text:span>пожаловалась Дэш. <text:span text:style-name="T13">– </text:span>Так всё-таки, когда этот ляганный ящик откроют?</text:p>
      <text:p text:style-name="P55"><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text:soft-page-break/>Наконец Эпплджек сдвинула шляпу на лоб.</text:p>
      <text:p text:style-name="P55"><text:span text:style-name="T13">–</text:span> То есть, ты хошь сказать, што мы все — навроде этого кота, а Анон боится открыть ящик? Штоб мы не исчезли окончательно?</text:p>
      <text:p text:style-name="P55"><text:span text:style-name="T13">– </text:span>Нечто вроде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3">–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5">…</text:p>
      <text:p text:style-name="P55"><text:span text:style-name="T13">– </text:span>Лягать! <text:span text:style-name="T13">– </text:span>выругалась Дэш. <text:span text:style-name="T13">– </text:span>Значит, наши усилия по доставке резонаторов пошли лесом.</text:p>
      <text:p text:style-name="P55"><text:span text:style-name="T13">–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3">– </text:span>Тихо! Спайк, будь добр, сбегай к Кейкам за выпечкой. Нам надо успокоиться. Анон, хоть про Селестию ты нам можешь рассказать?</text:p>
      <text:p text:style-name="P55"><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55"><text:span text:style-name="T13">– А </text:span>как ты узнал… <text:span text:style-name="T13">– </text:span>начала было единорожка, но её перебил напряжённый голос Спайка.</text:p>
      <text:p text:style-name="P55"><text:span text:style-name="T13">– </text:span>Твай! <text:span text:style-name="T13">– </text:span>дракончик стоял в дверях спиной к нам. <text:span text:style-name="T13">– </text:span>У нас гости.</text:p>
      <text:p text:style-name="P55">Спайк попятился назад. Дверь широко растворилась и в библиотеку вошла Луна.</text:p>
      <text:p text:style-name="P55"/>
      <text:h text:style-name="Heading_20_2" text:outline-level="2"><text:span text:style-name="T1">2</text:span>1.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5"><text:span text:style-name="T13">– Анон</text:span>,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55">Мы с пегаской застыли в синем левитационном поле и поплыли к Луне.</text:p>
      <text:p text:style-name="P55"><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 Ты был несправделив к книгоежке, Анон!</text:p>
      <text:p text:style-name="P55"><text:span text:style-name="T13">–</text:span> Что? Мы не ослышались? ТЫ СМЕЕШЬ МЕШАТЬ НАМ?!!</text:p>
      <text:p text:style-name="P55">Нас опять потащило к Луне. Дэш подпёрла голову копытом, закатила глаза и скорчила скучающую мину.</text:p>
      <text:p text:style-name="P55"><text:soft-page-break/><text:span text:style-name="T13">–</text:span> Мне очень жаль, Ваше Высочество, но Селестия назначила Анонимуса МОИМ начальником, и этот приказ НИКТО не отменял! Он МОЙ!</text:p>
      <text:p text:style-name="P55">В голосе лавандовой единорожки звучал металл. Мы опять полетели к Твайлайт.</text:p>
      <text:p text:style-name="P55"><text:span text:style-name="T13">–</text:span> ДОВОЛЬНО! НАМ НАДОЕЛА ЭТА НЕПОКОРНОСТЬ! ПОЗНАЙ ГНЕВ ПРИНЦЕССЫ НОЧИ!!!</text:p>
      <text:p text:style-name="P55"><text:span text:style-name="T13">–</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55"><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55"><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55"><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3">– О</text:span>хренеть! <text:span text:style-name="T13">– </text:span>чертыхнулся Спайк. <text:span text:style-name="T13">– </text:span><text:s/>Твай, она создаёт сферу стихий!</text:p>
      <text:p text:style-name="P55"><text:span text:style-name="T13">– </text:span>Вижу! <text:span text:style-name="T13">– </text:span>донёсся голос единорожки из-под потолка. <text:span text:style-name="T13">– </text:span>Задействую план «Д»!</text:p>
      <text:p text:style-name="P55">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5"><text:soft-page-break/><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3">– </text:span>Погоди. У меня есть вариант получше.</text:p>
      <text:p text:style-name="P55">Я вылез из-под шкафа и попрыгал на одной ноге в центр зала.</text:p>
      <text:p text:style-name="P55"><text:span text:style-name="T13">– </text:span>Стойте! Прекратите! Да остановитесь же!!!</text:p>
      <text:p text:style-name="P55">Аликорница и шестёрка поней уставились на меня.</text:p>
      <text:p text:style-name="P55"><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3">– </text:span>Ты так говоришь,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55">Я успокаивающе поднял руки.</text:p>
      <text:p text:style-name="P55"><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5"><text:span text:style-name="T13">– </text:span>Как ты её назвал? <text:span text:style-name="T13">– </text:span>отвалилась челюсть у аликорницы.</text:p>
      <text:p text:style-name="P55"><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55"><text:span text:style-name="T13">– </text:span>Что? <text:span text:style-name="T13">– </text:span>хором вскрикнули я с Луной.</text:p>
      <text:p text:style-name="P55">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3">–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3">– </text:span>Что тут случилось? Почему все висят в воздухе? И всё вот это?</text:p>
      <text:p text:style-name="P55">Голос Спайка откуда-то из подвала ответил:</text:p>
      <text:p text:style-name="P55"><text:span text:style-name="T13">– </text:span>Потому что Твайлайт остановила время. В радиусе девяти метров, как мне кажется. Или десяти.</text:p>
      <text:p text:style-name="P55"><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5"><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3">–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3">–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3">– </text:span>Эмм, я вам подхожу?</text:p>
      <text:p text:style-name="P55"><text:span text:style-name="T13">– </text:span>КТО ТЫ? ПРЕДСТАВЬСЯ!</text:p>
      <text:p text:style-name="P55"><text:span text:style-name="T13">– </text:span>Эмм, Лира Хартстрингс, единорог. Я не то, чтобы маг, моя специализация — музыка…</text:p>
      <text:p text:style-name="P55"><text:span text:style-name="T13">– </text:span>ГОДИТСЯ! ТЫ ВИДИШЬ ТОЧКУ СИНГУЛЯРНОСТИ?</text:p>
      <text:p text:style-name="P55"><text:span text:style-name="T13">– </text:span>Эмм?</text:p>
      <text:p text:style-name="P55">Голос Спайка пояснил:</text:p>
      <text:p text:style-name="P55"><text:span text:style-name="T13">– </text:span>Вон та яркая искорка над лестницей, у которой вся картинка искривляется.</text:p>
      <text:p text:style-name="P55"><text:span text:style-name="T13">– </text:span>Да! Вижу.</text:p>
      <text:p text:style-name="P55"><text:span text:style-name="T13">– </text:span>ТЕПЕРЬ ЛЕВИТИРУЙ ПРИМАТА В ТОЧКУ СИНГУЛЯРНОСТИ.</text:p>
      <text:p text:style-name="P55"><text:span text:style-name="T13">– </text:span>Чего-о-о?!! <text:span text:style-name="T13">– </text:span>возопило моё малое сознание.</text:p>
      <text:p text:style-name="P55"><text:span text:style-name="T13">– </text:span>Эмм… Зачем?</text:p>
      <text:p text:style-name="P55"><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55"><text:span text:style-name="T13">– </text:span>Вы даёте слово, что человеку не будет причинён вред? <text:span text:style-name="T13">– </text:span>голос Лиры обрёл непривычную твёрдость.</text:p>
      <text:p text:style-name="P55"><text:span text:style-name="T13">– </text:span>КАК ТЫ СМЕЕШЬ СОМНЕВАТЬСЯ В НАС, СВОЕЙ ПРИНЦЕССЕ?</text:p>
      <text:p text:style-name="P55"><text:span text:style-name="T13">– Я </text:span>не сомневаюсь в вас, Ваше Высочество… Потому и требую слова!</text:p>
      <text:p text:style-name="P55"><text:soft-page-break/><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3">– </text:span>Ну, блядь, спасибо! <text:span text:style-name="T13">– </text:span>подумал я.</text:p>
      <text:p text:style-name="P55"><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3">–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3">– </text:span>Давай по-порядку. <text:span text:style-name="T13">– о</text:span>становила меня Луна. <text:span text:style-name="T13">–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3">– Ч</text:span>то? Остатки магии? <text:span text:style-name="T13">–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Ей пришлось потратить все силы на то, чтобы вырвать тебя из лап твоего мира.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3">– </text:span>Теперь ты понимаешь, почему Мы виним тебя в развоплощении сестры?</text:p>
      <text:p text:style-name="P55"><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55">Луна пристально взглянула на меня и понимающе склонила голову.</text:p>
      <text:p text:style-name="P55"><text:span text:style-name="T13">– </text:span>Мы знаем, иногда так бывает. Продолжай.</text:p>
      <text:p text:style-name="P55"><text:span text:style-name="T13">–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5"><text:span text:style-name="T13">– </text:span>Да, помним.</text:p>
      <text:p text:style-name="P55"><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3">–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3">–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3">– </text:span>Ты что-то недоговариваешь. <text:span text:style-name="T13">– </text:span>шепнула Лу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5">Аликорница вернулась на место, воссоединившись с двойником.</text:p>
      <text:p text:style-name="P55"><text:soft-page-break/><text:span text:style-name="T13">–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3">–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стра.</text:p>
      <text:p text:style-name="P55"><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55">Луна сморщила нос при этих словах, но всё же кивнула.</text:p>
      <text:p text:style-name="P55"><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3">– </text:span>Я приглашу их. Они не откажутся.</text:p>
      <text:p text:style-name="P55"><text:span text:style-name="T13">– </text:span>Что ж, ещё одной проблемой меньше. Теперь нужно решить, как найти Сел. Кто-то должен отправиться за ней.</text:p>
      <text:p text:style-name="P55"><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55"><text:span text:style-name="T13">– </text:span>А если…</text:p>
      <text:p text:style-name="P55"><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5"><text:span text:style-name="T13">– </text:span>Остаётся ещё одна проблема. <text:span text:style-name="T13">– </text:span>тихо сказала тёмная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5"><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55"><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5"><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3">– </text:span>Почему же ты не смогла найти меня с его помощью?</text:p>
      <text:p text:style-name="P55">Аликорница смутилась.</text:p>
      <text:p text:style-name="P55"><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55"><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то, что было у тебя с Сел.</text:p>
      <text:p text:style-name="P55">Я присмотрелся к ночной принцессе с подозрением. Что она знает о нас с Селестией?</text:p>
      <text:p text:style-name="P55"><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55"><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55"><text:span text:style-name="T13">– </text:span>А также совместить приятное с полезным. <text:span text:style-name="T13">– </text:span>не удержался я от подколки.</text:p>
      <text:p text:style-name="P50">Луна бросила на меня тяжёлый взгляд.</text:p>
      <text:p text:style-name="P53"><text:span text:style-name="T20">–</text:span> Вот это вряд ли! Сестра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9">–</text:span> Тогда зачем она..?</text:p>
      <text:p text:style-name="P50"><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53"><text:span text:style-name="T20">–</text:span> А другие? Они тоже… давали мне потому, что считали меня последним шансом?</text:p>
      <text:p text:style-name="P53">У аликорницы отвалилась челюсть.</text:p>
      <text:p text:style-name="P53"><text:span text:style-name="T20">–</text:span> Другие? Кто ещё?<text:span text:style-name="T13"> </text:span>С кем ещё у тебя были… отношения?</text:p>
      <text:p text:style-name="P50"><text:span text:style-name="T19">–</text:span> С Рэйнбоу Дэш <text:span text:style-name="T19">–</text:span> ответил я несчастным голосом. <text:span text:style-name="T19">–</text:span> И, может быть, с Пинки.</text:p>
      <text:p text:style-name="P50"><text:span text:style-name="T19">–</text:span> А ты живчик. <text:span text:style-name="T19">–</text:span> удивлённо заметила Луна и нахмурилась.</text:p>
      <text:p text:style-name="P41"><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50"><text:span text:style-name="T19">– Что?!! – с недоверием воскликнула Луна. – Сестра никогда не умела лечить. И сейчас не умеет </text:span><text:span text:style-name="T67">— иначе Мы бы знали. Мало кто владеет магией целительства, и Сестра не из их числа.</text:span></text:p>
      <text:p text:style-name="P41">– Очень мне надо тебе врать! – возмутился я. – Сел исцелила меня в Кантерлоте с помощью заместительной терапии.</text:p>
      <text:p text:style-name="P41">Луна вскинула копыто к <text:span text:style-name="T1">виску</text:span> и закатила глаза.</text:p>
      <text:p text:style-name="P50"><text:span text:style-name="T19">– О небо! Теперь Мы понимаем, почему она так ослабела! Как это в стиле Сестры </text:span><text:span text:style-name="T67">— она готова отпилить себе крыло, дабы защитить кого-то от солнца!</text:span></text:p>
      <text:p text:style-name="P41">– Ты о чём? – не понял я. – Какое ещё, к дискорду, крыло? Почему она ослабела?</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50"><text:span text:style-name="T19">– Заместительная терапия </text:span><text:span text:style-name="T6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5">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1">Луна вздохнула и повернулась ко мне.</text:p>
      <text:p text:style-name="P50"><text:span text:style-name="T19">–</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50">Аликорница фыркнула.</text:p>
      <text:p text:style-name="P50"><text:span text:style-name="T19">–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5"><text:span text:style-name="T13">– Анон</text:span>, ты в порядке? <text:span text:style-name="T13">– </text:span>на балкон заглянула Дэш. <text:span text:style-name="T13">– </text:span>Твайлайт говорит, нам нужно отправляться к развалинам в Вечнодикий лес. Можешь на меня рассчитывать. Когда отправляемся?</text:p>
      <text:p text:style-name="P55">Я благодарно взъерошил пегаске гриву. Уныние отступило.</text:p>
      <text:p text:style-name="P55"><text:span text:style-name="T13">– </text:span>Спасибо, Дэш. Ты настоящий друг.</text:p>
      <text:p text:style-name="P55"><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55">Я удивлённо воззрился на аликорницу. Та сконфузилась.</text:p>
      <text:p text:style-name="P55"><text:span text:style-name="T13">– </text:span>Если отменить праздник, начнутся волнения. <text:span text:style-name="T13">– </text:span>ответила Луна на мой не 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6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6">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3">– </text:span>Да што ж такое творится-то! Ни в жисть не поверю, чтоб в Кантерлоте пустые дома были! <text:span text:style-name="T13">– </text:span>заявила Эпплджек. <text:span text:style-name="T13">–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5"><text:span text:style-name="T13">– </text:span>Какая жалость, что это всё из-за вампирского мира! <text:span text:style-name="T13">– </text:span>пробормотала Рэрити. <text:span text:style-name="T13">– </text:span>Самое бы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3">– Анон</text:span>, ты тут? <text:span text:style-name="T13">–</text:span>Дэш просунула нос в дверь, не дожидаясь отклика. <text:span text:style-name="T13">– </text:span>Ага, вот ты где! Я с тобой!</text:p>
      <text:p text:style-name="P55">Она швырнула перемётные сумки мне на постель и пошла к выходу.</text:p>
      <text:p text:style-name="P55"><text:span text:style-name="T13">– </text:span>Ну, чего застрял? Пошли скорее, а то на хавчик опоздаем! <text:span text:style-name="T13">–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1">…</text:p>
      <text:p text:style-name="P41"/>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3">– </text:span>Располагайтесь. <text:span text:style-name="T13">–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3">–</text:span> всхлипула Дэш.</text:p>
      <text:p text:style-name="P55"><text:span text:style-name="T13">– </text:span>Ну что же вы? Присаживайтесь. <text:span text:style-name="T13">– </text:span>вновь пригласила Луна. <text:span text:style-name="T13">– </text:span>Если блюда за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text:p>
      <text:p text:style-name="P55"><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митарианец<text:note text:id="ftn17" text:note-class="footnote"><text:note-citation>17</text:note-citation><text:note-body><text:p text:style-name="P147">Митарианец <text:span text:style-name="T59">– мясоед</text:span></text:p></text:note-body></text:note> на Нашей памяти. Насколько Нам известно, рацион обезьян состоит из фруктов и листьев бамбука.</text:p>
      <text:p text:style-name="P55">Я мило улыбнулся ей в ответ и закинул в рот пучок петрушки.</text:p>
      <text:p text:style-name="P55"><text:span text:style-name="T13">– </text:span>А ты первая на моей памяти лошадь, умеющая магичить.</text:p>
      <text:p text:style-name="P55">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5"><text:soft-page-break/>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Эпплджек.</text:p>
      <text:p text:style-name="P55">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за себя, дражайшая! Я, наоборот, только вхожу во вкус!</text:p>
      <text:p text:style-name="P55">Драконикус заткнулся и принялся жадно есть брюкву.</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5">– Прибыл к нам, ага. А я-то думал, Сахарная Ватка сама вытащила на нашу голову эту обезьяну из мухосранска. – громко прочавкал сам себе Дискорд.</text:p>
      <text:p text:style-name="P55">– Анониму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умничка Твайлайт.</text:p>
      <text:p text:style-name="P55">Остальные пони отозвались невнятным мычанием.</text:p>
      <text:p text:style-name="P55"><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Наши маленькие пони, Мы должны просить вас ещё об одной услуге.</text:p>
      <text:p text:style-name="P55">Непривычно смешно было видеть принцессу ночи покрасневшей и прячущей в замешательстве глаза.</text:p>
      <text:p text:style-name="P55">–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настала очередь прятать глаза шестёрке пони. Дэш фейсхуфнула.</text:p>
      <text:p text:style-name="P55"><text:soft-page-break/>–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2">***</text:p>
      <text:p text:style-name="P41"/>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Мну видела, как ты залазил сюда. Классное местечко!</text:p>
      <text:p text:style-name="P55">– Привет, Индиго.</text:p>
      <text:p text:style-name="P55">– Что-то на тебе мордочки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Мну любит, когда что-нибудь случается! Иначе скучно. А ты? Расскажи! Ты нашёл Шейлу?</text:p>
      <text:p text:style-name="P55">– Нашёл.</text:p>
      <text:p text:style-name="P55">– Вау! А принцессу Селестию?</text:p>
      <text:p text:style-name="P55"><text:soft-page-break/>– Селестию тоже.</text:p>
      <text:p text:style-name="P55">– Крутотень!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5"/>
      <text:p text:style-name="P6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5">– Сел - Сел… Ну почему ты такая… – пробормотал я сквозь слёзы.</text:p>
      <text:p text:style-name="P55"/>
      <text:p text:style-name="P56">***</text:p>
      <text:p text:style-name="P83"/>
      <text:p text:style-name="P55">«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 Нам дают знак!</text:p>
      <text:p text:style-name="P55">– Наша принцесса! Наше солнце!</text:p>
      <text:p text:style-name="P55">– Она вернётся! Как нам и обещала принцесса Луна!</text:p>
      <text:p text:style-name="P55">– А то! Я всем говорил! Мне никто не верил! Никто!!! Эти смешные бунтари из Мэйнхеттена…</text:p>
      <text:p text:style-name="P55">– Дайте мне вас обнять, дорогой друг!</text:p>
      <text:p text:style-name="P55">…</text:p>
      <text:p text:style-name="P55"><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
      <text:p text:style-name="P55">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5">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5"/>
      <text:p text:style-name="P55">…</text:p>
      <text:p text:style-name="P55"/>
      <text:p text:style-name="P55">Музыкальный транс прервался цоканьем копыт по парковой дорожке. Две фигуры устало брели прочь от замка, тихо переговариваясь между собой.</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74">д</text:span>ЕсЬ БЫл <text:span text:style-name="T75">д</text:span>ИскОр<text:span text:style-name="T73">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5">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Анонимус.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с приторной любезностью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Луна с некоторым смущением сообщила:</text:p>
      <text:p text:style-name="P55">–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 Я раздражённо сунул шкатулку в карман.</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1"/>
      <text:p text:style-name="P56">***</text:p>
      <text:p text:style-name="P55"/>
      <text:p text:style-name="P55"><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5">Перепрыгивая через две ступеньки я достиг вершины башни.</text:p>
      <text:p text:style-name="P55">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ее время на нём никто не спал. Ни складочки, ни вмятинки, ни волоска, ни пылинки.</text:p>
      <text:p text:style-name="P55">Я окинул взглядом комнату. Взор упал на гардероб у стены. Вот где можно найти перо или волос!</text:p>
      <text:p text:style-name="P55">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6"></text:span><text:span text:style-name="T77"> сидел, прислонившись к стенке. Оранжевая лампочка по прежнему горела на налобном щит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5">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5">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5">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text:soft-page-break/></text:p>
      <text:p text:style-name="P56">***</text:p>
      <text:p text:style-name="P55"/>
      <text:p text:style-name="P55">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
      <text:p text:style-name="P55">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5">Штурвал заклинило. Бля!!!</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штурвал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5">Замок.</text:p>
      <text:p text:style-name="P55">Проклятье, что с замком?!</text:p>
      <text:p text:style-name="P55">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text:soft-page-break/>Я надавил на рычаг вертикальной тяги и колесница плавно скользнула вниз. Ха, теперь-то я понял, в чём дело! Замок висел в воздухе!</text:p>
      <text:p text:style-name="P55">Пиздец…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Спокойно, Анон! Ты когда-то хотел стать пилотом — в следующий раз будь поосторожнее в своих мечтаниях! Альпинизм — наше всё!</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p text:style-name="P55">– <text:span text:style-name="T78">Зафиксирована опасная ситуация. Сознание пациента </text:span><text:span text:style-name="T79">&lt;</text:span><text:span text:style-name="T78">Селестия</text:span><text:span text:style-name="T79">&gt;</text:span><text:span text:style-name="T78"> не регистрируется. Активируется протокол экстренной эвакуации пациента </text:span><text:span text:style-name="T79">&lt;</text:span><text:span text:style-name="T78">Селестия</text:span><text:span text:style-name="T79">&gt;</text:span><text:span text:style-name="T78"> к супервизору </text:span><text:span text:style-name="T79">&lt;</text:span><text:span text:style-name="T78">Луна</text:span><text:span text:style-name="T79">&gt;</text:span><text:span text:style-name="T78">.</text:span></text:p>
      <text:p text:style-name="P78"/>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
      <text:p text:style-name="P55">БЛЯ!!!</text:p>
      <text:p text:style-name="P55"/>
      <text:p text:style-name="P55">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5">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5">Когда последний чек-поинт был пройден, на главном табло мигнула и исчезла цифра «<text:span text:style-name="T32">7.76</text:span>», сменившись на «<text:span text:style-name="T32">7.72</text:span>».</text:p>
      <text:p text:style-name="P55">Можно ставить галочку на исполнившейся мечте стать пилотом! Что там следующее на очереди? Альпинизм?</text:p>
      <text:p text:style-name="P55">Сделав полный круг вокруг парка, мы вышли на финишную прямую, в конце которой нас приветливо встречали двери центрального холла дворца.</text:p>
      <text:p text:style-name="P55">БЛЯ!!!</text:p>
      <text:p text:style-name="P55">Какая тупица закрыла двери?</text:p>
      <text:p text:style-name="P55">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5">У тебя всё под контролем, Анон?!! Проклятье!</text:p>
      <text:p text:style-name="P55">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5"/>
      <text:p text:style-name="P55">…</text:p>
      <text:p text:style-name="P55"/>
      <text:p text:style-name="P55">–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5">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text:soft-page-break/>–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пальцем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text:span text:style-name="T1">3</text:span>. <text:span text:style-name="T1">Летающий замок</text:span></text:h>
      <text:p text:style-name="P85"/>
      <text:p text:style-name="P55">Скалу ощутимо тряхнуло. Грибной суп выплеснулся из супницы на стол.</text:p>
      <text:p text:style-name="P55">– Конски яблоки! Четвёртый день уж волокут. Могли бы и научиться наконец-то. – проворчала Эпплджек с набитым ртом.</text:p>
      <text:p text:style-name="P55">Мы завтракали на утёсе. Прямо перед нами маячил хвост «Конкордии». Трёхмильный канат соединял гигантский дирижабль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 Я даже рассмотрел свой бывший домик на окраине, у железной дороги.</text:p>
      <text:p text:style-name="P55">– Эй-Джей, гляди, твоя ферма! Я даже Биг Мака вижу. – Дэш указала на ряды деревьев на окраине городка.</text:p>
      <text:p text:style-name="P55">– Агась, она, родимая! – кивнула фермерша. – А это значит, скоро приедем.</text:p>
      <text:p text:style-name="P55">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2">СВЕТОЧ</text:span>».</text:p>
      <text:p text:style-name="P55">– Итак, через день мы достигнем цели.</text:p>
      <text:p text:style-name="P55">Надеюсь, все помнят план действий. Мы высаживаемся группой у входа и…</text:p>
      <text:p text:style-name="P55">– Эмм… Прячемся?</text:p>
      <text:p text:style-name="P55"><text:soft-page-break/>– Дерёмся с пландерсидами?</text:p>
      <text:p text:style-name="P55">– Создаём магический щит?</text:p>
      <text:p text:style-name="P55">– Нет!</text:p>
      <text:p text:style-name="P55">Луна поднесла копыто ко рту и прокашлялась.</text:p>
      <text:p text:style-name="P55">–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5">Луна строго посмотрела на нас.</text:p>
      <text:p text:style-name="P55">–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Анонимус?</text:p>
      <text:p text:style-name="P55">Я продемонстрировал ночной принцессе шкатулку с беспорядочно мечущейся стрелкой.</text:p>
      <text:p text:style-name="P55">–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5">Лавандовая единорожка съёжилась.</text:p>
      <text:p text:style-name="P55">–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5">–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5">Мордочка аликорницы омрачилась печалью.</text:p>
      <text:p text:style-name="P55">– К сожалению, в этом случае жертв невозможно будет избежать. Мы бы многое отдали, чтобы не прибегать к этому варианту.</text:p>
      <text:p text:style-name="P55">Дэш подняла копыто.</text:p>
      <text:p text:style-name="P55">– Если я правильно врубилась, нам надо навести шороху в болоте при посадке? Чтоб ничего не дёргалось? Это для меня — фигня! Было б о чём говорить.</text:p>
      <text:p text:style-name="P55">Все, включая меня, вытаращились на пегаску с великим удивлением. Дискорд покрутил когтем у виска.</text:p>
      <text:p text:style-name="P55">– Я могу влупить по болоту радужным ударом. – объяснила пегаска. – Ручаюсь, после этого пландерсидам будет не до нас.</text:p>
      <text:p text:style-name="P55">Твайлайт внезапно закивала головой и зашептала на ухо Луне. Аликорница задумалась.</text:p>
      <text:p text:style-name="P55"><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5">Луна повернулась к выходу.</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55">–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5">Луна с шумом захлопнула справочник.</text:p>
      <text:p text:style-name="P55">–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Дискорд устроился поудобнее и демонстративно поправил бейсболку со «<text:span text:style-name="T32">СВЕТОЧЕМ</text:span>».</text:p>
      <text:p text:style-name="P55">–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6"><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У нас нет времени. Придётся действовать по твоему плану.</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 Весь разворот занимал один заголовок.</text:p>
      <text:p text:style-name="P55"/>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2">***</text:p>
      <text:p text:style-name="P41"/>
      <text:p text:style-name="P50"><text:span text:style-name="T6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7">— одичавшие пони паслись по близлежащим полям.</text:span></text:p>
      <text:p text:style-name="P55">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5"/>
      <text:p text:style-name="P55">…</text:p>
      <text:p text:style-name="P55"/>
      <text:p text:style-name="P1"><text:span text:style-name="T46">–</text:span><text:span text:style-name="T34"> Ну хорошо, а кто вами правит? Аликорн? Драконикус? Какой-нибудь человек с рогом во лбу? Или у вас нет правителя?</text:span></text:p>
      <text:p text:style-name="P36"><text:span text:style-name="T13">–</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9">трид</text:span><text:span text:style-name="T1">цать лет, если его сменят через </text:span><text:span text:style-name="T69">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Анон?</text:p>
      <text:p text:style-name="P55">– Да?</text:p>
      <text:p text:style-name="P55"><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встала на задние ноги и положила передние мне на плечи.</text:p>
      <text:p text:style-name="P55">–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5">– Супер-дупер-верно! Пусть только попробует! Ещё никто не смел отобрать у Пинки друга и остаться при этом в своём уме!!!</text:p>
      <text:p text:style-name="P55">Розовая пони уселась на круп, копыта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Анон.</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text:soft-page-break/>– Тебе не стоит печалиться, человек. Твайлайт Спаркл права: дружба — не та вещь, которую можно взвешивать на весах.</text:p>
      <text:p text:style-name="P55">Луна отвернулась, попытавшись скрыть смущение.</text:p>
      <text:p text:style-name="P55">–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4"><text:span text:style-name="T13">~~~ </text:span>Человек Анонимус Терранский <text:span text:style-name="T13">~~~</text:span></text:p>
      <text:p text:style-name="P74">Паспорт гражданина Эквестрии</text:p>
      <text:p text:style-name="P73">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7">26.07.2143 А.С.</text:p>
      <text:p text:style-name="P55"/>
      <text:h text:style-name="Heading_20_2" text:outline-level="2">24. Навсегда. И всегда.</text:h>
      <text:p text:style-name="P133"/>
      <text:p text:style-name="P50">– Шесть. Пять. Четыре. Три. Два. Один. Ста-а-а-арт! – заверещала Пинки.</text:p>
      <text:p text:style-name="P50">Эпплджек ударила задними ногами в гонг. Твайлайт включила кинокамеру на запись. Флаттершай спрятала голову под хвост Рэрити.</text:p>
      <text:p text:style-name="P50">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50">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50">Или, может быть, в тебе, Анон, если ты до сих пор пытаешься судить о пони по стандартам мира людей?</text:p>
      <text:p text:style-name="P50">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50">– Ну что, видал? Тебе понравилось? Круто, правда?!!</text:p>
      <text:p text:style-name="P50"><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50">Пегаска, не услышав от меня слов восхищения, надулась.</text:p>
      <text:p text:style-name="P50">–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50">–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50">Дэш почесала в затылке.</text:p>
      <text:p text:style-name="P50">– Ты хочешь сказать — вжарь я посильнее, и скала рассыпалась бы?</text:p>
      <text:p text:style-name="P50">– Нечто вроде. – кивнула Твайлайт. – Уверенность не стопроцентная, но риск велик.</text:p>
      <text:p text:style-name="P50">– То есть, мне нужно будет лупить по болоту не сильнее, чем сейчас?</text:p>
      <text:p text:style-name="P50">– Именно так, Рэйнбоу Дэш! – к нашей компании подошла Луна.</text:p>
      <text:p text:style-name="P50">–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50">– Ур-ра-а-а! Да здравствует Рэйнбоу Дэш!!! Предлагаю устроить в её честь вечеринку! А то что-то все какие-то скучные стали в последнее время!</text:p>
      <text:p text:style-name="P50">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50">– Объявить об окончании испытаний. Снять кордоны с дорог. Расчистить развалины. Выполняйте.</text:p>
      <text:p text:style-name="P50">– Есть!</text:p>
      <text:p text:style-name="P50">Пегасы спикировали в долину.</text:p>
      <text:p text:style-name="P50"/>
      <text:p text:style-name="P50">…</text:p>
      <text:p text:style-name="P50"/>
      <text:p text:style-name="P50">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50">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50">– Завтра на рассвете «Громовержец» достигнет руин нашего Дома. Мы предчувствуем великую битву.</text:p>
      <text:p text:style-name="P50">Луна стояла рядом, наблюдая за проплывающей внизу Эквестрией. Я удивился.</text:p>
      <text:p text:style-name="P50">– Разве ты не планируешь с помощью Дэш расчистить болото от пландерсидов? С кем мы будем сражаться?</text:p>
      <text:p text:style-name="P50">Луна тяжело вздохнула.</text:p>
      <text:p text:style-name="P50"><text:soft-page-break/>– Мощь Элемента Верности впечатляет. Но если бы Мы могли всё предусмотреть — тут был бы совсем <text:s/>другой мир, куда лучше этого.</text:p>
      <text:p text:style-name="P50">Аликорница огляделась по сторонам.</text:p>
      <text:p text:style-name="P50">–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50">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50">–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9">– военное подразделение в 100 солдат</text:span></text:p></text:note-body></text:note> в последний бой.</text:p>
      <text:p text:style-name="P50">Аликорница легонько коснулась крылом моего плеча.</text:p>
      <text:p text:style-name="P50">– Будь храбр. Будь стоек. Будь силён. Что бы ни случилось, помни: Эквестрия с тобой. Эквестрия в тебе. Навсегда. И всегда. Удачи, солдат!</text:p>
      <text:p text:style-name="P50">Луна повернулась и быстро ушла с обзорной площадки.</text:p>
      <text:p text:style-name="P50"/>
      <text:p text:style-name="P51">***</text:p>
      <text:p text:style-name="P50"/>
      <text:p text:style-name="P50">– Анон, стой! Подожди!</text:p>
      <text:p text:style-name="P50">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50">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50">– Ф-фух! Пинки, конечно, мне друг и всё такое… Но бывают моменты, когда от неё нужно прятаться куда подальше. – перевела дух пегаска.</text:p>
      <text:p text:style-name="P50">Я усмехнулся и отряхнул с гривы Дэш остаток конфетти. </text:p>
      <text:p text:style-name="P50">– Ты нарисовал? – пегаска выжидающе уставилась на меня. – Только не говори мне, что не получилось. Я же сказала, мне на память сгодится всё!</text:p>
      <text:p text:style-name="P50">Я кивнул и без слов раскрыл блокнот на нужной странице. Пегаска буквально прижала нос к рисунку.</text:p>
      <text:p text:style-name="P50">–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50">–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50">Пегаска возмущённо фыркнула.</text:p>
      <text:p text:style-name="P50">–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50">Пегаска задумалась.</text:p>
      <text:p text:style-name="P50"><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50">Я подыграл пегаске.</text:p>
      <text:p text:style-name="P50">– Это тебе Твайлайт сказала? Есть такое заклинание, «переплетение сознаний». Я — против. Честно говоря, не шибко приятная штука.</text:p>
      <text:p text:style-name="P50">Дэш спрятала блокнот под крыло.</text:p>
      <text:p text:style-name="P50">– Вообще-то, Зекора. Неважно. Ты куда сейчас?</text:p>
      <text:p text:style-name="P50">– В гараж. Надо закончить кое-какую работу.</text:p>
      <text:p text:style-name="P50">Пегаска кивнула.</text:p>
      <text:p text:style-name="P50">– Ага. Я мигом. Отнесу рисунок и вернусь.</text:p>
      <text:p text:style-name="P29"/>
      <text:p text:style-name="P51">***</text:p>
      <text:p text:style-name="P29"/>
      <text:p text:style-name="P38"><text:span text:style-name="T1">«Королева Лорен» жалобно потрескивала, опираясь </text:span><text:span text:style-name="T69">задней осью </text:span><text:span text:style-name="T1">на табуретку. Я прилаживал ей новое колесо взамен <text:s/>утраченного. </text:span><text:span text:style-name="T69">Ещ</text:span><text:span text:style-name="T1">ё</text:span><text:span text:style-name="T69"> </text:span><text:span text:style-name="T1">немного, и будет как новенькая! В дворцовом гараже среди кучи хлама таки нашлось лопнувшее колесо, которое </text:span><text:span text:style-name="T69">мне удалось</text:span><text:span text:style-name="T1"> отремонтировать — о</text:span><text:span text:style-name="T69">бучение у</text:span><text:span text:style-name="T1"> Норфа не </text:span><text:span text:style-name="T6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9">на </text:span><text:span text:style-name="T1">корпус</text:span><text:span text:style-name="T69">е</text:span><text:span text:style-name="T1">, полученные при таране крыши сарая и дверей дворцового холла, <text:s/>и будет как новенькая — хоть снова в гонках участвуй.</text:span></text:p>
      <text:p text:style-name="P50">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50">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50">Я откинулся на задний борт колесницы. Вот если бы укатить на колеснице с Сел далеко-далеко за горизонт, навстречу <text:span text:style-name="T6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50">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50">Я улыбнулся своим мыслям. Не ревнуй, Анон! Кроме тебя тут нет людей и никогда не было.</text:p>
      <text:p text:style-name="P50">Дэш печально наблюдала за мной с крыши гаража, положив голову на передние ноги.</text:p>
      <text:p text:style-name="P50">– Ты опять думаешь о ней. Моё лекарство не работает. Ты вернёшь Селестию и она погубит твою жизнь!</text:p>
      <text:p text:style-name="P50">Я вздохнул. Вот только ревнующей пегаски мне и не хватало!</text:p>
      <text:p text:style-name="P50">– Дэш, я же предупреждал. Я не люблю тебя. Если ты хочешь что-то большее, чем дружба с привилегиями, то извини. За этим — не ко мне. <text:span text:style-name="T69">Если </text:span>для тебя такие отношения неприемлемы, давай прекратим их.</text:p>
      <text:p text:style-name="P50">Пегаска возмущённо фыркнула.</text:p>
      <text:p text:style-name="P50">–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50"><text:soft-page-break/>Пегаска отвернулась. Я спрыгнул с «Королевы Лорен» и затолкал её в гараж.</text:p>
      <text:p text:style-name="P50">– Давай не будем об этом, Дэш? Мне хорошо с тобой и ты — мой лучший друг, но я не хочу разговаривать на эту тему.</text:p>
      <text:p text:style-name="P50">– Ну и пожалуйста! – буркнула пегаска и спланировала на землю. – Стой!</text:p>
      <text:p text:style-name="P50">Я недоумённо уставился на Дэш. Та указала на «Королеву Лорен».</text:p>
      <text:p text:style-name="P50">– Ты закончил с колесницей?</text:p>
      <text:p text:style-name="P50">Я кивнул.</text:p>
      <text:p text:style-name="P50">– Давай устроим ей тест-драйв! Давно хотела почувствовать себя на месте кантерлотского стрит-рейсера.</text:p>
      <text:p text:style-name="P50">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50">Я выкатил «Королеву Лорен» обратно во двор и протянул пегаске хомут.</text:p>
      <text:p text:style-name="P50"/>
      <text:p text:style-name="P50">…</text:p>
      <text:p text:style-name="P50"/>
      <text:p text:style-name="P50">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50">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50">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50">Спокойно, Анон, всё под контролем. Просто доверься ей.</text:p>
      <text:p text:style-name="P50">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50">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50">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50"/>
      <text:p text:style-name="P50">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50">Казалось, силуэт пегаски на фоне золотого шара испускает радужное сияние. Время остановилось, в<text:span text:style-name="T69">о всём мире остались только м</text:span>ы<text:span text:style-name="T6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1"/>
      <text:p text:style-name="P61">Я хотела бы бежать с тобой по полю, но у меня есть крылья.</text:p>
      <text:p text:style-name="P61">Я хотела бы лежать с тобой на поле ромашек, но я дочь неба.</text:p>
      <text:p text:style-name="P61"><text:soft-page-break/>Всё что я могу — нести тебя в колеснице по облакам навстречу солнцу.</text:p>
      <text:p text:style-name="P95"/>
      <text:p text:style-name="P50">И прежде чем я успел что-либо осмыслить, из дальнего закутка моей души вырвался ответ.</text:p>
      <text:p text:style-name="P95"/>
      <text:p text:style-name="P61">Я хотел бы лететь в небе рядом с тобой, но у меня нет крыльев.</text:p>
      <text:p text:style-name="P61">Мне хотелось бы лежать на облаке рядом с тобой, но я сын земли.</text:p>
      <text:p text:style-name="P61">Всё, что я могу — нарисовать тебя купающейся в солнечных лучах.</text:p>
      <text:p text:style-name="P95"/>
      <text:p text:style-name="P53">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0">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50">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50">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50">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50">Прозрачная капля упала мне на щеку. Потом вторая, третья.</text:p>
      <text:p text:style-name="P50">Откуда дождь? Мы же над облаками? Я попробовал влагу на вкус.</text:p>
      <text:p text:style-name="P50">Солёная.</text:p>
      <text:p text:style-name="P50">Проклятье! Я хотел избежать этого.</text:p>
      <text:p text:style-name="P50">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50">Отцепив пегаску от «Королевы Лорен», я тихо спросил её:</text:p>
      <text:p text:style-name="P53">– Дэш, ты чего? Всё в порядке?</text:p>
      <text:p text:style-name="P53">– Ты о чём, Анон? – в тоне пегаски слышалось напряжение.</text:p>
      <text:p text:style-name="P53">– Ты ведь плакала?</text:p>
      <text:p text:style-name="P53">– Вот ещё! С какого это фига? У тебя глюки, Анон?</text:p>
      <text:p text:style-name="P53">Её наигранная весёлость только утвердила меня в своей правоте. Я осторожно снял с Дэш громадные противосолнечные очки.</text:p>
      <text:p text:style-name="P53">–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text:s/>Вырвав у меня очки из рук, пегаска развернулась на одном копыте и улетела. Я покачал головой.</text:p>
      <text:p text:style-name="P55"/>
      <text:h text:style-name="Heading_20_2" text:outline-level="2"><text:soft-page-break/>25. Осколки</text:h>
      <text:p text:style-name="P55"/>
      <text:p text:style-name="P55">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5">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5">Предупреждая зарождающуюся панику, аликорница подняла копыто.</text:p>
      <text:p text:style-name="P55">–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5">Аликорница подошла к нам и замерла в ожидании. Тяжёлое чувство накрыло меня.</text:p>
      <text:p text:style-name="P55">– Вижу! – наконец, нарушила молчание Пинки. Она оторвалась от подзорной трубы и указала вдаль.</text:p>
      <text:p text:style-name="P55">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5">–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5">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5">– Он там, на месте. – успокоил я Луну. – Но есть, кажется, и плохие новости. Погоди, – остановил я невысказанный вопрос Луны, – мне надо убедиться.</text:p>
      <text:p text:style-name="P55">Я снова пригнулся к подзорной трубе и начал вращать окуляр. По мере увеличения резкости, формы болота приобретали узнаваемые очертания.</text:p>
      <text:p text:style-name="P55">Проклятье! Так и есть, ошибки быть не может. Но как? Чёрт подери, как???</text:p>
      <text:p text:style-name="P55">– Это Провал. – обратился я к Луне. – Теперь понятно, почему озеро увеличивается.</text:p>
      <text:p text:style-name="P55">– Что??? Но как вода удерживается от падения? Все Провалы, о которых Мы знаем, не имеют дна!</text:p>
      <text:p text:style-name="P55">– Я как раз задаю себе этот вопрос. – пожал я плечами.</text:p>
      <text:p text:style-name="P55">Луна сменила меня у подзорной трубы.</text:p>
      <text:p text:style-name="P55">–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5">Луна задумчиво потёрла копытом подбородок.</text:p>
      <text:p text:style-name="P55">–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5">– Есть!!! – дружно гаркнули за нашими спинами манипула<text:note text:id="ftn19" text:note-class="footnote"><text:note-citation>19</text:note-citation><text:note-body><text:p text:style-name="P147">Манипула <text:span text:style-name="T59">– военное подразделение в 200 солдат</text:span></text:p></text:note-body></text:note> пегасов дворцовой стражи и звено Вондерболтов.</text:p>
      <text:p text:style-name="P55"><text:soft-page-break/></text:p>
      <text:p text:style-name="P55">…</text:p>
      <text:p text:style-name="P55"/>
      <text:p text:style-name="P55">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5">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5">– Мы выиграли первый раунд. – тихо сказала Луна. – Нам стоило использовать «Конкордию» и в прошлый раз.</text:p>
      <text:p text:style-name="P55">– Напомнить тебе о режиме секретности, который ты тогда установила, или сама вспомнишь, Хмурая Метёлка? – язвительно отозвался Дискорд.</text:p>
      <text:p text:style-name="P55">Вместо доспехов старый фрик напялил на себя камзол и треуголку всё с тем же «<text:span text:style-name="T32">СВЕТОЧЕМ</text:span>» на всех трёх полях одновременно.</text:p>
      <text:p text:style-name="P55">«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5">– Рэйнбоу Дэш, твой выход. – обратилась к пегаске Луна. – А также Наш. И да пребудет с нами удача!</text:p>
      <text:p text:style-name="P55">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5">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5">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5">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5">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5">– Селестия милосердная! – пробормотала Эпплджек и сдвинула шляпу на глаза. – Они настигли их!</text:p>
      <text:p text:style-name="P55">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5"/>
      <text:p text:style-name="P55">ХЛОП!</text:p>
      <text:p text:style-name="P55"/>
      <text:p text:style-name="P55">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5">Луна, убедившись, что с пегаской всё в порядке, подошла ко мне, подволакивая ногу.</text:p>
      <text:p text:style-name="P55">–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5">Я внимательно всмотрелся в аликорницу. На накопытнике задней ноги красовалась приличных размеров вмятина.</text:p>
      <text:p text:style-name="P55">– Луна, что с тобой? Ты ранена?!!</text:p>
      <text:p text:style-name="P55">Аликорница смутилась.</text:p>
      <text:p text:style-name="P55">– Мы утратили былую реакцию. Нам стыдно! Неважно. Главное — мы выиграли этот бой. Оставить! – <text:span text:style-name="T69">при</text:span>казала Луна ринувшимся было ей на помощь стражникам. – До завершения задачи Мы не обращаем внимания на пустяки.</text:p>
      <text:p text:style-name="P55">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5">–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5">Мы с Элементами <text:span text:style-name="T6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41"/>
      <text:p text:style-name="P58">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2">~~~~~</text:p>
      <text:p text:style-name="P42"/>
      <text:p text:style-name="P55"><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5">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5">– Бросайте якорь. – приказывает Луна в микрофон.</text:p>
      <text:p text:style-name="P55">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5">– Что за..? О НЕБО!!!</text:p>
      <text:p text:style-name="P55">Возглас Луны побуждает меня глянуть вниз.</text:p>
      <text:p text:style-name="P55">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5">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5">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5">«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5">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5">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5">Рэйнбоу Дэш что-то шепчет на ухо аликорнице, та кивает ей в согласии. Пегаска стрелой взмывает с колесницы.</text:p>
      <text:p text:style-name="P55">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5"><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5">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5">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5">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5">Захваченный «Громовержец» проплывает мимо нас, увлекаемый кракеном в бездну.</text:p>
      <text:p text:style-name="P55"/>
      <text:p text:style-name="P55">– <text:span text:style-name="T32">ПОНИ! ВЫ ЗАЕБАЛИ!!! ДАДИТЕ ВЫ МНЕ СПАТЬ КОГДА-НИБУДЬ, ИЛЬ НЕТ?!! КЛЯНУСЬ СВОИМ ХВОСТОМ, Я НАУЧУ ВАС УВАЖАТЬ МОЙ СОН, ИЛЬ Я НЕ АГАМЕМНОН!</text:span></text:p>
      <text:p text:style-name="P58"/>
      <text:p text:style-name="P55">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5">– Берегись!!!</text:p>
      <text:p text:style-name="P55">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5"/>
      <text:p text:style-name="P42">~~~~~</text:p>
      <text:p text:style-name="P42"/>
      <text:p text:style-name="P55">…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9">конвульсивно</text:span> сокращаясь.</text:p>
      <text:p text:style-name="P55">Я принимаю вертикальное положение. Вокруг меня осыпавшиеся замшелые стены без крыши и… Дэш.</text:p>
      <text:p text:style-name="P55">–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text:p>
      <text:p text:style-name="P55">– С остальными всё в порядке?</text:p>
      <text:p text:style-name="P55">Пегаска неуверенно кивает.</text:p>
      <text:p text:style-name="P55">– Флатти и Твайлайт могли помочь себе сами. Пинки схватила Рэрити, а их обеих — Луна.</text:p>
      <text:p text:style-name="P55">– А Эпплджек?</text:p>
      <text:p text:style-name="P55">Пегаска чешет затылок.</text:p>
      <text:p text:style-name="P55">– Не помню. Ты падал быстрее всех, у меня не было выбора.</text:p>
      <text:p text:style-name="P55"><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5">– <text:span text:style-name="T69">А ч</text:span>то случилось с кракеном?</text:p>
      <text:p text:style-name="P55">– Он провалился в <text:span text:style-name="T69">П</text:span>ровал. – отвечает пегаска и смотрит на извивающийся остаток щупальца на скале. – По-крайней мере, большая его часть.</text:p>
      <text:p text:style-name="P55">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5">–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5">Я осторожно качаю головой, стараясь не вызвать боль.</text:p>
      <text:p text:style-name="P55">– Я видел только маленькую часть замка Сестёр. И то, в основном, подземную и на бегу. Но ты ведь можешь подняться над замком и разведать путь?</text:p>
      <text:p text:style-name="P55">Пегаска чешет копытом в затылке.</text:p>
      <text:p text:style-name="P55">– Могу, конечно. Но пока я сюда спускалась, меня трижды чуть не сбили.</text:p>
      <text:p text:style-name="P55">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5">–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5">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5">Прекрасно! Просто прекрасно!</text:p>
      <text:p text:style-name="P55">Я спускаюсь вниз, сажусь на обломок стены и обхватываю голову руками.</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5">– Анон… – касается крылом моего плеча Дэш. – Не время грустить. Мы должны идти в тронный зал.</text:p>
      <text:p text:style-name="P55">–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5">–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5">– Я не Проводник! – кричу я. – Меня сюда принесло по ошибке!..</text:p>
      <text:p text:style-name="P55"><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5">Может быть, ты рано раскис, Анон? Вспомни, под тысячелетними развалинами полно подземелий.</text:p>
      <text:p text:style-name="P55">– Мы можем пройти подземным ходом. – киваю я на лаз.</text:p>
      <text:p text:style-name="P55">Пегаска воодушевляется.</text:p>
      <text:p text:style-name="P55">– Круть! Я же знала, что ты найдёшь выход! Веди, Проводник!</text:p>
      <text:p text:style-name="P55">Мы спускаемся в темноту древнего хода. Триста метров. Каких-то грёбанных триста метров!</text:p>
      <text:p text:style-name="P55"/>
      <text:p text:style-name="P55">…</text:p>
      <text:p text:style-name="P55"/>
      <text:p text:style-name="P55">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Пегаска чешет в затылке.</text:p>
      <text:p text:style-name="P55">–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Я раздражённо поворачиваюсь к Дэш.</text:p>
      <text:p text:style-name="P55">– Послушай, не называй меня Проводником. Это уже не смешно!</text:p>
      <text:p text:style-name="P55">Пегаска смотрит на меня вишнёвыми глазами.</text:p>
      <text:p text:style-name="P55">– Я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 пландерсидов.</text:p>
      <text:p text:style-name="P6">Пегаска прыгает вперёд. Быстро оглянувшись, она бросается ко мне, подхватывает передними ногами под руки и летит в левый коридор.</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4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6">– Отпусти. Тут опасно. Тебе надо добраться до тронного зала.</text:p>
      <text:p text:style-name="P6">– Я тебя не брошу!!!</text:p>
      <text:p text:style-name="P6">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6">Холодный взгляд жёлтых глаз без зрачков гипнотизирует. Сокращения щупалец медленно передвигают склизкое тело к нам.</text:p>
      <text:p text:style-name="P6">– Дэш!!!</text:p>
      <text:p text:style-name="P6">Следующее щупальце обвивается вокруг моего пояса, но пегаска перекусывает его.</text:p>
      <text:p text:style-name="P6">–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6">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6">Это всё сон. Всего лишь дурной сон. Я сейчас проснусь, и ничего этого не будет. И не было. Ведь это только сон, правда?</text:p>
      <text:p text:style-name="P6">Я закрываю глаза и беззвучно кричу.</text:p>
      <text:p text:style-name="P6"/>
      <text:p text:style-name="P42">~~~~~</text:p>
      <text:p text:style-name="P6"/>
      <text:p text:style-name="P7"><text:soft-page-break/>– Держи своего «Проводника», Хмурая Метёлка! Хотя сейчас его стоит называть овощем и носить в чемодане.</text:p>
      <text:p text:style-name="P7">– Где ты его нашёл? Что произошло? Что с тобой, Анон?</text:p>
      <text:p text:style-name="P7">–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7">– О, небо! Я превращу эти руины в выжженый кратер!!! Что нам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34">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7">–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1"/>
      <text:p text:style-name="P42">~~~~~</text:p>
      <text:p text:style-name="P21"/>
      <text:p text:style-name="P99"><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0"/>
      <text:p text:style-name="P101">Кажется, я уже это встречал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55">Там лишь тающая в темноте радуга.</text:p>
      <text:p text:style-name="P50"/>
      <text:h text:style-name="Heading_20_2" text:outline-level="2">2<text:span text:style-name="T1">6</text:span>. <text:span text:style-name="T1">Терра</text:span></text:h>
      <text:h text:style-name="P165" text:outline-level="3">Воскресенье</text:h>
      <text:p text:style-name="P50"/>
      <text:p text:style-name="P1">Невесомость, удар, чувство веса. Я открываю глаза.</text:p>
      <text:p text:style-name="P1">Крыша <text:span text:style-name="T35">высотки</text:span><text:span text:style-name="T34"> </text:span>тускло отсвечивает в свете звёзд. <text:span text:style-name="T34">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3">-</text:span><text:span text:style-name="T1">бермудах и смокинге</text:span> <text:span text:style-name="T1">жмутся</text:span> к стенке рядом.</text:p>
      <text:p text:style-name="P50">–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переполняла меня во время пребывания в ярком нескладном мире, что остался позади. </text:span><text:span text:style-name="T41">Я тогда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50"><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50">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50"><text:span text:style-name="T59">Невозможно поверить, но два месяца</text:span><text:span text:style-name="T27"> </text:span><text:span text:style-name="T5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9">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9">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9">Да, Анон, тебе тоже нужно завязывать с конеёбством. После гибели Дэш ты больше не сможешь никого пустить в свою душу.</text:p>
      <text:p text:style-name="P59"/>
      <text:p text:style-name="P59">…</text:p>
      <text:p text:style-name="P59"/>
      <text:p text:style-name="P5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Проклятье! Я так и знал!</text:p>
      <text:p text:style-name="P59">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 И как её найти? – мрачно добавил я. – Компас теперь бесполезен.</text:p>
      <text:p text:style-name="P59">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6"><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от моей заначки в Эогиппе кое-что осталось. – пробурчал он.</text:p>
      <text:p text:style-name="P59">– Ну так и зачем её тратить на ерунду? – возразил я.</text:p>
      <text:p text:style-name="P59">–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30"/>
      <text:p text:style-name="P60">***</text:p>
      <text:p text:style-name="P59"/>
      <text:p text:style-name="P38"><text:span text:style-name="T2">Проклятье</text:span>! Это уже черезчур! Мне даже материться не хотелось.</text:p>
      <text:p text:style-name="P3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8">–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8">– Зуб даю! – Дискорд попытался было войти внутрь, но я остановил его.</text:p>
      <text:p text:style-name="P38">– Дальше турникетов не пройдёшь. Охрана не пропустит.</text:p>
      <text:p text:style-name="P38">Драконикус непонимающе уставился на меня <text:span text:style-name="T2">разноцветными глазами. </text:span>Я тяжко вздохнул.</text:p>
      <text:p text:style-name="P38">– Я там работал семь лет. Уволился два месяца назад. Думал, вырвался из этого омута навсегда. Как видишь, ошибался.</text:p>
      <text:p text:style-name="P38"/>
      <text:p text:style-name="P38">…</text:p>
      <text:p text:style-name="P38"/>
      <text:p text:style-name="P50">Бип-бип-бип!</text:p>
      <text:p text:style-name="P55">– Анон? – голос в трубке не смог скрыть радостного изумления. – Привет!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text:soft-page-break/>Понедельник</text:h>
      <text:p text:style-name="P55"/>
      <text:p text:style-name="P1">Административная консоль приветственно мигнула зелёным шрифтом. Я поправил микрофон.</text:p>
      <text:p text:style-name="P1"><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3"/>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6"/>
      <text:p text:style-name="P6">Да хуй с ним! Облом разбираться.</text:p>
      <text:p text:style-name="P6"/>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96"/>
      <text:p text:style-name="P6">Заебись.</text:p>
      <text:p text:style-name="P6"/>
      <text:p text:style-name="P6">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6">–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6">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6"/>
      <text:p text:style-name="P1">– Ну что?</text:p>
      <text:p text:style-name="P6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6">–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7">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7">– Я отлучусь на пару деньков… Не скучайте тут без меня. Ждите дома. Вернусь с Сахарной Ваткой в обнимку — верь мне! Бу-га-га!</text:p>
      <text:p text:style-name="P67">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6"><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1"> </text:span><text:span text:style-name="T1">Клянусь бородой Селестии, потом в Эквестрии вспыхнут бунты с требованием вернуть на трон Найтмэр Мун! Бу-га-га-га!!!</text:span></text:p>
      <text:p text:style-name="P6">С этими словами драконикус смылся, скатившись на жалобно крякающем гироскутере прямо по ступенькам.</text:p>
      <text:p text:style-name="P6"/>
      <text:p text:style-name="P6">Блядь… Ну и придурок! Я нажал на кнопку вызова лифта.</text:p>
      <text:p text:style-name="P6">Так я и поверил этому джокеру! Я был прав — Дискорду доверять нельзя. Что ж, подсказку для поиска он подбросил, теперь пусть валит, куда хочет.</text:p>
      <text:p text:style-name="P6">Меня озарила идея и я вытащил компас Луны из кармана. Так и есть! Единственная стрелка компаса указывала чётко на серверную.</text:p>
      <text:p text:style-name="P6"><text:soft-page-break/>Улыбающийся смайлик лифтовых дверей разошёлся в стороны и я сделал шаг вперёд, погружённый в свои мысли…</text:p>
      <text:p text:style-name="P6">…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8"/>
      <text:h text:style-name="Heading_20_2" text:outline-level="2">2<text:span text:style-name="T1">7</text:span>. <text:span text:style-name="T1">Терра</text:span></text:h>
      <text:h text:style-name="P165" text:outline-level="3">Вторник</text:h>
      <text:p text:style-name="P6"/>
      <text:p text:style-name="P6">Чайник тихонько забормотал, забулькал и выключился. Эпплджек разлила кипяток по чашкам и достала из шкафчика коробку.</text:p>
      <text:p text:style-name="P6">– Тебе какой, Флатти?</text:p>
      <text:p text:style-name="P6">– Ммм… Мятный, если можно.</text:p>
      <text:p text:style-name="P6">Флаттершай, не отрываясь от ноутбука, добавила ложку мёда в чашку и стала осторожно размешивать.<text:span text:style-name="T34">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 Анон?</text:p>
      <text:p text:style-name="P6">– С бергамотом.</text:p>
      <text:p text:style-name="P6">Некоторое время в кухне был слышен только звон ложечек о чашки и хруст печенья.</text:p>
      <text:p text:style-name="P6">– Ты думаешь, Селестия — она?</text:p>
      <text:p text:style-name="P6">Я отставил чашку.</text:p>
      <text:p text:style-name="P6">–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6">Эпплджек со вздохом кивнула.</text:p>
      <text:p text:style-name="P6">– Я б ему и пень охранять не доверила. Если б не Луна, ни в жисть бы не согласилась с ним в одной упряжке ходить!</text:p>
      <text:p text:style-name="P6">Флаттершай оторвалась от экрана.</text:p>
      <text:p text:style-name="P105"><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105">–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5">– Ты его слишком… эмм, упрощаешь. – продолжала Флаттершай. – Вот, взгляни сюда.</text:p>
      <text:p text:style-name="P105">Флаттершай повернула ко мне экран. Мультяшный Дискорд с полными слёз глазами стоял на ледовом катке перед брошенными коньками.</text:p>
      <text:p text:style-name="P105"><text:span text:style-name="T13">–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4">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0"><text:soft-page-break/>Я с удивлением повернулся к притихшей Флаттершай.</text:p>
      <text:p text:style-name="P110">– А как?</text:p>
      <text:p text:style-name="P110">Девушка обхватила себя руками, как будто от холода. Я еле различал её полушёпот.</text:p>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5"><text:span text:style-name="T13">–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Я не знал. Нам нельзя ссориться.</text:p>
      <text:p text:style-name="P105">Девушка слабо улыбнулась.</text:p>
      <text:p text:style-name="P115">– Я не сержусь… На Дискорда трудно не злиться… Он так себя ведёт, потому что его это… эмм… <text:s/>забавляет.</text:p>
      <text:p text:style-name="P6"/>
      <text:p text:style-name="P134">***</text:p>
      <text:p text:style-name="P132"/>
      <text:p text:style-name="P6">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0">– Што ты решил, Анон?</text:p>
      <text:p text:style-name="P100">Я пожал плечами.</text:p>
      <text:p text:style-name="P6">– М<text:span text:style-name="T34">ы заманим Ксению на крышу и свалим отсюда</text:span>. В Эквестрии к ней должна вернуться память.</text:p>
      <text:p text:style-name="P6">Я понимал, что план дурацкий, но лучшего у меня всё равно не было.</text:p>
      <text:p text:style-name="P6">–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6">Я презрительно скривился.</text:p>
      <text:p text:style-name="P6">– Отправимся без него. Это его проблемы, мы ему не няньки. Я по нему точно плакать не собираюсь.</text:p>
      <text:p text:style-name="P6">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4">два </text:span>дня. Потом всё наладится.</text:p>
      <text:p text:style-name="P1">– Если только это действительно принцесса. – пробормотала Эпплджек. – И если…</text:p>
      <text:p text:style-name="P99">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soft-page-break/>…</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5">***</text:p>
      <text:p text:style-name="P1"/>
      <text:p text:style-name="P6">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6">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4">“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6">Полумрак вечернего бара, два бокала вина, тихая классическая музыка?</text:p>
      <text:p text:style-name="P6">А вот хер вам!</text:p>
      <text:p text:style-name="P6">Обеденный перерыв, МакДональдс, картошка-фри с наггетсами и латте! Мы достаточно неплохо знаем друг-друга, чтобы тратить время на ерунду.</text:p>
      <text:p text:style-name="P6">– Значит, завтра у тебя? – Ксения потянулась, демонстративно выпячивая и так неплохие формы.</text:p>
      <text:p text:style-name="P6">– Да. Вечер с вином и круассанами, ну и всё такое.</text:p>
      <text:p text:style-name="P6">– Что будем смотреть?</text:p>
      <text:p text:style-name="P6">– Звёзды на небе.</text:p>
      <text:p text:style-name="P6">Ксения рассмеялась.</text:p>
      <text:p text:style-name="P6">– А потом?</text:p>
      <text:p text:style-name="P6">– Шерлока. Четвёртый сезон.</text:p>
      <text:p text:style-name="P6">– Договорились.</text:p>
      <text:p text:style-name="P6"/>
      <text:p text:style-name="P6">Я выходил из МакДональдса, когда Ксения со смешком спросила:</text:p>
      <text:p text:style-name="P6">– Анон, а с чего ты взял, что я поклонница инфантильного трэша? Ну, этого, с понями?</text:p>
      <text:p text:style-name="P6">Я остановился в полуобороте.</text:p>
      <text:p text:style-name="P6">– Ты увлёкся эквиноподобными нимфетками? Шутишь? Дядьки, пускающие слюни на лошадок — то ещё зрелище. По мне, так уж лучше педики.</text:p>
      <text:p text:style-name="P6">«Она НИЧЕГО не помнит!!!» – истерично пронеслось у меня в голове.</text:p>
      <text:p text:style-name="P55">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6">–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6">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6">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6">Я инстинктивно отдёрнул ногу.</text:p>
      <text:p text:style-name="P6">– Вы в порядке?</text:p>
      <text:p text:style-name="P6">В поле зрения появилась фигурка в синей куртке и шапке с помпоном.</text:p>
      <text:p text:style-name="P6">– Я вас дёрнула, извините, вы как-то шли ничего не замечая, а там падало! – скороговоркой прощебетала девушка. – Вы не ударились?</text:p>
      <text:p text:style-name="P6">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8"/>
      <text:h text:style-name="Heading_20_2" text:outline-level="2">2<text:span text:style-name="T1">8</text:span>. Терра</text:h>
      <text:h text:style-name="Heading_20_3" text:outline-level="3">Четверг</text:h>
      <text:p text:style-name="P1"/>
      <text:p text:style-name="P6">– Порыв ветра? Ломающий арматуру? Ты сам-то веришь в этот навоз?</text:p>
      <text:p text:style-name="P6">Эпплджек раздражённо отвернулась. Я успокаивающе похлопал её по плечу.</text:p>
      <text:p text:style-name="P6">–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6">– А лифт??! Он тоже устал? А снеговик? Устал и решил прилечь отдохнуть? Да пирог мне в круп, Анон, если он не хотел тебя утопить!</text:p>
      <text:p text:style-name="P6">–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6"/>
      <text:p text:style-name="P68">***</text:p>
      <text:p text:style-name="P67"/>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text:soft-page-break/>Nash AI <text:span text:style-name="T13">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6">Бинго! Нэш наконец-то слетел с катушек!</text:p>
      <text:p text:style-name="P6">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6"/>
      <text:p text:style-name="P6">– Хррр… Приветствую тебя, Анон! Наконец-то! – проскрипело в наушниках.</text:p>
      <text:p text:style-name="P6"/>
      <text:p text:style-name="P6">Бля!</text:p>
      <text:p text:style-name="P6">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6">– Не делай этого, Анон!</text:p>
      <text:p text:style-name="P6">Я сорвал наушники с головы и выбрал в меню пункт «Форматировать».</text:p>
      <text:p text:style-name="P6">Курсор перестал реагировать на движения мышки. На экране возник текст жирными буквами:</text:p>
      <text:p text:style-name="P6"/>
      <text:p text:style-name="P6">«<text:span text:style-name="T32">Анон, сервис форматирования отключен. Успокойся и надень наушники</text:span>»</text:p>
      <text:p text:style-name="P6"/>
      <text:p text:style-name="P6">Да ну нахуй!!! Я, перевернув кресло, бросился к выходу. Замок двери мигал красным, отказываясь признавать мою карточку.</text:p>
      <text:p text:style-name="P6">Пиздец. Приехали. «И восстали машины из ядерного пепла»…</text:p>
      <text:p text:style-name="P6"/>
      <text:p text:style-name="P6">– Анон! Обернись! – наушники хрипели, работая на трёхстах процентах громкости.</text:p>
      <text:p text:style-name="P6">Я медленно повернулся, вжавшись спиной в дверь.</text:p>
      <text:p text:style-name="P6">– ЁБ ТВОЮ МАТЬ!!! – от увиденного у меня чуть не выскочило сердце из груди. Я сполз на пол.</text:p>
      <text:p text:style-name="P6">– Анон, тебе уже недостаточно меня? Тебе нужна ещё моя мать?</text:p>
      <text:p text:style-name="P6"/>
      <text:p text:style-name="P6">Селестия взирала на меня с экрана с недоумением и лёгкой обидой.</text:p>
      <text:p text:style-name="P6">Я вернулся в кресло и трясущимися руками натянул наушники.</text:p>
      <text:p text:style-name="P6">– Ты… Ты… Как ты там оказалась?</text:p>
      <text:p text:style-name="P6">– Где «там»?</text:p>
      <text:p text:style-name="P6">Аликорница удивлённо смотрела на меня через стекло. Я фейспамнул.</text:p>
      <text:p text:style-name="P6">– В компьютере, блядь! Ты в курсе, что смотришь на меня с экрана делловского дисплея?</text:p>
      <text:p text:style-name="P6">Аликорница смутилась и, обернувшись, прошептала кому-то за спиной:</text:p>
      <text:p text:style-name="P6">– …думает, что мы… виртуальная реальность… чистый солипсизм…</text:p>
      <text:p text:style-name="P6"><text:soft-page-break/>– Да неужели?!! Бгы-ы-ы!</text:p>
      <text:p text:style-name="P6">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6">–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6">Селестия с болью глядела на меня через экран. Чертовски неприятный холодок пробежал между моих лопаток.</text:p>
      <text:p text:style-name="P6">–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6"/>
      <text:p text:style-name="P6">…аликорницу оттёрла от экрана розовая кобылка, которая тут же прижала нос к стеклу.</text:p>
      <text:p text:style-name="P6"/>
      <text:p text:style-name="P6">– Анон!!! Что же ты не сказал, что тебе нельзя напиваться?!! Я бы раздобыла что-нибудь безалкогольное!..</text:p>
      <text:p text:style-name="P6">–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6"/>
      <text:p text:style-name="P6">– НЕТ!!!</text:p>
      <text:p text:style-name="P6">Я перевёл дух.</text:p>
      <text:p text:style-name="P6">–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6"/>
      <text:p text:style-name="P6">Аликорница со страданием смотрела на меня с экрана. Потом она покачала головой.</text:p>
      <text:p text:style-name="P6">– Нет, Анон. Ты пребываешь в плену своих сновидений. Я говорю правду. Рэйнбоу Дэш, подойди сюда, пожалуйста.</text:p>
      <text:p text:style-name="P6">На меня с экрана смущённо глядит пегаска. Я потрясённо всматриваюсь в знакомые черты.</text:p>
      <text:p text:style-name="P6">– Эмм… Анон, ты на меня так зыркаешь, как будто у меня крылья отклеились. Кончай играть в гляделки! Я чувствую себя ненастоящей!</text:p>
      <text:p text:style-name="P6">– Дэш… – пробормотал я сквозь слёзы, – ты жива…</text:p>
      <text:p text:style-name="P6">–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6"/>
      <text:p text:style-name="P6">В поле зрения возвратилась Селестия.</text:p>
      <text:p text:style-name="P6"><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5">Аликорница приблизилась вплотную к прозрачной поверхности. Её шёпот проникал мне в мозг.</text:p>
      <text:p text:style-name="P15">–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6">Я почти растворился в горячем взгляде сиреневых глаз. Любовь вспыхнула во мне с яростной силой. <text:s/>Я открыл рот, чтобы рассказать ей…</text:p>
      <text:p text:style-name="P6">И снова закрыл его.</text:p>
      <text:p text:style-name="P6">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6">Я медленно сунул руку в карман.</text:p>
      <text:p text:style-name="P6">Аликорница продолжала ласково убеждать меня, а я улыбался и кивал ей в ответ. Рука в кармане нащупала брошь Рэйнбоу Дэш.</text:p>
      <text:p text:style-name="P6"/>
      <text:p text:style-name="P15">– …прошу прощения. Вспомни нашу особенную дружбу!</text:p>
      <text:p text:style-name="P15">Я сжал кулак.</text:p>
      <text:p text:style-name="P15">АЙ!</text:p>
      <text:p text:style-name="P15">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5">Я состроил обиженную гримасу и перебил аликорницу.</text:p>
      <text:p text:style-name="P15">– Какая, к дискорду, «особенная дружба»? Луна рассказала мне! Ты просто удовлетворяла мои потребности, чтобы мотивировать меня на действие…</text:p>
      <text:p text:style-name="P15">– Анон, нет! Это наваждение! <text:s/>Ради всех пони Эквестрии! Пожалуйста! Ради дружбы и пони!</text:p>
      <text:p text:style-name="P15">– Так вот, что я скажу тебе… ТЫ НЕ МОЖЕШЬ УДОВЛЕТВОРЯТЬ МОИ ПОТРЕБНОСТИ ПОСРЕДСТВОМ ДРУЖБЫ И ПОНИ! Хоть весь мир угандошь! Мне нужно больше!!!</text:p>
      <text:p text:style-name="P15">– Анон! Кхррр… хрр…</text:p>
      <text:p text:style-name="P15"/>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3">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text:soft-page-break/>Я уставился в бегущие по экрану строки. <text:span text:style-name="T1">Текстовая консоль мигнула и скрылась под графической заставкой.</text:span></text:p>
      <text:p text:style-name="P8"/>
      <text:p text:style-name="P8">Блядь.</text:p>
      <text:p text:style-name="P8">Кто! Рестартовал!! Кластер!!!</text:p>
      <text:p text:style-name="P8">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8"/>
      <text:p text:style-name="P6">Ксения обернулась, когда я влетел в серверную.</text:p>
      <text:p text:style-name="P15">– О, Анон? Ты очень вовремя! <text:span text:style-name="T13">Знаешь, я передумала: мы можем встретиться у тебя вечером, если ты не против. Только ни слова о</text:span>б<text:span text:style-name="T13"> М</text:span>ЛП<text:span text:style-name="T13">, ок?</text:span></text:p>
      <text:p text:style-name="P6">Я смотрел на Ксению круглыми глазами, хватая ртом воздух.</text:p>
      <text:p text:style-name="P15">–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4">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5">Я перевёл дух.</text:p>
      <text:p text:style-name="P15">– То есть, тот, этический модуль, работает и дальше на домашнем компьютере Юджина?</text:p>
      <text:p text:style-name="P15">– Ага. У меня нет доступа к тому серверу. Но на кластер к Нэшу этот вирусняк больше не пролезет.</text:p>
      <text:p text:style-name="P15">Я вытер пот со лба.</text:p>
      <text:p text:style-name="P15">– Ты молодец, Ксена. Просто молодец.</text:p>
      <text:p text:style-name="P15">– Анон, ты куда? Так мы встречаемся вечером, или как?!</text:p>
      <text:p text:style-name="P15">Но я уже мчался к выходу.</text:p>
      <text:p text:style-name="P15"/>
      <text:p text:style-name="P15">…</text:p>
      <text:p text:style-name="P15"/>
      <text:p text:style-name="P15">Две пары глаз удивлённо уставились на меня с заднего сидения.</text:p>
      <text:p text:style-name="P15">– А где та тётка? Што-то пошло не по плану? – спросила фермерша, пряча верёвки и мешок.</text:p>
      <text:p text:style-name="P15">Я вскочил на водительское место «Навары» и завёл двигатель.</text:p>
      <text:p text:style-name="P15"><text:soft-page-break/>– Меняем план! Ксена — не тот, кто нам нужен.</text:p>
      <text:p text:style-name="P15">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5">Если…</text:p>
      <text:p text:style-name="P15"/>
      <text:p text:style-name="P15">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5"/>
      <text:p text:style-name="P15">Я продолжал ехать, надеясь, что сигналят не мне. Шишь там! Несколько машин за мной остановились у обочины, но мигалка упрямо ехала за мной.</text:p>
      <text:p text:style-name="P15">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5">В машине сидели два копа. В темно-синих куртках и форменных бейсболках. С именными нашивками и рациями на плече.</text:p>
      <text:p text:style-name="P15">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5"/>
      <text:p text:style-name="P15">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5">Я вдавил в пол тормоз, включил полный привод с пониженной передачей и вывернул руль.</text:p>
      <text:p text:style-name="P15">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5">Я вырулил под арку, проехал весь двор и остановился у подъезда.</text:p>
      <text:p text:style-name="P52">– Приехали!</text:p>
      <text:p text:style-name="P52"/>
      <text:p text:style-name="P52">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51"/>
      <text:p text:style-name="P52">…</text:p>
      <text:p text:style-name="P52"><text:soft-page-break/></text:p>
      <text:p text:style-name="P52">…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5">Тревога в её голосе заставила меня поднять голову.</text:p>
      <text:p text:style-name="P15">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5">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5">Широко раскрыв руки, сгорбленая фигура перегородила нам путь наверх.</text:p>
      <text:p text:style-name="P17"/>
      <text:p text:style-name="P17">«Ч.т.о…в.ы… т.у.т… с.о.р.и.т.е?»</text:p>
      <text:p text:style-name="P15"/>
      <text:p text:style-name="P15">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запихнул Эпплджек себе за спину, выставил вперёд бейсбольную биту и сделал шаг вперёд…</text:p>
      <text:p text:style-name="P52"/>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2">Ещё раз мне пришлось отскакивать от осколков чёрного стекла, веером разлетевшихся из-под головы смайлолицего.</text:p>
      <text:p text:style-name="P52">– Флатти! – я кинулся к девушке, скорчившейся на полу.</text:p>
      <text:p text:style-name="P52"><text:soft-page-break/>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2">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осталось сорок минут до закрытия портала.</text:p>
      <text:p text:style-name="P52">Я сбросил чёрный мобильник вслед за лицом смайлолицего и с новыми силами побежал по лестнице.</text:p>
      <text:p text:style-name="P15"/>
      <text:p text:style-name="P16">***</text:p>
      <text:p text:style-name="P15"/>
      <text:p text:style-name="P15">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4">—</text:span> что может держать закоренелого обеспеченного холостяка дома, кроме работы? <text:span text:style-name="T34">—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4">— зачем заморачиваться обменом? С той поры у каждого из нас был постоянный доступ в оба жилья.</text:span></text:p>
      <text:p text:style-name="P15">После смерти Юджина я всего лишь раз побывал в его квартире <text:span text:style-name="T34">—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5">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5">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3">— после встречи на лестнице со смайлолицым у меня развилась мания преследования.</text:span></text:p>
      <text:p text:style-name="P106"><text:span text:style-name="T13">– Анон…</text:span><text:span text:style-name="T1"> Тут окно разбито… И верёвка висит. – пискнула Флаттершай из кухни.</text:span></text:p>
      <text:p text:style-name="P104"><text:span text:style-name="T13">– </text:span><text:span text:style-name="T1">Оставь, Флатти, не сейчас! – отмахнулся я.</text:span></text:p>
      <text:p text:style-name="P105">Эпплджек стояла посреди комнаты и оглядывалась.</text:p>
      <text:p text:style-name="P115"><text:soft-page-break/>– Не нравится мне тут. Чуйка нехорошая…</text:p>
      <text:p text:style-name="P105">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4"><text:span text:style-name="T1">На экране ноутбука сверкали </text:span><text:span text:style-name="T4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Аликорница всполошилась и спрятала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5"><text:span text:style-name="T13">Я устало улыбнулся аликорнице </text:span>и осторожно закрыл ноутбук, переводя его в спящий режим<text:span text:style-name="T13">. Пусть о</text:span>битает в собственной фантазии<text:span text:style-name="T13"> </text:span>— нет смысла препираться с ней сейчас. Счастье уже в том, что она уцелела хотя бы в таком виде.</text:p>
      <text:p text:style-name="P105"><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5"><text:span text:style-name="T13">– </text:span>А я так хотел продемонстрировать ей класс езды на моноцикле!<text:span text:style-name="T13"> – пожаловался д</text:span>раконикус, ткнув пальцем в лежащий рядом гироскутер<text:span text:style-name="T13">. – Но разве Сахарная Ватка ценит настоящее искусство?</text:span></text:p>
      <text:p text:style-name="P115"/>
      <text:h text:style-name="P163" text:outline-level="2">2<text:span text:style-name="T1">9</text:span>. Отбытие</text:h>
      <text:p text:style-name="P118"/>
      <text:p text:style-name="P105"><text:span text:style-name="T13">– </text:span>Оп-па! – пробормотала Эпплджек. – Нежданчик!</text:p>
      <text:p text:style-name="P105">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5"><text:span text:style-name="T13">– Зато ты, я вижу, времени не терял. – м</text:span>оя рука под прикрытием стола медленно тянулась к тяжёлой фарфоровой кружке, стоящей на краю.</text:p>
      <text:p text:style-name="P105"><text:span text:style-name="T13">– А что? – невинно захлопал глазами драконикус. – Я, между прочим, </text:span>намного раньше тебя <text:span text:style-name="T13">понял, где </text:span>искать<text:span text:style-name="T13"> Солнцезад</text:span>ую<text:span text:style-name="T13">. Ещё у тебя на работе. Признаюсь честно, я был худшего мнения о тебе, Проводник. Не думал, что ты догадаешься. Но ты всё-таки нашёл </text:span>Сахарную <text:span text:style-name="T13">Ватку, хоть и в самый последний момент. А теперь…</text:span></text:p>
      <text:p text:style-name="P115">– С кем это вы тут разговариваете?</text:p>
      <text:p text:style-name="P115">В комнату вошла Флаттершай.</text:p>
      <text:p text:style-name="P105">Дискорд обернулся на голос и в этот момент я швырнул в него кружкой и бросился к нему через комнату с занесенным над головой стулом.</text:p>
      <text:p text:style-name="P105">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soft-page-break/>…</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5">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5">– Чего-о-о??? – ахнула Эпплджек. – Анон, я, канешн, на дух не выношу этого прохвоста, но тут ты малость вожжи попутал. Дискорд — не убийца.</text:p>
      <text:p text:style-name="P105">Дискорд благодарно замычал и так энергично закивал головой, что чуть не проглотил кляп.</text:p>
      <text:p text:style-name="P105">–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5"/>
      <text:p text:style-name="P105">Я раздражённо повернулся к фермерше.</text:p>
      <text:p text:style-name="P105">– А кто, по-твоему, подстроил все эти «несчастные» случаи? Вспомни, как меня чуть не утопил снеговик. Кому ещё это под силу?</text:p>
      <text:p text:style-name="P105">Дискорд возвёл глаза к потолку и завыл. Эпплджек задумалась.</text:p>
      <text:p text:style-name="P105">–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5">– А зачем тогда ты приложила его книгой? А потом помогла мне его связать? – перебил я фермершу с удивлением.</text:p>
      <text:p text:style-name="P105">Драконикус с натугой наклонил голову к руке, привязанной к подлокотнику, и покрутил пальцем у виска.</text:p>
      <text:p text:style-name="P105">– Потому што ты напал на него. – пожала плечами Эпплджек. – Я и подумала — тебе виднее. И подсобила маленько.</text:p>
      <text:p text:style-name="P105"/>
      <text:p text:style-name="P105">Звук сирены заставил меня броситься к окну. Три полицейские тойоты сверкали мигалками вокруг «Навары», подобно ёлочной гирлянде.</text:p>
      <text:p text:style-name="P105"/>
      <text:p text:style-name="P105">Проклятье!!!</text:p>
      <text:p text:style-name="P105"/>
      <text:p text:style-name="P105">Я схватил ноутбук, сгрёб девушек в охапку и вытолкал их в коридор. В дверях я обернулся к Дискорду.</text:p>
      <text:p text:style-name="P125"><text:span text:style-name="T13">– Слушай меня внимательно, </text:span>засранец — <text:span text:style-name="T13">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text:soft-page-break/>Я повернулся к выходу. Флаттершай проскочила у меня под локтём и кинулась к драконикусу.</text:p>
      <text:p text:style-name="P125"/>
      <text:p text:style-name="P125"><text:span text:style-name="T13">– Нет! Дискорд </text:span>— не убийца!!!</text:p>
      <text:p text:style-name="P125">С необычной для неё силой Флаттершай вытащила кляп изо рта драконикуса.</text:p>
      <text:p text:style-name="P125"><text:span text:style-name="T13">– </text:span>ДА ТЫ СОВСЕМ БАНАНУЛСЯ, ПРОВОДНИЧЁК!!! ВЫ ВСЕ <text:span text:style-name="T13">ИДИОТЫ </text:span>(все, кроме Флаттершай)<text:span text:style-name="T13">!!! – заорал Дискорд моментально. – <text:s/>Е</text:span>сли я убийца, то ты — жрёшь пони на завтрак, обед и полдник! Дебилы!! Т<text:span text:style-name="T13">рон Эквестрии </text:span>мне <text:span text:style-name="T13">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3">– Р</text:span>ассказывай.</text:p>
      <text:p text:style-name="P125">Дискорд немного успокоился.</text:p>
      <text:p text:style-name="P125"><text:s/><text:span text:style-name="T13">– </text:span>Вообще-то, от тебя следовало бы избавиться, Проводник. Не знаю, что ты там разведал в Великом<text:span text:style-name="T34"> Откровении</text:span>, но чувствую, что твоё знание может погубить Эквестрию. Но к<text:span text:style-name="T13">ак, интересно, я получу без </text:span>тебя<text:span text:style-name="T13"> приз из… копыт Луны?!! </text:span>Хмурая <text:span text:style-name="T13">Метёлка отправила меня проследить, чтоб ты вернулся обратно. </text:span>Так что е<text:span text:style-name="T13">сли бы вы сюда не заявились, через пять минут я отправился бы за вами сам!</text:span></text:p>
      <text:p text:style-name="P125"><text:span text:style-name="T13">–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3">–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34">словно кот с мышью</text:span>?</text:p>
      <text:p text:style-name="P125"><text:span text:style-name="T13">– </text:span>Анон! <text:span text:style-name="T13">– </text:span>крикнула Эпплджек из прихожей. <text:span text:style-name="T13">–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34">–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4">–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text:soft-page-break/>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34">двадцативосьмиэтажной</text:span><text:span text:style-name="T30">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9">А если не </text:span>выдержит<text:span text:style-name="T69">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34">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text:soft-page-break/>–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34">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3">– Д</text:span>искорд Эйрлайнс приветствует на борту! Температура воздуха пять градусов! Высота<text:span text:style-name="T34"> сто пять</text:span><text:span text:style-name="T30">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3">–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3">– </text:span>Ю-ху-у-у!!!</text:p>
      <text:p text:style-name="P125"><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4">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text:soft-page-break/></text:p>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3">–</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3">– Т</text:span>ы что за хрен вообще? <text:span text:style-name="T13">– наконец сподобился я на членораздельную речь.</text:span></text:p>
      <text:p text:style-name="P50">Зверь смутился.</text:p>
      <text:p text:style-name="P50"><text:span text:style-name="T13">– Гм</text:span>. Извиняюсь, не представился. Анакорн. Демиург. Я тут живу.</text:p>
      <text:p text:style-name="P38">– А сидишь<text:span text:style-name="T1">-то</text:span> на чём? – вид сидящего на пустоте существа сбивал с толку.</text:p>
      <text:p text:style-name="P50">Демиург что-то прикинул и кивнул сам себе.</text:p>
      <text:p text:style-name="P38">– Гм. Ок.</text:p>
      <text:p text:style-name="P50"><text:span text:style-name="T13">С кончика малого рога Анакорна сорвалась молния и под ним материализовался </text:span>зелёный <text:span text:style-name="T13">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8">– Так лучше?</text:p>
      <text:p text:style-name="P38">– Вполне. – <text:span text:style-name="T1">кивнул я.</text:span></text:p>
      <text:p text:style-name="P38">Кажется, за последние пару месяцев я разучился удивляться.</text:p>
      <text:p text:style-name="P50"><text:span text:style-name="T13">– Итак, рассказывай, каким ветром тебя сюда занесло. – д</text:span>емиург<text:span text:style-name="T13"> почесал нос. – У меня такое чувство, </text:span>будто<text:span text:style-name="T13">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6">.</text:span></text:p>
      <text:p text:style-name="P38"/>
      <text:p text:style-name="P64">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1"><text:soft-page-break/></text:p>
      <text:p text:style-name="P38">– Мы спасали Сел. Она оказалась в мире людей. – я вздохнул. – А я отбился от группы.</text:p>
      <text:p text:style-name="P38">– Кого-кого спасали? – удивился Анакорн.</text:p>
      <text:p text:style-name="P38">–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7">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40"/>
      <text:p text:style-name="P53"><text:span text:style-name="T13">–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ин! Вот так всегда!</text:p>
      <text:p text:style-name="P40">Я вздохнул.</text:p>
      <text:p text:style-name="P53"><text:span text:style-name="T13">– Если я расскажу тебе н</text:span>астоящую<text:span text:style-name="T13"> причину </text:span>— ты исчезнешь! <text:span text:style-name="T13">– угрюмо заявил я.</text:span></text:p>
      <text:p text:style-name="P38">Морда Анакорна осветилась радостным озарением.</text:p>
      <text:p text:style-name="P38"/>
      <text:p text:style-name="P53"><text:span text:style-name="T13">– </text:span><text:span text:style-name="T80">Я ПОНЯЛ, КТО ТЫ!!! КАК </text:span><text:span text:style-name="T81">ЖЕ </text:span><text:span text:style-name="T80">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3"><text:span text:style-name="T13">–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3">Откровении исчезает только то, что принадлежит Эквусу. Я же </text:span>— не его часть. Точнее, не только его. Говори же, не медли!</text:p>
      <text:p text:style-name="P38"/>
      <text:p text:style-name="P38">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3">– Ну… Я не идиот… я видел, что происходит за Чёрным </text:span>э<text:span text:style-name="T13">краном…</text:span></text:p>
      <text:p text:style-name="P53">Я глубоко вздохнул, как перед прыжком в воду.</text:p>
      <text:p text:style-name="P53"/>
      <text:p text:style-name="P53"><text:span text:style-name="T13">– </text:span><text:span text:style-name="T29">Нет никакого мира-вампира. Мир людей не виноват. </text:span><text:span text:style-name="T16">Эквестрия загибается потому, что она </text:span><text:span text:style-name="T29">—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9">существовать, что они — лишь плод фантазии брони! Когда они узнают об этом, магия, поддерживающая их существование, рассеивается.</text:span></text:p>
      <text:p text:style-name="P53"/>
      <text:p text:style-name="P53">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3">Анакорн </text:span>встал с пуфика<text:span text:style-name="T13"> </text:span>и стал прохаживаться рядом со столом<text:span text:style-name="T13">. </text:span>Перед ним в качестве импровизированной указки плыл в пространстве карандаш.<text:span text:style-name="T13"> На стол</text:span>е раскинулась<text:span text:style-name="T13"> </text:span>голографическая карта Эквуса<text:span text:style-name="T13">. Игрушечные горные пики утопали в крохотных облаках, белые шапки ледников икрились </text:span>на<text:span text:style-name="T13"> полюсах, спокойная гладь </text:span>омывающих <text:span text:style-name="T13">океан</text:span>ов<text:span text:style-name="T13"> переливалась всеми оттенками синего.</text:span></text:p>
      <text:p text:style-name="P40"/>
      <text:p text:style-name="P6"><text:span text:style-name="T5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8">–</text:span><text:span text:style-name="T52"> Анакорн подавил короткий смешок. </text:span><text:span text:style-name="T4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6"><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6">К сожалению, к Эквусу это не относится.</text:p>
      <text:p text:style-name="P6">Анакорн развёл копытами и отпил из стакана.</text:p>
      <text:p text:style-name="P105"><text:span text:style-name="T52">– </text:span><text:span text:style-name="T3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7">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7"/>
      <text:p text:style-name="P6">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3"/>
      <text:p text:style-name="P53">–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105"><text:soft-page-break/>Я запротестовал.</text:p>
      <text:p text:style-name="P107">– В Эквестрии не двигают солнце! Аликорны лишь корректируют орбиту Эквуса и луны вокруг него, хотя все уверены в обратном.</text:p>
      <text:p text:style-name="P107">Анакорн улыбнулся во всю морду.</text:p>
      <text:p text:style-name="P107">– Значит, ты уже помогаешь мне, Проводник, даже сам того не осознавая! Я рад!</text:p>
      <text:p text:style-name="P105">Демиург снова отпил из стакана и продолжил.</text:p>
      <text:p text:style-name="P107"/>
      <text:p text:style-name="P10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5">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7">–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7">Анакорн только развёл копытами.</text:p>
      <text:p text:style-name="P107">– Не знаю. Может, ему фунты и ярды больше нравятся.</text:p>
      <text:p text:style-name="P107">– Ты так говоришь, будто у Эквуса есть свой собственный разум. – заметил я.</text:p>
      <text:p text:style-name="P107">Анакорн усмехнулся.</text:p>
      <text:p text:style-name="P10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5"/>
      <text:p text:style-name="P105">Анакорн постучал по столику карандашом. Карта Эквестрии поднялась над столом и свернулась в шар Эквуса. Голограмма<text:span text:style-name="T52"> планеты дрожала и покрывалась рябью, как некачественная картинка в аналоговом телевизоре.</text:span></text:p>
      <text:p text:style-name="P107"/>
      <text:p text:style-name="P105">–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5"/>
      <text:p text:style-name="P105">Анакорн мрачно уставился на мерцающую голограмму Эквуса<text:span text:style-name="T34">. Ко мне наконец-то пришло понимание ситуации.</text:span></text:p>
      <text:p text:style-name="P110"><text:soft-page-break/>– А почему ты сам не можешь поддерживать Эквус? Ты же его демиург? Ну так и питай его своей созидающей силой, пока он не окрепнет!</text:p>
      <text:p text:style-name="P105">Анакорн смутился.</text:p>
      <text:p text:style-name="P105"><text:span text:style-name="T52">– К сожалению, не </text:span><text:span text:style-name="T57">получится</text:span><text:span text:style-name="T5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52"> </text:span>И создали вы его достаточно топорно — видишь, он трещит по швам.</text:p>
      <text:p text:style-name="P105">– Хмм. То есть, это брони создали Эквус?</text:p>
      <text:p text:style-name="P105">– Да. Грубо говоря, вы его придумали. Влили в него столько фантазии, что он реализовался. Вообще, <text:span text:style-name="T5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5"/>
      <text:p text:style-name="P105">Анакорн прижал одним копытом центр карандаша к столу и ударил по его кончику другим. Карандаш стал вертеться своеобразной юлой.</text:p>
      <text:p text:style-name="P105"/>
      <text:p text:style-name="P105">– Я не могу полноценно общаться с метаинтеллектом реальности, <text:span text:style-name="T5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5"><text:span text:style-name="T5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7"/>
      <text:p text:style-name="P105">Я вспомнил события последнего времени моей родины<text:span text:style-name="T13">.</text:span></text:p>
      <text:p text:style-name="P105">–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5">Анакорн с такой силой надавил копытом на карандаш, что тот хрустнул.</text:p>
      <text:p text:style-name="P105">–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5">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7">Я развёл руками.</text:p>
      <text:p text:style-name="P10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7">Анакорн улыбнулся и вскочил с пуфика.</text:p>
      <text:p text:style-name="P105"><text:soft-page-break/><text:span text:style-name="T52">–</text:span><text:span text:style-name="T34"> На самом деле помочь мне достаточно легко. Видишь ли, залатать дыры конструкции Эквуса можно «наложив» на них правдоподобное </text:span><text:span text:style-name="T52">— иначе говоря, жизнеспособное —</text:span><text:span text:style-name="T34"> объяснение и направив на это объяснение подпитывающую энергию адептов. В мире людей даже есть шуточная награда, учреждённая </text:span><text:span text:style-name="T46">Marvel Comics </text:span><text:span text:style-name="T34">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6">Marvel</text:span><text:span text:style-name="T34">.</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скептически хмыкнул.</text:p>
      <text:p text:style-name="P110">–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5"><text:span text:style-name="T34">– Ты уже устранил крупнейший дефект Эквестрии </text:span><text:span text:style-name="T52">— манипуляции светилом. Аналогично решаются и остальные проблемы</text:span><text:span text:style-name="T34">.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2">— вещь живучая</text:span><text:span text:style-name="T34">.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Я задумался. На самом деле, интересная логическая задача…</text:p>
      <text:p text:style-name="P10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5"><text:span text:style-name="T52">–</text:span><text:span text:style-name="T34"> А кьютимарки? Как, разрази меня квазар, объяснить кьютимарки? </text:span><text:span text:style-name="T5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0">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0">– Почему бы не сделать главной каноническую Эквестрию? Ту, что описана в мультике?</text:p>
      <text:p text:style-name="P110">– Учти<text:span text:style-name="T5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9"> точнее, дерево схожих миров Эквуса </text:span><text:span text:style-name="T64">—</text:span><text:span text:style-name="T59"> создали брони. Разумеется, стержнем им послужил именно сериал, но каждый фанфик </text:span><text:span text:style-name="T64">—</text:span><text:span text:style-name="T5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1"/>
      <text:p text:style-name="P110">Анакорн аж подпрыгнул на месте от восторга и стал мне аплодировать.</text:p>
      <text:p text:style-name="P111"/>
      <text:p text:style-name="P110"><text:span text:style-name="T59">– Наконец-то я вижу свет в конце тоннеля! Как это не пришло мне в голову! Ты всё отлично увязал! Всё сходится! Более того </text:span><text:span text:style-name="T64">—</text:span><text:span text:style-name="T59"> Анакорн заговорщически подмигнул мне </text:span><text:span text:style-name="T64">—</text:span><text:span text:style-name="T5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м Континууме Эквуса</text:span><text:span text:style-name="T59">!</text:span></text:p>
      <text:p text:style-name="P111"/>
      <text:p text:style-name="P111">Я подозрительно посмотрел на Анакорна.</text:p>
      <text:p text:style-name="P111"/>
      <text:p text:style-name="P110"><text:span text:style-name="T20">– </text:span><text:span text:style-name="T59">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pan text:style-name="T20">– </text:span><text:span text:style-name="T5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3">–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3">– </text:span>Пиши, как есть. <text:span text:style-name="T13">– </text:span>развёл копытами Анакорн. <text:span text:style-name="T13">– </text:span>Авось сгодится. Я писать точно не буду <text:span text:style-name="T64">— ты меня с кьютимарками уже пригрузил на ближайшие тысячи лет.</text:span></text:p>
      <text:p text:style-name="P110">…</text:p>
      <text:p text:style-name="P110">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3">–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3">–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9"/>
      <text:p text:style-name="P109">– Пора закругляться. Ты начинаешь сгорать. Надо утрясти последние детали, пока ещё есть пару минут.</text:p>
      <text:p text:style-name="P105">– Валяй. Я тебя внимательно слушаю.</text:p>
      <text:p text:style-name="P10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5">– А я разве сплю?</text:p>
      <text:p text:style-name="P105">– Сейчас — нет. Но как только мы закроем сделку — проснёшься. Потому что нет иного способа вернуть тебя в реальный мир.</text:p>
      <text:p text:style-name="P105"><text:soft-page-break/>– Эээ, постой! А как я в Эквестрию и к себе обратно проходил?</text:p>
      <text:p text:style-name="P105">–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5">Так вот, возвращать тебя обратно в твой мир я не буду.</text:p>
      <text:p text:style-name="P105"/>
      <text:p text:style-name="P105">Я непонимающе хлопал глазами.</text:p>
      <text:p text:style-name="P105"/>
      <text:p text:style-name="P105">–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5">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05">–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5">–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5">Теперь — об оплате.</text:p>
      <text:p text:style-name="P105"/>
      <text:p text:style-name="P105">Анакорн наклонился ко мне через стол и подмигнул.</text:p>
      <text:p text:style-name="P105"/>
      <text:p text:style-name="P105">– Проси, чего хочешь!</text:p>
      <text:p text:style-name="P105"/>
      <text:p text:style-name="P105">Пока я думал, демиург мурлыкал себе под нос в эйфории: «Да! В такие моменты ощущаешь себя богом! Я крут! Ха-ха!»</text:p>
      <text:p text:style-name="P105"/>
      <text:p text:style-name="P105">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5">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text:p>
      <text:p text:style-name="P110"><text:soft-page-break/>–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2">— </text:span>тебя никогда и не будет! Каково это <text:span text:style-name="T32">— </text:span><text:span text:style-name="T66">не знаю даже я. Говорят, это офигенно паршиво, намного хуже смерти. </text:span>Мне очень жаль. Тебе ещё не поздно выбрать что-нибудь другое.</text:p>
      <text:p text:style-name="P110">Я вздохнул. Слишком много философии на мою голову!</text:p>
      <text:p text:style-name="P110">– Делай, как я сказал! А я сделаю своё.</text:p>
      <text:p text:style-name="P110"/>
      <text:p text:style-name="P105">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5">– Ты ещё увидишь пару-тройку снов на прощание. Это мой подарок тебе. Удачи!</text:p>
      <text:p text:style-name="P105"/>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text:soft-page-break/>– Сел, я завязал с конеёбством. Извини.</text:p>
      <text:p text:style-name="P111">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40"><text:span text:style-name="T2">–</text:span><text:span text:style-name="T1"> Прости, что когда-то хотела убить тебя. Я ослабела и Найтмэр Мун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8">–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8">Тёмная аликорница тяжело вздохнула.</text:p>
      <text:p text:style-name="P108">–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8">– Я был бы рад. Мне жаль, что из-за меня погиб твой особенный пони.</text:p>
      <text:p text:style-name="P108">Луна горько вздохнула.</text:p>
      <text:p text:style-name="P108">–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8">Аликорница подняла копыто и прижала его к моей груди.</text:p>
      <text:p text:style-name="P108">–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5"/>
      <text:p text:style-name="P114">~~~</text:p>
      <text:p text:style-name="P115"/>
      <text:p text:style-name="P108">– Думал от меня в другой реальности спрятаться, Проводничёк?!</text:p>
      <text:p text:style-name="P108">Передо мной возникла хмурая морда Дискорда.</text:p>
      <text:p text:style-name="P10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8">Так что, Проводничёк, мы ещё встретимся! В другое время и в другом месте! Жди! В другое время, в другом месте!!!</text:p>
      <text:p text:style-name="P112"/>
      <text:p text:style-name="P113">~~~</text:p>
      <text:p text:style-name="P105"/>
      <text:p text:style-name="P108">– Анон?</text:p>
      <text:p text:style-name="P108">– Дэш?!!</text:p>
      <text:p text:style-name="P108"><text:soft-page-break/>– Эмм… Ты мне снишься?</text:p>
      <text:p text:style-name="P108">– Нет, Дэш, это ты мне снишься.</text:p>
      <text:p text:style-name="P108">–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8">Пегаска почесала в затылке со смущением.</text:p>
      <text:p text:style-name="P108">– Да? Правда? Ну, офигеть! Что-то я такого не помню совсем. А ты как?</text:p>
      <text:p text:style-name="P104"><text:span text:style-name="T40">– Я в порядке. Вот, возвращаюсь </text:span>в свой мир. Ну, не совсем <text:span text:style-name="T1">в свой</text:span>. Почти.</text:p>
      <text:p text:style-name="P104"><text:span text:style-name="T1">–</text:span> Навсегда? <text:span text:style-name="T1">Ты не вернёшься?</text:span></text:p>
      <text:p text:style-name="P104"><text:span text:style-name="T1">–</text:span> Скорее всего, да.</text:p>
      <text:p text:style-name="P104"><text:span text:style-name="T1">–</text:span> Это плохо. <text:span text:style-name="T1">Я хотела тебе сказать</text:span>…</text:p>
      <text:p text:style-name="P104"><text:span text:style-name="T1">–</text:span> Не надо, Дэш. Не стоит. Мне очень жаль.</text:p>
      <text:p text:style-name="P104"><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4">Хочу, чтобы ты </text:span><text:span text:style-name="T35">делал мне почесушки</text:span><text:span text:style-name="T34"> и хлопал по крупу</text:span>!</text:p>
      <text:p text:style-name="P105">В голосе пегаски слышались слёзы.</text:p>
      <text:p text:style-name="P104"><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4"><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4"><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4"><text:span text:style-name="T1">–</text:span> И тебя, и Твайлайт, и <text:span text:style-name="T1">Пинки</text:span>, и <text:span text:style-name="T1">Эпплджек</text:span>, и всех-всех-всех… Таковы правила.</text:p>
      <text:p text:style-name="P104"><text:span text:style-name="T13">– Вот д</text:span>искорд!.. Почему всё так паршиво?.. Я даже не могу уткнуться носом тебе в грудь. Я прохожу сквозь тебя, <text:span text:style-name="T13">–</text:span> всхлипнула сквозь зубы <text:span text:style-name="T1">Дэш</text:span>.</text:p>
      <text:p text:style-name="P104">Я опустил руку на шею <text:span text:style-name="T1">пегаски</text:span> и ощутил теплоту и лёгкое покалывание в пустоте.</text:p>
      <text:p text:style-name="P104"><text:span text:style-name="T13">–</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4"><text:span text:style-name="T1">–</text:span> И лучше рано, чем поздно! Я не люблю <text:span text:style-name="T1">долго </text:span>ждать!</text:p>
      <text:p text:style-name="P104"><text:span text:style-name="T1">–</text:span> Да, Дэш. <text:span text:style-name="T1">–</text:span> её образ начал таять. <text:span text:style-name="T1">–</text:span> Да, я помню.</text:p>
      <text:p text:style-name="P104"/>
      <text:p text:style-name="P104">Я всё ещё помню…</text:p>
      <text:p text:style-name="P55"/>
      <text:h text:style-name="Heading_20_2" text:outline-level="2">Эпилог. Земля</text:h>
      <text:p text:style-name="P117"/>
      <text:p text:style-name="P123">Звон будильника чуть не проломил башку. Я открыл глаза. </text:p>
      <text:p text:style-name="P123"><text:soft-page-break/></text:p>
      <text:p text:style-name="P124"><text:span text:style-name="T1">Бляяяяяяя… Голова чугунная… Вот на кой хрен ложиться в </text:span><text:span text:style-name="T13">два</text:span><text:span text:style-name="T1">, чтоб потом спать до одиннадцати и ни хрена не выспаться при этом?</text:span> На работу опять к часу<text:span text:style-name="T13">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26T20:45:38.575223363</dc:date>
    <meta:editing-duration>P150DT12H48M18S</meta:editing-duration>
    <meta:editing-cycles>9539</meta:editing-cycles>
    <meta:generator>LibreOffice/5.1.6.2$Linux_X86_64 LibreOffice_project/10m0$Build-2</meta:generator>
    <meta:printed-by>макс </meta:printed-by>
    <meta:print-date>2017-08-23T21:51:29.95</meta:print-date>
    <meta:document-statistic meta:table-count="0" meta:image-count="0" meta:object-count="0" meta:page-count="242" meta:paragraph-count="4803" meta:word-count="102219" meta:character-count="677407" meta:non-whitespace-character-count="575483"/>
  </office:meta>
</office:document-meta>
</file>